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雲嘉南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1" style:font-name-asian="新細明體1"/>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雲嘉南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雲嘉南空品區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03.851373542894" calcext:value-type="float">
            <text:p><text:s/>203.85 </text:p>
          </table:table-cell>
          <table:table-cell table:style-name="ce43" office:value-type="percentage" office:value="0.00392907996348939" calcext:value-type="percentage">
            <text:p>0.39%</text:p>
          </table:table-cell>
          <table:table-cell table:style-name="ce52" office:value-type="float" office:value="137.099077116403" calcext:value-type="float">
            <text:p><text:s/>137.10 </text:p>
          </table:table-cell>
          <table:table-cell table:style-name="ce56" office:value-type="percentage" office:value="0.00689105778117739" calcext:value-type="percentage">
            <text:p>0.69%</text:p>
          </table:table-cell>
          <table:table-cell table:style-name="ce33" office:value-type="float" office:value="116.154100692132" calcext:value-type="float">
            <text:p><text:s/>116.15 </text:p>
          </table:table-cell>
          <table:table-cell table:style-name="ce43" office:value-type="percentage" office:value="0.0185234638700479" calcext:value-type="percentage">
            <text:p>1.85%</text:p>
          </table:table-cell>
          <table:table-cell table:style-name="ce52" office:value-type="float" office:value="1140.621" calcext:value-type="float">
            <text:p><text:s/>1,140.62 </text:p>
          </table:table-cell>
          <table:table-cell table:style-name="ce56" office:value-type="percentage" office:value="0.157999789349161" calcext:value-type="percentage">
            <text:p>15.80%</text:p>
          </table:table-cell>
          <table:table-cell table:style-name="ce33" office:value-type="float" office:value="3578.147" calcext:value-type="float">
            <text:p><text:s/>3,578.15 </text:p>
          </table:table-cell>
          <table:table-cell table:style-name="ce43" office:value-type="percentage" office:value="0.0793105164679674" calcext:value-type="percentage">
            <text:p>7.9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043.314" calcext:value-type="float">
            <text:p><text:s/>7,043.31 </text:p>
          </table:table-cell>
          <table:table-cell table:style-name="ce56" office:value-type="percentage" office:value="0.107175940509741" calcext:value-type="percentage">
            <text:p>10.72%</text:p>
          </table:table-cell>
          <table:table-cell table:style-name="ce33" office:value-type="float" office:value="0.238" calcext:value-type="float">
            <text:p><text:s/>0.24 </text:p>
          </table:table-cell>
          <table:table-cell table:style-name="ce43" office:value-type="percentage" office:value="0.0379476325859191" calcext:value-type="percentage">
            <text:p>3.79%</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24262645710637" calcext:value-type="float">
            <text:p><text:s/>2.24 </text:p>
          </table:table-cell>
          <table:table-cell table:style-name="ce43" office:value-type="percentage" office:value="0.0000432249168846232" calcext:value-type="percentage">
            <text:p>0.00%</text:p>
          </table:table-cell>
          <table:table-cell table:style-name="ce52" office:value-type="float" office:value="1.49792453605849" calcext:value-type="float">
            <text:p><text:s/>1.50 </text:p>
          </table:table-cell>
          <table:table-cell table:style-name="ce56" office:value-type="percentage" office:value="0.0000752906930296718" calcext:value-type="percentage">
            <text:p>0.01%</text:p>
          </table:table-cell>
          <table:table-cell table:style-name="ce33" office:value-type="float" office:value="1.02543658596286" calcext:value-type="float">
            <text:p><text:s/>1.03 </text:p>
          </table:table-cell>
          <table:table-cell table:style-name="ce43" office:value-type="percentage" office:value="0.00016352963380478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3052925251044" calcext:value-type="float">
            <text:p><text:s/>18.31 </text:p>
          </table:table-cell>
          <table:table-cell table:style-name="ce56" office:value-type="percentage" office:value="0.000238288162790523" calcext:value-type="percentage">
            <text:p>0.02%</text:p>
          </table:table-cell>
          <table:table-cell table:style-name="ce33" office:value-type="float" office:value="14.02" calcext:value-type="float">
            <text:p><text:s/>14.02 </text:p>
          </table:table-cell>
          <table:table-cell table:style-name="ce43" office:value-type="percentage" office:value="0.00023451251967928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472220670391062" calcext:value-type="float">
            <text:p><text:s/>0.47 </text:p>
          </table:table-cell>
          <table:table-cell table:style-name="ce43" office:value-type="percentage" office:value="0.00000910169375919679" calcext:value-type="percentage">
            <text:p>0.00%</text:p>
          </table:table-cell>
          <table:table-cell table:style-name="ce52" office:value-type="float" office:value="0.43613360631305" calcext:value-type="float">
            <text:p><text:s/>0.44 </text:p>
          </table:table-cell>
          <table:table-cell table:style-name="ce56" office:value-type="percentage" office:value="0.0000219215325487914" calcext:value-type="percentage">
            <text:p>0.00%</text:p>
          </table:table-cell>
          <table:table-cell table:style-name="ce33" office:value-type="float" office:value="0.414260240143953" calcext:value-type="float">
            <text:p><text:s/>0.41 </text:p>
          </table:table-cell>
          <table:table-cell table:style-name="ce43" office:value-type="percentage" office:value="0.0000660633980666999" calcext:value-type="percentage">
            <text:p>0.01%</text:p>
          </table:table-cell>
          <table:table-cell table:style-name="ce52" office:value-type="float" office:value="0.038" calcext:value-type="float">
            <text:p><text:s/>0.04 </text:p>
          </table:table-cell>
          <table:table-cell table:style-name="ce56" office:value-type="percentage" office:value="0.00000526379226339698" calcext:value-type="percentage">
            <text:p>0.00%</text:p>
          </table:table-cell>
          <table:table-cell table:style-name="ce33" office:value-type="float" office:value="18.255" calcext:value-type="float">
            <text:p><text:s/>18.25 </text:p>
          </table:table-cell>
          <table:table-cell table:style-name="ce43" office:value-type="percentage" office:value="0.000404626606487309"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1" calcext:value-type="float">
            <text:p><text:s/>0.00 </text:p>
          </table:table-cell>
          <table:table-cell table:style-name="ce56" office:value-type="percentage" office:value="0.0000000152166921011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0779329608938548" calcext:value-type="float">
            <text:p><text:s/>0.00 </text:p>
          </table:table-cell>
          <table:table-cell table:style-name="ce43" office:value-type="percentage" office:value="0.00000001502098464296" calcext:value-type="percentage">
            <text:p>0.00%</text:p>
          </table:table-cell>
          <table:table-cell table:style-name="ce52" office:value-type="float" office:value="0.000606967877094972" calcext:value-type="float">
            <text:p><text:s/>0.00 </text:p>
          </table:table-cell>
          <table:table-cell table:style-name="ce56" office:value-type="percentage" office:value="0.00000003050823390174" calcext:value-type="percentage">
            <text:p>0.00%</text:p>
          </table:table-cell>
          <table:table-cell table:style-name="ce33" office:value-type="float" office:value="0.00055328097524638" calcext:value-type="float">
            <text:p><text:s/>0.00 </text:p>
          </table:table-cell>
          <table:table-cell table:style-name="ce43" office:value-type="percentage" office:value="0.0000000882334768543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1.7791819184907" calcext:value-type="float">
            <text:p><text:s/>81.78 </text:p>
          </table:table-cell>
          <table:table-cell table:style-name="ce56" office:value-type="percentage" office:value="0.0010645561105972" calcext:value-type="percentage">
            <text:p>0.11%</text:p>
          </table:table-cell>
          <table:table-cell table:style-name="ce33" office:value-type="float" office:value="63.879" calcext:value-type="float">
            <text:p><text:s/>63.88 </text:p>
          </table:table-cell>
          <table:table-cell table:style-name="ce43" office:value-type="percentage" office:value="0.00106850394041319" calcext:value-type="percentage">
            <text:p>0.11%</text:p>
          </table:table-cell>
          <table:table-cell table:style-name="ce52" office:value-type="float" office:value="0.171" calcext:value-type="float">
            <text:p><text:s/>0.17 </text:p>
          </table:table-cell>
          <table:table-cell table:style-name="ce56" office:value-type="percentage" office:value="0.0000026020543492971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98.679065356656" calcext:value-type="float">
            <text:p><text:s/>498.68 </text:p>
          </table:table-cell>
          <table:table-cell table:style-name="ce43" office:value-type="percentage" office:value="0.00961165917036205" calcext:value-type="percentage">
            <text:p>0.96%</text:p>
          </table:table-cell>
          <table:table-cell table:style-name="ce52" office:value-type="float" office:value="336.722729319519" calcext:value-type="float">
            <text:p><text:s/>336.72 </text:p>
          </table:table-cell>
          <table:table-cell table:style-name="ce56" office:value-type="percentage" office:value="0.016924809654309" calcext:value-type="percentage">
            <text:p>1.69%</text:p>
          </table:table-cell>
          <table:table-cell table:style-name="ce33" office:value-type="float" office:value="275.26225383544" calcext:value-type="float">
            <text:p><text:s/>275.26 </text:p>
          </table:table-cell>
          <table:table-cell table:style-name="ce43" office:value-type="percentage" office:value="0.0438969471015334" calcext:value-type="percentage">
            <text:p>4.39%</text:p>
          </table:table-cell>
          <table:table-cell table:style-name="ce52" office:value-type="float" office:value="3779.858" calcext:value-type="float">
            <text:p><text:s/>3,779.86 </text:p>
          </table:table-cell>
          <table:table-cell table:style-name="ce56" office:value-type="percentage" office:value="0.5235891393984" calcext:value-type="percentage">
            <text:p>52.36%</text:p>
          </table:table-cell>
          <table:table-cell table:style-name="ce33" office:value-type="float" office:value="11441.921" calcext:value-type="float">
            <text:p><text:s/>11,441.92 </text:p>
          </table:table-cell>
          <table:table-cell table:style-name="ce43" office:value-type="percentage" office:value="0.253613019223549" calcext:value-type="percentage">
            <text:p>25.36%</text:p>
          </table:table-cell>
          <table:table-cell table:style-name="ce52" office:value-type="float" office:value="801.209663814596" calcext:value-type="float">
            <text:p><text:s/>801.21 </text:p>
          </table:table-cell>
          <table:table-cell table:style-name="ce56" office:value-type="percentage" office:value="0.0104297037885934" calcext:value-type="percentage">
            <text:p>1.04%</text:p>
          </table:table-cell>
          <table:table-cell table:style-name="ce33" office:value-type="float" office:value="666.799390073797" calcext:value-type="float">
            <text:p><text:s/>666.80 </text:p>
          </table:table-cell>
          <table:table-cell table:style-name="ce43" office:value-type="percentage" office:value="0.0111535524312992" calcext:value-type="percentage">
            <text:p>1.12%</text:p>
          </table:table-cell>
          <table:table-cell table:style-name="ce52" office:value-type="float" office:value="10011.6503677842" calcext:value-type="float">
            <text:p><text:s/>10,011.65 </text:p>
          </table:table-cell>
          <table:table-cell table:style-name="ce56" office:value-type="percentage" office:value="0.152344201070968" calcext:value-type="percentage">
            <text:p>15.23%</text:p>
          </table:table-cell>
          <table:table-cell table:style-name="ce33" office:value-type="float" office:value="0.482536559233053" calcext:value-type="float">
            <text:p><text:s/>0.48 </text:p>
          </table:table-cell>
          <table:table-cell table:style-name="ce43" office:value-type="percentage" office:value="0.0769374792397037" calcext:value-type="percentage">
            <text:p>7.69%</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12.288116905919" calcext:value-type="float">
            <text:p><text:s/>312.29 </text:p>
          </table:table-cell>
          <table:table-cell table:style-name="ce56" office:value-type="percentage" office:value="0.00406519379773741" calcext:value-type="percentage">
            <text:p>0.41%</text:p>
          </table:table-cell>
          <table:table-cell table:style-name="ce33" office:value-type="float" office:value="267.179560784954" calcext:value-type="float">
            <text:p><text:s/>267.18 </text:p>
          </table:table-cell>
          <table:table-cell table:style-name="ce43" office:value-type="percentage" office:value="0.00446911212599741" calcext:value-type="percentage">
            <text:p>0.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3.842934643344" calcext:value-type="float">
            <text:p><text:s/>123.84 </text:p>
          </table:table-cell>
          <table:table-cell table:style-name="ce43" office:value-type="percentage" office:value="0.00238697824140245" calcext:value-type="percentage">
            <text:p>0.24%</text:p>
          </table:table-cell>
          <table:table-cell table:style-name="ce52" office:value-type="float" office:value="72.5112441140202" calcext:value-type="float">
            <text:p><text:s/>72.51 </text:p>
          </table:table-cell>
          <table:table-cell table:style-name="ce56" office:value-type="percentage" office:value="0.0036446574512717" calcext:value-type="percentage">
            <text:p>0.36%</text:p>
          </table:table-cell>
          <table:table-cell table:style-name="ce33" office:value-type="float" office:value="52.1643212442947" calcext:value-type="float">
            <text:p><text:s/>52.16 </text:p>
          </table:table-cell>
          <table:table-cell table:style-name="ce43" office:value-type="percentage" office:value="0.0083188102194976" calcext:value-type="percentage">
            <text:p>0.8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75.3334918006" calcext:value-type="float">
            <text:p><text:s/>2,675.33 </text:p>
          </table:table-cell>
          <table:table-cell table:style-name="ce56" office:value-type="percentage" office:value="0.0348260101136779" calcext:value-type="percentage">
            <text:p>3.48%</text:p>
          </table:table-cell>
          <table:table-cell table:style-name="ce33" office:value-type="float" office:value="2201.75504914125" calcext:value-type="float">
            <text:p><text:s/>2,201.76 </text:p>
          </table:table-cell>
          <table:table-cell table:style-name="ce43" office:value-type="percentage" office:value="0.0368287535157418" calcext:value-type="percentage">
            <text:p>3.68%</text:p>
          </table:table-cell>
          <table:table-cell table:style-name="ce52" office:value-type="float" office:value="587.471632215821" calcext:value-type="float">
            <text:p><text:s/>587.47 </text:p>
          </table:table-cell>
          <table:table-cell table:style-name="ce56" office:value-type="percentage" office:value="0.00893937494559001" calcext:value-type="percentage">
            <text:p>0.89%</text:p>
          </table:table-cell>
          <table:table-cell table:style-name="ce33" office:value-type="float" office:value="0.00446344076694724" calcext:value-type="float">
            <text:p><text:s/>0.00 </text:p>
          </table:table-cell>
          <table:table-cell table:style-name="ce43" office:value-type="percentage" office:value="0.000711668110475324" calcext:value-type="percentage">
            <text:p>0.0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1023308309529" calcext:value-type="float">
            <text:p><text:s/>1.21 </text:p>
          </table:table-cell>
          <table:table-cell table:style-name="ce43" office:value-type="percentage" office:value="0.0000233263209136099" calcext:value-type="percentage">
            <text:p>0.00%</text:p>
          </table:table-cell>
          <table:table-cell table:style-name="ce52" office:value-type="float" office:value="0.950235573350263" calcext:value-type="float">
            <text:p><text:s/>0.95 </text:p>
          </table:table-cell>
          <table:table-cell table:style-name="ce56" office:value-type="percentage" office:value="0.0000477620154665755" calcext:value-type="percentage">
            <text:p>0.00%</text:p>
          </table:table-cell>
          <table:table-cell table:style-name="ce33" office:value-type="float" office:value="0.822392054464008" calcext:value-type="float">
            <text:p><text:s/>0.82 </text:p>
          </table:table-cell>
          <table:table-cell table:style-name="ce43" office:value-type="percentage" office:value="0.000131149476575564" calcext:value-type="percentage">
            <text:p>0.01%</text:p>
          </table:table-cell>
          <table:table-cell table:style-name="ce52" office:value-type="float" office:value="30.97" calcext:value-type="float">
            <text:p><text:s/>30.97 </text:p>
          </table:table-cell>
          <table:table-cell table:style-name="ce56" office:value-type="percentage" office:value="0.00428999069466854" calcext:value-type="percentage">
            <text:p>0.43%</text:p>
          </table:table-cell>
          <table:table-cell table:style-name="ce33" office:value-type="float" office:value="35.539" calcext:value-type="float">
            <text:p><text:s/>35.54 </text:p>
          </table:table-cell>
          <table:table-cell table:style-name="ce43" office:value-type="percentage" office:value="0.0007877307569407" calcext:value-type="percentage">
            <text:p>0.08%</text:p>
          </table:table-cell>
          <table:table-cell table:style-name="ce52" office:value-type="float" office:value="0.676053687544297" calcext:value-type="float">
            <text:p><text:s/>0.68 </text:p>
          </table:table-cell>
          <table:table-cell table:style-name="ce56" office:value-type="percentage" office:value="0.00000880049258605169" calcext:value-type="percentage">
            <text:p>0.00%</text:p>
          </table:table-cell>
          <table:table-cell table:style-name="ce33" office:value-type="float" office:value="0.576409760537916" calcext:value-type="float">
            <text:p><text:s/>0.58 </text:p>
          </table:table-cell>
          <table:table-cell table:style-name="ce43" office:value-type="percentage" office:value="0.00000964160522906411" calcext:value-type="percentage">
            <text:p>0.00%</text:p>
          </table:table-cell>
          <table:table-cell table:style-name="ce52" office:value-type="float" office:value="8.778" calcext:value-type="float">
            <text:p><text:s/>8.78 </text:p>
          </table:table-cell>
          <table:table-cell table:style-name="ce56" office:value-type="percentage" office:value="0.000133572123263922"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215294848983085" calcext:value-type="float">
            <text:p><text:s/>0.22 </text:p>
          </table:table-cell>
          <table:table-cell table:style-name="ce43" office:value-type="percentage" office:value="0.0000041496442367798" calcext:value-type="percentage">
            <text:p>0.00%</text:p>
          </table:table-cell>
          <table:table-cell table:style-name="ce52" office:value-type="float" office:value="0.13937107150218" calcext:value-type="float">
            <text:p><text:s/>0.14 </text:p>
          </table:table-cell>
          <table:table-cell table:style-name="ce56" office:value-type="percentage" office:value="0.0000070052558116835" calcext:value-type="percentage">
            <text:p>0.00%</text:p>
          </table:table-cell>
          <table:table-cell table:style-name="ce33" office:value-type="float" office:value="0.100583587756928" calcext:value-type="float">
            <text:p><text:s/>0.10 </text:p>
          </table:table-cell>
          <table:table-cell table:style-name="ce43" office:value-type="percentage" office:value="0.000016040384649643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43788872944311" calcext:value-type="float">
            <text:p><text:s/>5.44 </text:p>
          </table:table-cell>
          <table:table-cell table:style-name="ce56" office:value-type="percentage" office:value="0.0000707874246216614" calcext:value-type="percentage">
            <text:p>0.01%</text:p>
          </table:table-cell>
          <table:table-cell table:style-name="ce33" office:value-type="float" office:value="4.58185980009996" calcext:value-type="float">
            <text:p><text:s/>4.58 </text:p>
          </table:table-cell>
          <table:table-cell table:style-name="ce43" office:value-type="percentage" office:value="0.000076640762235282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64247206792162" calcext:value-type="float">
            <text:p><text:s/>8.64 </text:p>
          </table:table-cell>
          <table:table-cell table:style-name="ce43" office:value-type="percentage" office:value="0.000166577066648719" calcext:value-type="percentage">
            <text:p>0.02%</text:p>
          </table:table-cell>
          <table:table-cell table:style-name="ce52" office:value-type="float" office:value="5.7463979819991" calcext:value-type="float">
            <text:p><text:s/>5.75 </text:p>
          </table:table-cell>
          <table:table-cell table:style-name="ce56" office:value-type="percentage" office:value="0.000288833166207062" calcext:value-type="percentage">
            <text:p>0.03%</text:p>
          </table:table-cell>
          <table:table-cell table:style-name="ce33" office:value-type="float" office:value="4.16450578049314" calcext:value-type="float">
            <text:p><text:s/>4.16 </text:p>
          </table:table-cell>
          <table:table-cell table:style-name="ce43" office:value-type="percentage" office:value="0.000664126982189234"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88.669615985322" calcext:value-type="float">
            <text:p><text:s/>888.67 </text:p>
          </table:table-cell>
          <table:table-cell table:style-name="ce56" office:value-type="percentage" office:value="0.011568209020997" calcext:value-type="percentage">
            <text:p>1.16%</text:p>
          </table:table-cell>
          <table:table-cell table:style-name="ce33" office:value-type="float" office:value="739.359730439362" calcext:value-type="float">
            <text:p><text:s/>739.36 </text:p>
          </table:table-cell>
          <table:table-cell table:style-name="ce43" office:value-type="percentage" office:value="0.0123672691394244" calcext:value-type="percentage">
            <text:p>1.24%</text:p>
          </table:table-cell>
          <table:table-cell table:style-name="ce52" office:value-type="float" office:value="4.584" calcext:value-type="float">
            <text:p><text:s/>4.58 </text:p>
          </table:table-cell>
          <table:table-cell table:style-name="ce56" office:value-type="percentage" office:value="0.0000697533165916859"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8.713357055679" calcext:value-type="float">
            <text:p><text:s/>148.71 </text:p>
          </table:table-cell>
          <table:table-cell table:style-name="ce43" office:value-type="percentage" office:value="0.00286633669106853" calcext:value-type="percentage">
            <text:p>0.29%</text:p>
          </table:table-cell>
          <table:table-cell table:style-name="ce52" office:value-type="float" office:value="108.322409871607" calcext:value-type="float">
            <text:p><text:s/>108.32 </text:p>
          </table:table-cell>
          <table:table-cell table:style-name="ce56" office:value-type="percentage" office:value="0.00544464631798981" calcext:value-type="percentage">
            <text:p>0.54%</text:p>
          </table:table-cell>
          <table:table-cell table:style-name="ce33" office:value-type="float" office:value="94.5606480590461" calcext:value-type="float">
            <text:p><text:s/>94.56 </text:p>
          </table:table-cell>
          <table:table-cell table:style-name="ce43" office:value-type="percentage" office:value="0.0150798872998265" calcext:value-type="percentage">
            <text:p>1.51%</text:p>
          </table:table-cell>
          <table:table-cell table:style-name="ce52" office:value-type="float" office:value="249.984" calcext:value-type="float">
            <text:p><text:s/>249.98 </text:p>
          </table:table-cell>
          <table:table-cell table:style-name="ce56" office:value-type="percentage" office:value="0.0346279959256061" calcext:value-type="percentage">
            <text:p>3.46%</text:p>
          </table:table-cell>
          <table:table-cell table:style-name="ce33" office:value-type="float" office:value="400.508" calcext:value-type="float">
            <text:p><text:s/>400.51 </text:p>
          </table:table-cell>
          <table:table-cell table:style-name="ce43" office:value-type="percentage" office:value="0.0088773592391684" calcext:value-type="percentage">
            <text:p>0.89%</text:p>
          </table:table-cell>
          <table:table-cell table:style-name="ce52" office:value-type="float" office:value="49.9527133643728" calcext:value-type="float">
            <text:p><text:s/>49.95 </text:p>
          </table:table-cell>
          <table:table-cell table:style-name="ce56" office:value-type="percentage" office:value="0.000650256764685605" calcext:value-type="percentage">
            <text:p>0.07%</text:p>
          </table:table-cell>
          <table:table-cell table:style-name="ce33" office:value-type="float" office:value="44.8393358117507" calcext:value-type="float">
            <text:p><text:s/>44.84 </text:p>
          </table:table-cell>
          <table:table-cell table:style-name="ce43" office:value-type="percentage" office:value="0.000750027505132609" calcext:value-type="percentage">
            <text:p>0.08%</text:p>
          </table:table-cell>
          <table:table-cell table:style-name="ce52" office:value-type="float" office:value="1800.64273820404" calcext:value-type="float">
            <text:p><text:s/>1,800.64 </text:p>
          </table:table-cell>
          <table:table-cell table:style-name="ce56" office:value-type="percentage" office:value="0.0273998261314281" calcext:value-type="percentage">
            <text:p>2.74%</text:p>
          </table:table-cell>
          <table:table-cell table:style-name="ce33" office:value-type="float" office:value="0.342" calcext:value-type="float">
            <text:p><text:s/>0.34 </text:p>
          </table:table-cell>
          <table:table-cell table:style-name="ce43" office:value-type="percentage" office:value="0.0545297913629594" calcext:value-type="percentage">
            <text:p>5.4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7.820642944321" calcext:value-type="float">
            <text:p><text:s/>127.82 </text:p>
          </table:table-cell>
          <table:table-cell table:style-name="ce43" office:value-type="percentage" office:value="0.00246364553931833" calcext:value-type="percentage">
            <text:p>0.25%</text:p>
          </table:table-cell>
          <table:table-cell table:style-name="ce52" office:value-type="float" office:value="72.5383871952637" calcext:value-type="float">
            <text:p><text:s/>72.54 </text:p>
          </table:table-cell>
          <table:table-cell table:style-name="ce56" office:value-type="percentage" office:value="0.00364602175324325" calcext:value-type="percentage">
            <text:p>0.36%</text:p>
          </table:table-cell>
          <table:table-cell table:style-name="ce33" office:value-type="float" office:value="50.5392477994746" calcext:value-type="float">
            <text:p><text:s/>50.54 </text:p>
          </table:table-cell>
          <table:table-cell table:style-name="ce43" office:value-type="percentage" office:value="0.00805965458864231" calcext:value-type="percentage">
            <text:p>0.8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9.989748124192" calcext:value-type="float">
            <text:p><text:s/>159.99 </text:p>
          </table:table-cell>
          <table:table-cell table:style-name="ce56" office:value-type="percentage" office:value="0.0020826579577217" calcext:value-type="percentage">
            <text:p>0.21%</text:p>
          </table:table-cell>
          <table:table-cell table:style-name="ce33" office:value-type="float" office:value="141.930664188249" calcext:value-type="float">
            <text:p><text:s/>141.93 </text:p>
          </table:table-cell>
          <table:table-cell table:style-name="ce43" office:value-type="percentage" office:value="0.00237407401416124" calcext:value-type="percentage">
            <text:p>0.24%</text:p>
          </table:table-cell>
          <table:table-cell table:style-name="ce52" office:value-type="float" office:value="1324.10726179596" calcext:value-type="float">
            <text:p><text:s/>1,324.11 </text:p>
          </table:table-cell>
          <table:table-cell table:style-name="ce56" office:value-type="percentage" office:value="0.0201485325116501" calcext:value-type="percentage">
            <text:p>2.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09319269856471" calcext:value-type="float">
            <text:p><text:s/>1.09 </text:p>
          </table:table-cell>
          <table:table-cell table:style-name="ce43" office:value-type="percentage" office:value="0.0000210704566445304" calcext:value-type="percentage">
            <text:p>0.00%</text:p>
          </table:table-cell>
          <table:table-cell table:style-name="ce52" office:value-type="float" office:value="0.710608718537431" calcext:value-type="float">
            <text:p><text:s/>0.71 </text:p>
          </table:table-cell>
          <table:table-cell table:style-name="ce56" office:value-type="percentage" office:value="0.0000357175689453563" calcext:value-type="percentage">
            <text:p>0.00%</text:p>
          </table:table-cell>
          <table:table-cell table:style-name="ce33" office:value-type="float" office:value="0.522356071984083" calcext:value-type="float">
            <text:p><text:s/>0.52 </text:p>
          </table:table-cell>
          <table:table-cell table:style-name="ce43" office:value-type="percentage" office:value="0.0000833017841732788" calcext:value-type="percentage">
            <text:p>0.01%</text:p>
          </table:table-cell>
          <table:table-cell table:style-name="ce52" office:value-type="float" office:value="3.912" calcext:value-type="float">
            <text:p><text:s/>3.91 </text:p>
          </table:table-cell>
          <table:table-cell table:style-name="ce56" office:value-type="percentage" office:value="0.000541893561431816" calcext:value-type="percentage">
            <text:p>0.05%</text:p>
          </table:table-cell>
          <table:table-cell table:style-name="ce33" office:value-type="float" office:value="18.236" calcext:value-type="float">
            <text:p><text:s/>18.24 </text:p>
          </table:table-cell>
          <table:table-cell table:style-name="ce43" office:value-type="percentage" office:value="0.000404205466770888" calcext:value-type="percentage">
            <text:p>0.04%</text:p>
          </table:table-cell>
          <table:table-cell table:style-name="ce52" office:value-type="float" office:value="0.199387442305963" calcext:value-type="float">
            <text:p><text:s/>0.20 </text:p>
          </table:table-cell>
          <table:table-cell table:style-name="ce56" office:value-type="percentage" office:value="0.00000259551532680674" calcext:value-type="percentage">
            <text:p>0.00%</text:p>
          </table:table-cell>
          <table:table-cell table:style-name="ce33" office:value-type="float" office:value="0.168" calcext:value-type="float">
            <text:p><text:s/>0.17 </text:p>
          </table:table-cell>
          <table:table-cell table:style-name="ce43" office:value-type="percentage" office:value="0.00000281013575649926" calcext:value-type="percentage">
            <text:p>0.00%</text:p>
          </table:table-cell>
          <table:table-cell table:style-name="ce52" office:value-type="float" office:value="34.954" calcext:value-type="float">
            <text:p><text:s/>34.95 </text:p>
          </table:table-cell>
          <table:table-cell table:style-name="ce56" office:value-type="percentage" office:value="0.000531884255703706" calcext:value-type="percentage">
            <text:p>0.05%</text:p>
          </table:table-cell>
          <table:table-cell table:style-name="ce33" office:value-type="float" office:value="0.005" calcext:value-type="float">
            <text:p><text:s/>0.01 </text:p>
          </table:table-cell>
          <table:table-cell table:style-name="ce43" office:value-type="percentage" office:value="0.000797219171973091" calcext:value-type="percentage">
            <text:p>0.0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6.218807301435" calcext:value-type="float">
            <text:p><text:s/>126.22 </text:p>
          </table:table-cell>
          <table:table-cell table:style-name="ce43" office:value-type="percentage" office:value="0.00243277137732529" calcext:value-type="percentage">
            <text:p>0.24%</text:p>
          </table:table-cell>
          <table:table-cell table:style-name="ce52" office:value-type="float" office:value="72.338330276798" calcext:value-type="float">
            <text:p><text:s/>72.34 </text:p>
          </table:table-cell>
          <table:table-cell table:style-name="ce56" office:value-type="percentage" office:value="0.00363596622395985" calcext:value-type="percentage">
            <text:p>0.36%</text:p>
          </table:table-cell>
          <table:table-cell table:style-name="ce33" office:value-type="float" office:value="48.6139547051855" calcext:value-type="float">
            <text:p><text:s/>48.61 </text:p>
          </table:table-cell>
          <table:table-cell table:style-name="ce43" office:value-type="percentage" office:value="0.00775262197542581" calcext:value-type="percentage">
            <text:p>0.7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9125760586691" calcext:value-type="float">
            <text:p><text:s/>2.09 </text:p>
          </table:table-cell>
          <table:table-cell table:style-name="ce56" office:value-type="percentage" office:value="0.0000272228336225886" calcext:value-type="percentage">
            <text:p>0.00%</text:p>
          </table:table-cell>
          <table:table-cell table:style-name="ce33" office:value-type="float" office:value="1.604" calcext:value-type="float">
            <text:p><text:s/>1.60 </text:p>
          </table:table-cell>
          <table:table-cell table:style-name="ce43" office:value-type="percentage" office:value="0.000026830105675147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2610840492158" calcext:value-type="float">
            <text:p><text:s/>12.26 </text:p>
          </table:table-cell>
          <table:table-cell table:style-name="ce43" office:value-type="percentage" office:value="0.000236323056505167" calcext:value-type="percentage">
            <text:p>0.02%</text:p>
          </table:table-cell>
          <table:table-cell table:style-name="ce52" office:value-type="float" office:value="8.27531178947451" calcext:value-type="float">
            <text:p><text:s/>8.28 </text:p>
          </table:table-cell>
          <table:table-cell table:style-name="ce56" office:value-type="percentage" office:value="0.000415944825435331" calcext:value-type="percentage">
            <text:p>0.04%</text:p>
          </table:table-cell>
          <table:table-cell table:style-name="ce33" office:value-type="float" office:value="6.45186181606938" calcext:value-type="float">
            <text:p><text:s/>6.45 </text:p>
          </table:table-cell>
          <table:table-cell table:style-name="ce43" office:value-type="percentage" office:value="0.00102889892420817" calcext:value-type="percentage">
            <text:p>0.10%</text:p>
          </table:table-cell>
          <table:table-cell table:style-name="ce52" office:value-type="float" office:value="96.427" calcext:value-type="float">
            <text:p><text:s/>96.43 </text:p>
          </table:table-cell>
          <table:table-cell table:style-name="ce56" office:value-type="percentage" office:value="0.0133571499100679" calcext:value-type="percentage">
            <text:p>1.34%</text:p>
          </table:table-cell>
          <table:table-cell table:style-name="ce33" office:value-type="float" office:value="174.505" calcext:value-type="float">
            <text:p><text:s/>174.51 </text:p>
          </table:table-cell>
          <table:table-cell table:style-name="ce43" office:value-type="percentage" office:value="0.00386794664284129" calcext:value-type="percentage">
            <text:p>0.39%</text:p>
          </table:table-cell>
          <table:table-cell table:style-name="ce52" office:value-type="float" office:value="0.0454603036518799" calcext:value-type="float">
            <text:p><text:s/>0.05 </text:p>
          </table:table-cell>
          <table:table-cell table:style-name="ce56" office:value-type="percentage" office:value="0.00000059177706241239" calcext:value-type="percentage">
            <text:p>0.00%</text:p>
          </table:table-cell>
          <table:table-cell table:style-name="ce33" office:value-type="float" office:value="0.045" calcext:value-type="float">
            <text:p><text:s/>0.05 </text:p>
          </table:table-cell>
          <table:table-cell table:style-name="ce43" office:value-type="percentage" office:value="0.00000075271493477659" calcext:value-type="percentage">
            <text:p>0.00%</text:p>
          </table:table-cell>
          <table:table-cell table:style-name="ce52" office:value-type="float" office:value="129.906" calcext:value-type="float">
            <text:p><text:s/>129.91 </text:p>
          </table:table-cell>
          <table:table-cell table:style-name="ce56" office:value-type="percentage" office:value="0.0019767396040924" calcext:value-type="percentage">
            <text:p>0.20%</text:p>
          </table:table-cell>
          <table:table-cell table:style-name="ce33" office:value-type="float" office:value="0.047" calcext:value-type="float">
            <text:p><text:s/>0.05 </text:p>
          </table:table-cell>
          <table:table-cell table:style-name="ce43" office:value-type="percentage" office:value="0.00749386021654705" calcext:value-type="percentage">
            <text:p>0.75%</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0639159507842" calcext:value-type="float">
            <text:p><text:s/>12.06 </text:p>
          </table:table-cell>
          <table:table-cell table:style-name="ce43" office:value-type="percentage" office:value="0.000232522791579192" calcext:value-type="percentage">
            <text:p>0.02%</text:p>
          </table:table-cell>
          <table:table-cell table:style-name="ce52" office:value-type="float" office:value="10.0855866225038" calcext:value-type="float">
            <text:p><text:s/>10.09 </text:p>
          </table:table-cell>
          <table:table-cell table:style-name="ce56" office:value-type="percentage" office:value="0.000506935288220319" calcext:value-type="percentage">
            <text:p>0.05%</text:p>
          </table:table-cell>
          <table:table-cell table:style-name="ce33" office:value-type="float" office:value="9.03281964397632" calcext:value-type="float">
            <text:p><text:s/>9.03 </text:p>
          </table:table-cell>
          <table:table-cell table:style-name="ce43" office:value-type="percentage" office:value="0.0014404924778621" calcext:value-type="percentage">
            <text:p>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07.849767108661" calcext:value-type="float">
            <text:p><text:s/>607.85 </text:p>
          </table:table-cell>
          <table:table-cell table:style-name="ce56" office:value-type="percentage" office:value="0.00791265171306755" calcext:value-type="percentage">
            <text:p>0.79%</text:p>
          </table:table-cell>
          <table:table-cell table:style-name="ce33" office:value-type="float" office:value="547.998" calcext:value-type="float">
            <text:p><text:s/>548.00 </text:p>
          </table:table-cell>
          <table:table-cell table:style-name="ce43" office:value-type="percentage" office:value="0.00916636175172667" calcext:value-type="percentage">
            <text:p>0.92%</text:p>
          </table:table-cell>
          <table:table-cell table:style-name="ce52" office:value-type="float" office:value="4.67" calcext:value-type="float">
            <text:p><text:s/>4.67 </text:p>
          </table:table-cell>
          <table:table-cell table:style-name="ce56" office:value-type="percentage" office:value="0.0000710619521123851"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0.0211185581585" calcext:value-type="float">
            <text:p><text:s/>10.02 </text:p>
          </table:table-cell>
          <table:table-cell table:style-name="ce43" office:value-type="percentage" office:value="0.000193149427714439" calcext:value-type="percentage">
            <text:p>0.02%</text:p>
          </table:table-cell>
          <table:table-cell table:style-name="ce52" office:value-type="float" office:value="8.51665178236009" calcext:value-type="float">
            <text:p><text:s/>8.52 </text:p>
          </table:table-cell>
          <table:table-cell table:style-name="ce56" office:value-type="percentage" office:value="0.000428075380001146" calcext:value-type="percentage">
            <text:p>0.04%</text:p>
          </table:table-cell>
          <table:table-cell table:style-name="ce33" office:value-type="float" office:value="7.30556821100179" calcext:value-type="float">
            <text:p><text:s/>7.31 </text:p>
          </table:table-cell>
          <table:table-cell table:style-name="ce43" office:value-type="percentage" office:value="0.00116504219825472" calcext:value-type="percentage">
            <text:p>0.12%</text:p>
          </table:table-cell>
          <table:table-cell table:style-name="ce52" office:value-type="float" office:value="105.734" calcext:value-type="float">
            <text:p><text:s/>105.73 </text:p>
          </table:table-cell>
          <table:table-cell table:style-name="ce56" office:value-type="percentage" office:value="0.0146463634520531" calcext:value-type="percentage">
            <text:p>1.46%</text:p>
          </table:table-cell>
          <table:table-cell table:style-name="ce33" office:value-type="float" office:value="522.541" calcext:value-type="float">
            <text:p><text:s/>522.54 </text:p>
          </table:table-cell>
          <table:table-cell table:style-name="ce43" office:value-type="percentage" office:value="0.0115822509767453" calcext:value-type="percentage">
            <text:p>1.16%</text:p>
          </table:table-cell>
          <table:table-cell table:style-name="ce52" office:value-type="float" office:value="1.07025565799506" calcext:value-type="float">
            <text:p><text:s/>1.07 </text:p>
          </table:table-cell>
          <table:table-cell table:style-name="ce56" office:value-type="percentage" office:value="0.0000139319955750529" calcext:value-type="percentage">
            <text:p>0.00%</text:p>
          </table:table-cell>
          <table:table-cell table:style-name="ce33" office:value-type="float" office:value="0.990295308766067" calcext:value-type="float">
            <text:p><text:s/>0.99 </text:p>
          </table:table-cell>
          <table:table-cell table:style-name="ce43" office:value-type="percentage" office:value="0.0000165646681943869" calcext:value-type="percentage">
            <text:p>0.00%</text:p>
          </table:table-cell>
          <table:table-cell table:style-name="ce52" office:value-type="float" office:value="51.8527709832516" calcext:value-type="float">
            <text:p><text:s/>51.85 </text:p>
          </table:table-cell>
          <table:table-cell table:style-name="ce56" office:value-type="percentage" office:value="0.000789027650643747" calcext:value-type="percentage">
            <text:p>0.0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02488144184151" calcext:value-type="float">
            <text:p><text:s/>4.02 </text:p>
          </table:table-cell>
          <table:table-cell table:style-name="ce43" office:value-type="percentage" office:value="0.0000775765242770476" calcext:value-type="percentage">
            <text:p>0.01%</text:p>
          </table:table-cell>
          <table:table-cell table:style-name="ce52" office:value-type="float" office:value="2.90627208575174" calcext:value-type="float">
            <text:p><text:s/>2.91 </text:p>
          </table:table-cell>
          <table:table-cell table:style-name="ce56" office:value-type="percentage" office:value="0.00014607894737128" calcext:value-type="percentage">
            <text:p>0.01%</text:p>
          </table:table-cell>
          <table:table-cell table:style-name="ce33" office:value-type="float" office:value="2.39066699650009" calcext:value-type="float">
            <text:p><text:s/>2.39 </text:p>
          </table:table-cell>
          <table:table-cell table:style-name="ce43" office:value-type="percentage" office:value="0.000381247269542029"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5.8011023674357" calcext:value-type="float">
            <text:p><text:s/>45.80 </text:p>
          </table:table-cell>
          <table:table-cell table:style-name="ce56" office:value-type="percentage" office:value="0.000596213391397562" calcext:value-type="percentage">
            <text:p>0.06%</text:p>
          </table:table-cell>
          <table:table-cell table:style-name="ce33" office:value-type="float" office:value="37.123704691234" calcext:value-type="float">
            <text:p><text:s/>37.12 </text:p>
          </table:table-cell>
          <table:table-cell table:style-name="ce43" office:value-type="percentage" office:value="0.000620968154562832" calcext:value-type="percentage">
            <text:p>0.06%</text:p>
          </table:table-cell>
          <table:table-cell table:style-name="ce52" office:value-type="float" office:value="0.584229016748392" calcext:value-type="float">
            <text:p><text:s/>0.58 </text:p>
          </table:table-cell>
          <table:table-cell table:style-name="ce56" office:value-type="percentage" office:value="0.0000088900330644197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6" calcext:value-type="float">
            <text:p><text:s/>0.06 </text:p>
          </table:table-cell>
          <table:table-cell table:style-name="ce43" office:value-type="percentage" office:value="0.0000013299148939599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15" calcext:value-type="float">
            <text:p><text:s/>0.02 </text:p>
          </table:table-cell>
          <table:table-cell table:style-name="ce56" office:value-type="percentage" office:value="0.000000228250381517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17" calcext:value-type="float">
            <text:p><text:s/>0.02 </text:p>
          </table:table-cell>
          <table:table-cell table:style-name="ce43" office:value-type="percentage" office:value="0.00000032766205210418" calcext:value-type="percentage">
            <text:p>0.00%</text:p>
          </table:table-cell>
          <table:table-cell table:style-name="ce52" office:value-type="float" office:value="0.00867327742442801" calcext:value-type="float">
            <text:p><text:s/>0.01 </text:p>
          </table:table-cell>
          <table:table-cell table:style-name="ce56" office:value-type="percentage" office:value="0.00000043594790819175" calcext:value-type="percentage">
            <text:p>0.00%</text:p>
          </table:table-cell>
          <table:table-cell table:style-name="ce33" office:value-type="float" office:value="0.00574188942277195" calcext:value-type="float">
            <text:p><text:s/>0.01 </text:p>
          </table:table-cell>
          <table:table-cell table:style-name="ce43" office:value-type="percentage" office:value="0.0000009156773685539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5.0150170568082" calcext:value-type="float">
            <text:p><text:s/>15.02 </text:p>
          </table:table-cell>
          <table:table-cell table:style-name="ce43" office:value-type="percentage" office:value="0.000289403017718412" calcext:value-type="percentage">
            <text:p>0.03%</text:p>
          </table:table-cell>
          <table:table-cell table:style-name="ce52" office:value-type="float" office:value="10.1769202283934" calcext:value-type="float">
            <text:p><text:s/>10.18 </text:p>
          </table:table-cell>
          <table:table-cell table:style-name="ce56" office:value-type="percentage" office:value="0.000511526020476041" calcext:value-type="percentage">
            <text:p>0.05%</text:p>
          </table:table-cell>
          <table:table-cell table:style-name="ce33" office:value-type="float" office:value="7.42544668890869" calcext:value-type="float">
            <text:p><text:s/>7.43 </text:p>
          </table:table-cell>
          <table:table-cell table:style-name="ce43" office:value-type="percentage" office:value="0.00118415960040474" calcext:value-type="percentage">
            <text:p>0.12%</text:p>
          </table:table-cell>
          <table:table-cell table:style-name="ce52" office:value-type="float" office:value="9.924" calcext:value-type="float">
            <text:p><text:s/>9.92 </text:p>
          </table:table-cell>
          <table:table-cell table:style-name="ce56" office:value-type="percentage" office:value="0.00137468090584083" calcext:value-type="percentage">
            <text:p>0.14%</text:p>
          </table:table-cell>
          <table:table-cell table:style-name="ce33" office:value-type="float" office:value="25.768" calcext:value-type="float">
            <text:p><text:s/>25.77 </text:p>
          </table:table-cell>
          <table:table-cell table:style-name="ce43" office:value-type="percentage" office:value="0.000571154116459325" calcext:value-type="percentage">
            <text:p>0.06%</text:p>
          </table:table-cell>
          <table:table-cell table:style-name="ce52" office:value-type="float" office:value="5.32856817355912" calcext:value-type="float">
            <text:p><text:s/>5.33 </text:p>
          </table:table-cell>
          <table:table-cell table:style-name="ce56" office:value-type="percentage" office:value="0.0000693643501539297" calcext:value-type="percentage">
            <text:p>0.01%</text:p>
          </table:table-cell>
          <table:table-cell table:style-name="ce33" office:value-type="float" office:value="3.83198983364141" calcext:value-type="float">
            <text:p><text:s/>3.83 </text:p>
          </table:table-cell>
          <table:table-cell table:style-name="ce43" office:value-type="percentage" office:value="0.0000640976883931985" calcext:value-type="percentage">
            <text:p>0.01%</text:p>
          </table:table-cell>
          <table:table-cell table:style-name="ce52" office:value-type="float" office:value="22.867" calcext:value-type="float">
            <text:p><text:s/>22.87 </text:p>
          </table:table-cell>
          <table:table-cell table:style-name="ce56" office:value-type="percentage" office:value="0.000347960098277068"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4.3359829431918" calcext:value-type="float">
            <text:p><text:s/>14.34 </text:p>
          </table:table-cell>
          <table:table-cell table:style-name="ce43" office:value-type="percentage" office:value="0.00027631515235863" calcext:value-type="percentage">
            <text:p>0.03%</text:p>
          </table:table-cell>
          <table:table-cell table:style-name="ce52" office:value-type="float" office:value="7.64016754925955" calcext:value-type="float">
            <text:p><text:s/>7.64 </text:p>
          </table:table-cell>
          <table:table-cell table:style-name="ce56" office:value-type="percentage" office:value="0.000384020353361845" calcext:value-type="percentage">
            <text:p>0.04%</text:p>
          </table:table-cell>
          <table:table-cell table:style-name="ce33" office:value-type="float" office:value="5.06251127682541" calcext:value-type="float">
            <text:p><text:s/>5.06 </text:p>
          </table:table-cell>
          <table:table-cell table:style-name="ce43" office:value-type="percentage" office:value="0.000807334774831047"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38088478905728" calcext:value-type="float">
            <text:p><text:s/>7.38 </text:p>
          </table:table-cell>
          <table:table-cell table:style-name="ce56" office:value-type="percentage" office:value="0.0000960802715248029" calcext:value-type="percentage">
            <text:p>0.01%</text:p>
          </table:table-cell>
          <table:table-cell table:style-name="ce33" office:value-type="float" office:value="5.6530101663586" calcext:value-type="float">
            <text:p><text:s/>5.65 </text:p>
          </table:table-cell>
          <table:table-cell table:style-name="ce43" office:value-type="percentage" office:value="0.0000945578928591554" calcext:value-type="percentage">
            <text:p>0.01%</text:p>
          </table:table-cell>
          <table:table-cell table:style-name="ce52" office:value-type="float" office:value="0.317" calcext:value-type="float">
            <text:p><text:s/>0.32 </text:p>
          </table:table-cell>
          <table:table-cell table:style-name="ce56" office:value-type="percentage" office:value="0.0000048236913960655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88096627167905" calcext:value-type="float">
            <text:p><text:s/>1.88 </text:p>
          </table:table-cell>
          <table:table-cell table:style-name="ce43" office:value-type="percentage" office:value="0.0000362541922657117" calcext:value-type="percentage">
            <text:p>0.00%</text:p>
          </table:table-cell>
          <table:table-cell table:style-name="ce52" office:value-type="float" office:value="1.29579939926344" calcext:value-type="float">
            <text:p><text:s/>1.30 </text:p>
          </table:table-cell>
          <table:table-cell table:style-name="ce56" office:value-type="percentage" office:value="0.0000651312081813494" calcext:value-type="percentage">
            <text:p>0.01%</text:p>
          </table:table-cell>
          <table:table-cell table:style-name="ce33" office:value-type="float" office:value="1.07663208658054" calcext:value-type="float">
            <text:p><text:s/>1.08 </text:p>
          </table:table-cell>
          <table:table-cell table:style-name="ce43" office:value-type="percentage" office:value="0.000171693943117582" calcext:value-type="percentage">
            <text:p>0.02%</text:p>
          </table:table-cell>
          <table:table-cell table:style-name="ce52" office:value-type="float" office:value="5.719" calcext:value-type="float">
            <text:p><text:s/>5.72 </text:p>
          </table:table-cell>
          <table:table-cell table:style-name="ce56" office:value-type="percentage" office:value="0.000792200735641246" calcext:value-type="percentage">
            <text:p>0.08%</text:p>
          </table:table-cell>
          <table:table-cell table:style-name="ce33" office:value-type="float" office:value="5.601" calcext:value-type="float">
            <text:p><text:s/>5.60 </text:p>
          </table:table-cell>
          <table:table-cell table:style-name="ce43" office:value-type="percentage" office:value="0.00012414755535116" calcext:value-type="percentage">
            <text:p>0.01%</text:p>
          </table:table-cell>
          <table:table-cell table:style-name="ce52" office:value-type="float" office:value="0.162716167915061" calcext:value-type="float">
            <text:p><text:s/>0.16 </text:p>
          </table:table-cell>
          <table:table-cell table:style-name="ce56" office:value-type="percentage" office:value="0.00000211814898099112" calcext:value-type="percentage">
            <text:p>0.00%</text:p>
          </table:table-cell>
          <table:table-cell table:style-name="ce33" office:value-type="float" office:value="0.135" calcext:value-type="float">
            <text:p><text:s/>0.13 </text:p>
          </table:table-cell>
          <table:table-cell table:style-name="ce43" office:value-type="percentage" office:value="0.00000225814480432976" calcext:value-type="percentage">
            <text:p>0.00%</text:p>
          </table:table-cell>
          <table:table-cell table:style-name="ce52" office:value-type="float" office:value="15.038" calcext:value-type="float">
            <text:p><text:s/>15.04 </text:p>
          </table:table-cell>
          <table:table-cell table:style-name="ce56" office:value-type="percentage" office:value="0.000228828615817141"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381033728321" calcext:value-type="float">
            <text:p><text:s/>12.38 </text:p>
          </table:table-cell>
          <table:table-cell table:style-name="ce43" office:value-type="percentage" office:value="0.000238634995211334" calcext:value-type="percentage">
            <text:p>0.02%</text:p>
          </table:table-cell>
          <table:table-cell table:style-name="ce52" office:value-type="float" office:value="8.0461774798241" calcext:value-type="float">
            <text:p><text:s/>8.05 </text:p>
          </table:table-cell>
          <table:table-cell table:style-name="ce56" office:value-type="percentage" office:value="0.000404427769298545" calcext:value-type="percentage">
            <text:p>0.04%</text:p>
          </table:table-cell>
          <table:table-cell table:style-name="ce33" office:value-type="float" office:value="5.78778437072485" calcext:value-type="float">
            <text:p><text:s/>5.79 </text:p>
          </table:table-cell>
          <table:table-cell table:style-name="ce43" office:value-type="percentage" office:value="0.000922996381874715"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3.7619791180364" calcext:value-type="float">
            <text:p><text:s/>33.76 </text:p>
          </table:table-cell>
          <table:table-cell table:style-name="ce56" office:value-type="percentage" office:value="0.000439494750776347" calcext:value-type="percentage">
            <text:p>0.04%</text:p>
          </table:table-cell>
          <table:table-cell table:style-name="ce33" office:value-type="float" office:value="30.921" calcext:value-type="float">
            <text:p><text:s/>30.92 </text:p>
          </table:table-cell>
          <table:table-cell table:style-name="ce43" office:value-type="percentage" office:value="0.000517215522182819" calcext:value-type="percentage">
            <text:p>0.05%</text:p>
          </table:table-cell>
          <table:table-cell table:style-name="ce52" office:value-type="float" office:value="0.292" calcext:value-type="float">
            <text:p><text:s/>0.29 </text:p>
          </table:table-cell>
          <table:table-cell table:style-name="ce56" office:value-type="percentage" office:value="0.0000044432740935367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6.4488386950822" calcext:value-type="float">
            <text:p><text:s/>66.45 </text:p>
          </table:table-cell>
          <table:table-cell table:style-name="ce43" office:value-type="percentage" office:value="0.00128075075569236" calcext:value-type="percentage">
            <text:p>0.13%</text:p>
          </table:table-cell>
          <table:table-cell table:style-name="ce52" office:value-type="float" office:value="46.2056260860516" calcext:value-type="float">
            <text:p><text:s/>46.21 </text:p>
          </table:table-cell>
          <table:table-cell table:style-name="ce56" office:value-type="percentage" office:value="0.00232244917961131" calcext:value-type="percentage">
            <text:p>0.23%</text:p>
          </table:table-cell>
          <table:table-cell table:style-name="ce33" office:value-type="float" office:value="37.761292812748" calcext:value-type="float">
            <text:p><text:s/>37.76 </text:p>
          </table:table-cell>
          <table:table-cell table:style-name="ce43" office:value-type="percentage" office:value="0.00602191346612195" calcext:value-type="percentage">
            <text:p>0.60%</text:p>
          </table:table-cell>
          <table:table-cell table:style-name="ce52" office:value-type="float" office:value="183.869" calcext:value-type="float">
            <text:p><text:s/>183.87 </text:p>
          </table:table-cell>
          <table:table-cell table:style-name="ce56" office:value-type="percentage" office:value="0.0254696899915405" calcext:value-type="percentage">
            <text:p>2.55%</text:p>
          </table:table-cell>
          <table:table-cell table:style-name="ce33" office:value-type="float" office:value="348.15" calcext:value-type="float">
            <text:p><text:s/>348.15 </text:p>
          </table:table-cell>
          <table:table-cell table:style-name="ce43" office:value-type="percentage" office:value="0.00771683117220249" calcext:value-type="percentage">
            <text:p>0.77%</text:p>
          </table:table-cell>
          <table:table-cell table:style-name="ce52" office:value-type="float" office:value="6.84098304644876" calcext:value-type="float">
            <text:p><text:s/>6.84 </text:p>
          </table:table-cell>
          <table:table-cell table:style-name="ce56" office:value-type="percentage" office:value="0.000089052129573116" calcext:value-type="percentage">
            <text:p>0.01%</text:p>
          </table:table-cell>
          <table:table-cell table:style-name="ce33" office:value-type="float" office:value="3.729223018973" calcext:value-type="float">
            <text:p><text:s/>3.73 </text:p>
          </table:table-cell>
          <table:table-cell table:style-name="ce43" office:value-type="percentage" office:value="0.0000623787080331912" calcext:value-type="percentage">
            <text:p>0.01%</text:p>
          </table:table-cell>
          <table:table-cell table:style-name="ce52" office:value-type="float" office:value="236.460903404604" calcext:value-type="float">
            <text:p><text:s/>236.46 </text:p>
          </table:table-cell>
          <table:table-cell table:style-name="ce56" office:value-type="percentage" office:value="0.00359815276106837" calcext:value-type="percentage">
            <text:p>0.36%</text:p>
          </table:table-cell>
          <table:table-cell table:style-name="ce33" office:value-type="float" office:value="0.071" calcext:value-type="float">
            <text:p><text:s/>0.07 </text:p>
          </table:table-cell>
          <table:table-cell table:style-name="ce43" office:value-type="percentage" office:value="0.0113205122420179" calcext:value-type="percentage">
            <text:p>1.1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50.165161304918" calcext:value-type="float">
            <text:p><text:s/>150.17 </text:p>
          </table:table-cell>
          <table:table-cell table:style-name="ce43" office:value-type="percentage" office:value="0.00289431911221907" calcext:value-type="percentage">
            <text:p>0.29%</text:p>
          </table:table-cell>
          <table:table-cell table:style-name="ce52" office:value-type="float" office:value="103.023984591549" calcext:value-type="float">
            <text:p><text:s/>103.02 </text:p>
          </table:table-cell>
          <table:table-cell table:style-name="ce56" office:value-type="percentage" office:value="0.00517832975684232" calcext:value-type="percentage">
            <text:p>0.52%</text:p>
          </table:table-cell>
          <table:table-cell table:style-name="ce33" office:value-type="float" office:value="70.4937024625136" calcext:value-type="float">
            <text:p><text:s/>70.49 </text:p>
          </table:table-cell>
          <table:table-cell table:style-name="ce43" office:value-type="percentage" office:value="0.0112418549396829" calcext:value-type="percentage">
            <text:p>1.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9.9135011119659" calcext:value-type="float">
            <text:p><text:s/>89.91 </text:p>
          </table:table-cell>
          <table:table-cell table:style-name="ce56" office:value-type="percentage" office:value="0.00117044417403604" calcext:value-type="percentage">
            <text:p>0.12%</text:p>
          </table:table-cell>
          <table:table-cell table:style-name="ce33" office:value-type="float" office:value="75.116776981027" calcext:value-type="float">
            <text:p><text:s/>75.12 </text:p>
          </table:table-cell>
          <table:table-cell table:style-name="ce43" office:value-type="percentage" office:value="0.00125647821968669" calcext:value-type="percentage">
            <text:p>0.13%</text:p>
          </table:table-cell>
          <table:table-cell table:style-name="ce52" office:value-type="float" office:value="7.15609659539607" calcext:value-type="float">
            <text:p><text:s/>7.16 </text:p>
          </table:table-cell>
          <table:table-cell table:style-name="ce56" office:value-type="percentage" office:value="0.000108892118538252"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56023103475611" calcext:value-type="float">
            <text:p><text:s/>3.56 </text:p>
          </table:table-cell>
          <table:table-cell table:style-name="ce43" office:value-type="percentage" office:value="0.0000686207415772451" calcext:value-type="percentage">
            <text:p>0.01%</text:p>
          </table:table-cell>
          <table:table-cell table:style-name="ce52" office:value-type="float" office:value="2.57846352426435" calcext:value-type="float">
            <text:p><text:s/>2.58 </text:p>
          </table:table-cell>
          <table:table-cell table:style-name="ce56" office:value-type="percentage" office:value="0.000129602193582075" calcext:value-type="percentage">
            <text:p>0.01%</text:p>
          </table:table-cell>
          <table:table-cell table:style-name="ce33" office:value-type="float" office:value="2.04888082477544" calcext:value-type="float">
            <text:p><text:s/>2.05 </text:p>
          </table:table-cell>
          <table:table-cell table:style-name="ce43" office:value-type="percentage" office:value="0.000326741541672772" calcext:value-type="percentage">
            <text:p>0.03%</text:p>
          </table:table-cell>
          <table:table-cell table:style-name="ce52" office:value-type="float" office:value="2.239" calcext:value-type="float">
            <text:p><text:s/>2.24 </text:p>
          </table:table-cell>
          <table:table-cell table:style-name="ce56" office:value-type="percentage" office:value="0.000310148180993312" calcext:value-type="percentage">
            <text:p>0.03%</text:p>
          </table:table-cell>
          <table:table-cell table:style-name="ce33" office:value-type="float" office:value="6.539" calcext:value-type="float">
            <text:p><text:s/>6.54 </text:p>
          </table:table-cell>
          <table:table-cell table:style-name="ce43" office:value-type="percentage" office:value="0.0001449385581934" calcext:value-type="percentage">
            <text:p>0.01%</text:p>
          </table:table-cell>
          <table:table-cell table:style-name="ce52" office:value-type="float" office:value="0.334103854785508" calcext:value-type="float">
            <text:p><text:s/>0.33 </text:p>
          </table:table-cell>
          <table:table-cell table:style-name="ce56" office:value-type="percentage" office:value="0.00000434917899448407" calcext:value-type="percentage">
            <text:p>0.00%</text:p>
          </table:table-cell>
          <table:table-cell table:style-name="ce33" office:value-type="float" office:value="0.293220719842833" calcext:value-type="float">
            <text:p><text:s/>0.29 </text:p>
          </table:table-cell>
          <table:table-cell table:style-name="ce43" office:value-type="percentage" office:value="0.00000490470255581426" calcext:value-type="percentage">
            <text:p>0.00%</text:p>
          </table:table-cell>
          <table:table-cell table:style-name="ce52" office:value-type="float" office:value="0.956" calcext:value-type="float">
            <text:p><text:s/>0.96 </text:p>
          </table:table-cell>
          <table:table-cell table:style-name="ce56" office:value-type="percentage" office:value="0.000014547157648702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21576896524389" calcext:value-type="float">
            <text:p><text:s/>4.22 </text:p>
          </table:table-cell>
          <table:table-cell table:style-name="ce43" office:value-type="percentage" office:value="0.0000812557359028774" calcext:value-type="percentage">
            <text:p>0.01%</text:p>
          </table:table-cell>
          <table:table-cell table:style-name="ce52" office:value-type="float" office:value="2.67964185782228" calcext:value-type="float">
            <text:p><text:s/>2.68 </text:p>
          </table:table-cell>
          <table:table-cell table:style-name="ce56" office:value-type="percentage" office:value="0.000134687754750069" calcext:value-type="percentage">
            <text:p>0.01%</text:p>
          </table:table-cell>
          <table:table-cell table:style-name="ce33" office:value-type="float" office:value="2.11838381202244" calcext:value-type="float">
            <text:p><text:s/>2.12 </text:p>
          </table:table-cell>
          <table:table-cell table:style-name="ce43" office:value-type="percentage" office:value="0.000337825404106028"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5.2160865237247" calcext:value-type="float">
            <text:p><text:s/>75.22 </text:p>
          </table:table-cell>
          <table:table-cell table:style-name="ce56" office:value-type="percentage" office:value="0.000979121368612444" calcext:value-type="percentage">
            <text:p>0.10%</text:p>
          </table:table-cell>
          <table:table-cell table:style-name="ce33" office:value-type="float" office:value="66.1697792801572" calcext:value-type="float">
            <text:p><text:s/>66.17 </text:p>
          </table:table-cell>
          <table:table-cell table:style-name="ce43" office:value-type="percentage" office:value="0.0011068218021121" calcext:value-type="percentage">
            <text:p>0.11%</text:p>
          </table:table-cell>
          <table:table-cell table:style-name="ce52" office:value-type="float" office:value="0.325" calcext:value-type="float">
            <text:p><text:s/>0.33 </text:p>
          </table:table-cell>
          <table:table-cell table:style-name="ce56" office:value-type="percentage" office:value="0.0000049454249328747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1.1915426702393" calcext:value-type="float">
            <text:p><text:s/>31.19 </text:p>
          </table:table-cell>
          <table:table-cell table:style-name="ce43" office:value-type="percentage" office:value="0.000601193228213272" calcext:value-type="percentage">
            <text:p>0.06%</text:p>
          </table:table-cell>
          <table:table-cell table:style-name="ce52" office:value-type="float" office:value="22.5806392584953" calcext:value-type="float">
            <text:p><text:s/>22.58 </text:p>
          </table:table-cell>
          <table:table-cell table:style-name="ce56" office:value-type="percentage" office:value="0.00113497839036581" calcext:value-type="percentage">
            <text:p>0.11%</text:p>
          </table:table-cell>
          <table:table-cell table:style-name="ce33" office:value-type="float" office:value="19.1675266523576" calcext:value-type="float">
            <text:p><text:s/>19.17 </text:p>
          </table:table-cell>
          <table:table-cell table:style-name="ce43" office:value-type="percentage" office:value="0.00305670643832185" calcext:value-type="percentage">
            <text:p>0.31%</text:p>
          </table:table-cell>
          <table:table-cell table:style-name="ce52" office:value-type="float" office:value="134.513" calcext:value-type="float">
            <text:p><text:s/>134.51 </text:p>
          </table:table-cell>
          <table:table-cell table:style-name="ce56" office:value-type="percentage" office:value="0.0186328549664821" calcext:value-type="percentage">
            <text:p>1.86%</text:p>
          </table:table-cell>
          <table:table-cell table:style-name="ce33" office:value-type="float" office:value="303.408" calcext:value-type="float">
            <text:p><text:s/>303.41 </text:p>
          </table:table-cell>
          <table:table-cell table:style-name="ce43" office:value-type="percentage" office:value="0.00672511363577658" calcext:value-type="percentage">
            <text:p>0.67%</text:p>
          </table:table-cell>
          <table:table-cell table:style-name="ce52" office:value-type="float" office:value="0.417417231825672" calcext:value-type="float">
            <text:p><text:s/>0.42 </text:p>
          </table:table-cell>
          <table:table-cell table:style-name="ce56" office:value-type="percentage" office:value="0.0000054337064077198" calcext:value-type="percentage">
            <text:p>0.00%</text:p>
          </table:table-cell>
          <table:table-cell table:style-name="ce33" office:value-type="float" office:value="0.311897924358919" calcext:value-type="float">
            <text:p><text:s/>0.31 </text:p>
          </table:table-cell>
          <table:table-cell table:style-name="ce43" office:value-type="percentage" office:value="0.00000521711612868393" calcext:value-type="percentage">
            <text:p>0.00%</text:p>
          </table:table-cell>
          <table:table-cell table:style-name="ce52" office:value-type="float" office:value="527.88" calcext:value-type="float">
            <text:p><text:s/>527.88 </text:p>
          </table:table-cell>
          <table:table-cell table:style-name="ce56" office:value-type="percentage" office:value="0.00803258742635671" calcext:value-type="percentage">
            <text:p>0.80%</text:p>
          </table:table-cell>
          <table:table-cell table:style-name="ce33" office:value-type="float" office:value="0.0839890156918688" calcext:value-type="float">
            <text:p><text:s/>0.08 </text:p>
          </table:table-cell>
          <table:table-cell table:style-name="ce43" office:value-type="percentage" office:value="0.0133915307089413" calcext:value-type="percentage">
            <text:p>1.3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3714573297607" calcext:value-type="float">
            <text:p><text:s/>12.37 </text:p>
          </table:table-cell>
          <table:table-cell table:style-name="ce43" office:value-type="percentage" office:value="0.000238450417422862" calcext:value-type="percentage">
            <text:p>0.02%</text:p>
          </table:table-cell>
          <table:table-cell table:style-name="ce52" office:value-type="float" office:value="6.65470702975073" calcext:value-type="float">
            <text:p><text:s/>6.65 </text:p>
          </table:table-cell>
          <table:table-cell table:style-name="ce56" office:value-type="percentage" office:value="0.000334487814384659" calcext:value-type="percentage">
            <text:p>0.03%</text:p>
          </table:table-cell>
          <table:table-cell table:style-name="ce33" office:value-type="float" office:value="4.47513630334289" calcext:value-type="float">
            <text:p><text:s/>4.48 </text:p>
          </table:table-cell>
          <table:table-cell table:style-name="ce43" office:value-type="percentage" office:value="0.000713664219640647"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04.973183940684" calcext:value-type="float">
            <text:p><text:s/>804.97 </text:p>
          </table:table-cell>
          <table:table-cell table:style-name="ce56" office:value-type="percentage" office:value="0.0104786952098035" calcext:value-type="percentage">
            <text:p>1.05%</text:p>
          </table:table-cell>
          <table:table-cell table:style-name="ce33" office:value-type="float" office:value="677.065102075641" calcext:value-type="float">
            <text:p><text:s/>677.07 </text:p>
          </table:table-cell>
          <table:table-cell table:style-name="ce43" office:value-type="percentage" office:value="0.0113252669810749" calcext:value-type="percentage">
            <text:p>1.13%</text:p>
          </table:table-cell>
          <table:table-cell table:style-name="ce52" office:value-type="float" office:value="7.23" calcext:value-type="float">
            <text:p><text:s/>7.23 </text:p>
          </table:table-cell>
          <table:table-cell table:style-name="ce56" office:value-type="percentage" office:value="0.000110016683891337" calcext:value-type="percentage">
            <text:p>0.01%</text:p>
          </table:table-cell>
          <table:table-cell table:style-name="ce33" office:value-type="float" office:value="0.0000109843081312411" calcext:value-type="float">
            <text:p><text:s/>0.00 </text:p>
          </table:table-cell>
          <table:table-cell table:style-name="ce43" office:value-type="percentage" office:value="0.00000175138020661706"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59685859368706" calcext:value-type="float">
            <text:p><text:s/>8.60 </text:p>
          </table:table-cell>
          <table:table-cell table:style-name="ce43" office:value-type="percentage" office:value="0.000165697901673937" calcext:value-type="percentage">
            <text:p>0.02%</text:p>
          </table:table-cell>
          <table:table-cell table:style-name="ce52" office:value-type="float" office:value="6.00471971232909" calcext:value-type="float">
            <text:p><text:s/>6.00 </text:p>
          </table:table-cell>
          <table:table-cell table:style-name="ce56" office:value-type="percentage" office:value="0.000301817279647347" calcext:value-type="percentage">
            <text:p>0.03%</text:p>
          </table:table-cell>
          <table:table-cell table:style-name="ce33" office:value-type="float" office:value="4.93486906766699" calcext:value-type="float">
            <text:p><text:s/>4.93 </text:p>
          </table:table-cell>
          <table:table-cell table:style-name="ce43" office:value-type="percentage" office:value="0.000786979265765502" calcext:value-type="percentage">
            <text:p>0.08%</text:p>
          </table:table-cell>
          <table:table-cell table:style-name="ce52" office:value-type="float" office:value="14.005" calcext:value-type="float">
            <text:p><text:s/>14.00 </text:p>
          </table:table-cell>
          <table:table-cell table:style-name="ce56" office:value-type="percentage" office:value="0.00193998449075986" calcext:value-type="percentage">
            <text:p>0.19%</text:p>
          </table:table-cell>
          <table:table-cell table:style-name="ce33" office:value-type="float" office:value="119.312" calcext:value-type="float">
            <text:p><text:s/>119.31 </text:p>
          </table:table-cell>
          <table:table-cell table:style-name="ce43" office:value-type="percentage" office:value="0.00264458009713579" calcext:value-type="percentage">
            <text:p>0.26%</text:p>
          </table:table-cell>
          <table:table-cell table:style-name="ce52" office:value-type="float" office:value="87.6861901680871" calcext:value-type="float">
            <text:p><text:s/>87.69 </text:p>
          </table:table-cell>
          <table:table-cell table:style-name="ce56" office:value-type="percentage" office:value="0.00114145027338943" calcext:value-type="percentage">
            <text:p>0.11%</text:p>
          </table:table-cell>
          <table:table-cell table:style-name="ce33" office:value-type="float" office:value="74.3586541029083" calcext:value-type="float">
            <text:p><text:s/>74.36 </text:p>
          </table:table-cell>
          <table:table-cell table:style-name="ce43" office:value-type="percentage" office:value="0.00124379709940323" calcext:value-type="percentage">
            <text:p>0.12%</text:p>
          </table:table-cell>
          <table:table-cell table:style-name="ce52" office:value-type="float" office:value="37.2232523636276" calcext:value-type="float">
            <text:p><text:s/>37.22 </text:p>
          </table:table-cell>
          <table:table-cell table:style-name="ce56" office:value-type="percentage" office:value="0.000566414770220841" calcext:value-type="percentage">
            <text:p>0.06%</text:p>
          </table:table-cell>
          <table:table-cell table:style-name="ce33" office:value-type="float" office:value="0.017" calcext:value-type="float">
            <text:p><text:s/>0.02 </text:p>
          </table:table-cell>
          <table:table-cell table:style-name="ce43" office:value-type="percentage" office:value="0.00271054518470851" calcext:value-type="percentage">
            <text:p>0.2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24.331141406313" calcext:value-type="float">
            <text:p><text:s/>24.33 </text:p>
          </table:table-cell>
          <table:table-cell table:style-name="ce43" office:value-type="percentage" office:value="0.000468964219013495" calcext:value-type="percentage">
            <text:p>0.05%</text:p>
          </table:table-cell>
          <table:table-cell table:style-name="ce52" office:value-type="float" office:value="16.9202290514488" calcext:value-type="float">
            <text:p><text:s/>16.92 </text:p>
          </table:table-cell>
          <table:table-cell table:style-name="ce56" office:value-type="percentage" office:value="0.000850467257086589" calcext:value-type="percentage">
            <text:p>0.09%</text:p>
          </table:table-cell>
          <table:table-cell table:style-name="ce33" office:value-type="float" office:value="13.0780653389622" calcext:value-type="float">
            <text:p><text:s/>13.08 </text:p>
          </table:table-cell>
          <table:table-cell table:style-name="ce43" office:value-type="percentage" office:value="0.00208560067490412" calcext:value-type="percentage">
            <text:p>0.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40.50353380902" calcext:value-type="float">
            <text:p><text:s/>1,540.50 </text:p>
          </table:table-cell>
          <table:table-cell table:style-name="ce56" office:value-type="percentage" office:value="0.0200534220548637" calcext:value-type="percentage">
            <text:p>2.01%</text:p>
          </table:table-cell>
          <table:table-cell table:style-name="ce33" office:value-type="float" office:value="1385.91734589709" calcext:value-type="float">
            <text:p><text:s/>1,385.92 </text:p>
          </table:table-cell>
          <table:table-cell table:style-name="ce43" office:value-type="percentage" office:value="0.0231822374360593" calcext:value-type="percentage">
            <text:p>2.32%</text:p>
          </table:table-cell>
          <table:table-cell table:style-name="ce52" office:value-type="float" office:value="6.07474763637245" calcext:value-type="float">
            <text:p><text:s/>6.07 </text:p>
          </table:table-cell>
          <table:table-cell table:style-name="ce56" office:value-type="percentage" office:value="0.0000924375643748872"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5.9710282464" calcext:value-type="float">
            <text:p><text:s/>45.97 </text:p>
          </table:table-cell>
          <table:table-cell table:style-name="ce43" office:value-type="percentage" office:value="0.000886056556032619" calcext:value-type="percentage">
            <text:p>0.09%</text:p>
          </table:table-cell>
          <table:table-cell table:style-name="ce52" office:value-type="float" office:value="29.8998717005485" calcext:value-type="float">
            <text:p><text:s/>29.90 </text:p>
          </table:table-cell>
          <table:table-cell table:style-name="ce56" office:value-type="percentage" office:value="0.00150286747272071" calcext:value-type="percentage">
            <text:p>0.15%</text:p>
          </table:table-cell>
          <table:table-cell table:style-name="ce33" office:value-type="float" office:value="26.1348168787455" calcext:value-type="float">
            <text:p><text:s/>26.13 </text:p>
          </table:table-cell>
          <table:table-cell table:style-name="ce43" office:value-type="percentage" office:value="0.0041678023704638" calcext:value-type="percentage">
            <text:p>0.42%</text:p>
          </table:table-cell>
          <table:table-cell table:style-name="ce52" office:value-type="float" office:value="97.935" calcext:value-type="float">
            <text:p><text:s/>97.94 </text:p>
          </table:table-cell>
          <table:table-cell table:style-name="ce56" office:value-type="percentage" office:value="0.0135660393504154" calcext:value-type="percentage">
            <text:p>1.36%</text:p>
          </table:table-cell>
          <table:table-cell table:style-name="ce33" office:value-type="float" office:value="105.551" calcext:value-type="float">
            <text:p><text:s/>105.55 </text:p>
          </table:table-cell>
          <table:table-cell table:style-name="ce43" office:value-type="percentage" office:value="0.00233956411620608" calcext:value-type="percentage">
            <text:p>0.23%</text:p>
          </table:table-cell>
          <table:table-cell table:style-name="ce52" office:value-type="float" office:value="124.334538773096" calcext:value-type="float">
            <text:p><text:s/>124.33 </text:p>
          </table:table-cell>
          <table:table-cell table:style-name="ce56" office:value-type="percentage" office:value="0.00161851818401788" calcext:value-type="percentage">
            <text:p>0.16%</text:p>
          </table:table-cell>
          <table:table-cell table:style-name="ce33" office:value-type="float" office:value="117.539303314734" calcext:value-type="float">
            <text:p><text:s/>117.54 </text:p>
          </table:table-cell>
          <table:table-cell table:style-name="ce43" office:value-type="percentage" office:value="0.00196607975618301" calcext:value-type="percentage">
            <text:p>0.20%</text:p>
          </table:table-cell>
          <table:table-cell table:style-name="ce52" office:value-type="float" office:value="27.5485860682029" calcext:value-type="float">
            <text:p><text:s/>27.55 </text:p>
          </table:table-cell>
          <table:table-cell table:style-name="ce56" office:value-type="percentage" office:value="0.000419198352021959" calcext:value-type="percentage">
            <text:p>0.04%</text:p>
          </table:table-cell>
          <table:table-cell table:style-name="ce33" office:value-type="float" office:value="1.55997441616755" calcext:value-type="float">
            <text:p><text:s/>1.56 </text:p>
          </table:table-cell>
          <table:table-cell table:style-name="ce43" office:value-type="percentage" office:value="0.248728302471261" calcext:value-type="percentage">
            <text:p>24.8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8.5869717536" calcext:value-type="float">
            <text:p><text:s/>18.59 </text:p>
          </table:table-cell>
          <table:table-cell table:style-name="ce43" office:value-type="percentage" office:value="0.000358249723952173" calcext:value-type="percentage">
            <text:p>0.04%</text:p>
          </table:table-cell>
          <table:table-cell table:style-name="ce52" office:value-type="float" office:value="12.4207283777595" calcext:value-type="float">
            <text:p><text:s/>12.42 </text:p>
          </table:table-cell>
          <table:table-cell table:style-name="ce56" office:value-type="percentage" office:value="0.000624307316545823" calcext:value-type="percentage">
            <text:p>0.06%</text:p>
          </table:table-cell>
          <table:table-cell table:style-name="ce33" office:value-type="float" office:value="9.59980217550188" calcext:value-type="float">
            <text:p><text:s/>9.60 </text:p>
          </table:table-cell>
          <table:table-cell table:style-name="ce43" office:value-type="percentage" office:value="0.00153091098547467"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3.772026454199" calcext:value-type="float">
            <text:p><text:s/>193.77 </text:p>
          </table:table-cell>
          <table:table-cell table:style-name="ce56" office:value-type="percentage" office:value="0.00252241695240018" calcext:value-type="percentage">
            <text:p>0.25%</text:p>
          </table:table-cell>
          <table:table-cell table:style-name="ce33" office:value-type="float" office:value="175.683696685266" calcext:value-type="float">
            <text:p><text:s/>175.68 </text:p>
          </table:table-cell>
          <table:table-cell table:style-name="ce43" office:value-type="percentage" office:value="0.00293866093981689" calcext:value-type="percentage">
            <text:p>0.29%</text:p>
          </table:table-cell>
          <table:table-cell table:style-name="ce52" office:value-type="float" office:value="8.77841393179716" calcext:value-type="float">
            <text:p><text:s/>8.78 </text:p>
          </table:table-cell>
          <table:table-cell table:style-name="ce56" office:value-type="percentage" office:value="0.00013357842193663" calcext:value-type="percentage">
            <text:p>0.01%</text:p>
          </table:table-cell>
          <table:table-cell table:style-name="ce33" office:value-type="float" office:value="0.0270255838324443" calcext:value-type="float">
            <text:p><text:s/>0.03 </text:p>
          </table:table-cell>
          <table:table-cell table:style-name="ce43" office:value-type="percentage" office:value="0.00430906271299811" calcext:value-type="percentage">
            <text:p>0.43%</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7" calcext:value-type="float">
            <text:p><text:s/>0.01 </text:p>
          </table:table-cell>
          <table:table-cell table:style-name="ce43" office:value-type="percentage" office:value="0.00000013491966851348" calcext:value-type="percentage">
            <text:p>0.00%</text:p>
          </table:table-cell>
          <table:table-cell table:style-name="ce52" office:value-type="float" office:value="0.00482078947368421" calcext:value-type="float">
            <text:p><text:s/>0.00 </text:p>
          </table:table-cell>
          <table:table-cell table:style-name="ce56" office:value-type="percentage" office:value="0.00000024230898932926" calcext:value-type="percentage">
            <text:p>0.00%</text:p>
          </table:table-cell>
          <table:table-cell table:style-name="ce33" office:value-type="float" office:value="0.00401589289828105" calcext:value-type="float">
            <text:p><text:s/>0.00 </text:p>
          </table:table-cell>
          <table:table-cell table:style-name="ce43" office:value-type="percentage" office:value="0.00000064042721319377" calcext:value-type="percentage">
            <text:p>0.00%</text:p>
          </table:table-cell>
          <table:table-cell table:style-name="ce52" office:value-type="float" office:value="0.019" calcext:value-type="float">
            <text:p><text:s/>0.02 </text:p>
          </table:table-cell>
          <table:table-cell table:style-name="ce56" office:value-type="percentage" office:value="0.00000263189613169849" calcext:value-type="percentage">
            <text:p>0.00%</text:p>
          </table:table-cell>
          <table:table-cell table:style-name="ce33" office:value-type="float" office:value="0.516" calcext:value-type="float">
            <text:p><text:s/>0.52 </text:p>
          </table:table-cell>
          <table:table-cell table:style-name="ce43" office:value-type="percentage" office:value="0.000011437268088055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31" calcext:value-type="float">
            <text:p><text:s/>0.33 </text:p>
          </table:table-cell>
          <table:table-cell table:style-name="ce56" office:value-type="percentage" office:value="0.0000050367250854816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1.512" calcext:value-type="float">
            <text:p><text:s/>21.51 </text:p>
          </table:table-cell>
          <table:table-cell table:style-name="ce43" office:value-type="percentage" office:value="0.000414627415580298" calcext:value-type="percentage">
            <text:p>0.04%</text:p>
          </table:table-cell>
          <table:table-cell table:style-name="ce52" office:value-type="float" office:value="11.0480055782293" calcext:value-type="float">
            <text:p><text:s/>11.05 </text:p>
          </table:table-cell>
          <table:table-cell table:style-name="ce56" office:value-type="percentage" office:value="0.000555309681200174" calcext:value-type="percentage">
            <text:p>0.06%</text:p>
          </table:table-cell>
          <table:table-cell table:style-name="ce33" office:value-type="float" office:value="7.31862139735753" calcext:value-type="float">
            <text:p><text:s/>7.32 </text:p>
          </table:table-cell>
          <table:table-cell table:style-name="ce43" office:value-type="percentage" office:value="0.00116712383139904"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99530635711979" calcext:value-type="float">
            <text:p><text:s/>0.40 </text:p>
          </table:table-cell>
          <table:table-cell table:style-name="ce56" office:value-type="percentage" office:value="0.00000520086860298859" calcext:value-type="percentage">
            <text:p>0.00%</text:p>
          </table:table-cell>
          <table:table-cell table:style-name="ce33" office:value-type="float" office:value="0.306" calcext:value-type="float">
            <text:p><text:s/>0.31 </text:p>
          </table:table-cell>
          <table:table-cell table:style-name="ce43" office:value-type="percentage" office:value="0.0000051184615564807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7252414507468" calcext:value-type="float">
            <text:p><text:s/>13.73 </text:p>
          </table:table-cell>
          <table:table-cell table:style-name="ce43" office:value-type="percentage" office:value="0.000264543575257471" calcext:value-type="percentage">
            <text:p>0.03%</text:p>
          </table:table-cell>
          <table:table-cell table:style-name="ce52" office:value-type="float" office:value="10.1390406229026" calcext:value-type="float">
            <text:p><text:s/>10.14 </text:p>
          </table:table-cell>
          <table:table-cell table:style-name="ce56" office:value-type="percentage" office:value="0.000509622064915908" calcext:value-type="percentage">
            <text:p>0.05%</text:p>
          </table:table-cell>
          <table:table-cell table:style-name="ce33" office:value-type="float" office:value="8.40471487469857" calcext:value-type="float">
            <text:p><text:s/>8.40 </text:p>
          </table:table-cell>
          <table:table-cell table:style-name="ce43" office:value-type="percentage" office:value="0.00134032661259353" calcext:value-type="percentage">
            <text:p>0.13%</text:p>
          </table:table-cell>
          <table:table-cell table:style-name="ce52" office:value-type="float" office:value="125.502" calcext:value-type="float">
            <text:p><text:s/>125.50 </text:p>
          </table:table-cell>
          <table:table-cell table:style-name="ce56" office:value-type="percentage" office:value="0.0173846435958118" calcext:value-type="percentage">
            <text:p>1.74%</text:p>
          </table:table-cell>
          <table:table-cell table:style-name="ce33" office:value-type="float" office:value="233.567" calcext:value-type="float">
            <text:p><text:s/>233.57 </text:p>
          </table:table-cell>
          <table:table-cell table:style-name="ce43" office:value-type="percentage" office:value="0.00517707053395899" calcext:value-type="percentage">
            <text:p>0.52%</text:p>
          </table:table-cell>
          <table:table-cell table:style-name="ce52" office:value-type="float" office:value="84.3472565133734" calcext:value-type="float">
            <text:p><text:s/>84.35 </text:p>
          </table:table-cell>
          <table:table-cell table:style-name="ce56" office:value-type="percentage" office:value="0.00109798588377806" calcext:value-type="percentage">
            <text:p>0.11%</text:p>
          </table:table-cell>
          <table:table-cell table:style-name="ce33" office:value-type="float" office:value="47.0458351550851" calcext:value-type="float">
            <text:p><text:s/>47.05 </text:p>
          </table:table-cell>
          <table:table-cell table:style-name="ce43" office:value-type="percentage" office:value="0.000786935616450443" calcext:value-type="percentage">
            <text:p>0.08%</text:p>
          </table:table-cell>
          <table:table-cell table:style-name="ce52" office:value-type="float" office:value="110.068430656934" calcext:value-type="float">
            <text:p><text:s/>110.07 </text:p>
          </table:table-cell>
          <table:table-cell table:style-name="ce56" office:value-type="percentage" office:value="0.00167487741936369" calcext:value-type="percentage">
            <text:p>0.17%</text:p>
          </table:table-cell>
          <table:table-cell table:style-name="ce33" office:value-type="float" office:value="0.026" calcext:value-type="float">
            <text:p><text:s/>0.03 </text:p>
          </table:table-cell>
          <table:table-cell table:style-name="ce43" office:value-type="percentage" office:value="0.00414553969426007" calcext:value-type="percentage">
            <text:p>0.4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63.88716087313" calcext:value-type="float">
            <text:p><text:s/>1,463.89 </text:p>
          </table:table-cell>
          <table:table-cell table:style-name="ce56" office:value-type="percentage" office:value="0.0190560725330503" calcext:value-type="percentage">
            <text:p>1.91%</text:p>
          </table:table-cell>
          <table:table-cell table:style-name="ce33" office:value-type="float" office:value="1463.88716087313" calcext:value-type="float">
            <text:p><text:s/>1,463.89 </text:p>
          </table:table-cell>
          <table:table-cell table:style-name="ce43" office:value-type="percentage" office:value="0.0244864384181534" calcext:value-type="percentage">
            <text:p>2.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2.0307585492532" calcext:value-type="float">
            <text:p><text:s/>22.03 </text:p>
          </table:table-cell>
          <table:table-cell table:style-name="ce43" office:value-type="percentage" office:value="0.000424626091509408" calcext:value-type="percentage">
            <text:p>0.04%</text:p>
          </table:table-cell>
          <table:table-cell table:style-name="ce52" office:value-type="float" office:value="13.6432983436016" calcext:value-type="float">
            <text:p><text:s/>13.64 </text:p>
          </table:table-cell>
          <table:table-cell table:style-name="ce56" office:value-type="percentage" office:value="0.000685757768681227" calcext:value-type="percentage">
            <text:p>0.07%</text:p>
          </table:table-cell>
          <table:table-cell table:style-name="ce33" office:value-type="float" office:value="9.60223006462565" calcext:value-type="float">
            <text:p><text:s/>9.60 </text:p>
          </table:table-cell>
          <table:table-cell table:style-name="ce43" office:value-type="percentage" office:value="0.00153129816867523"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787.88310795194" calcext:value-type="float">
            <text:p><text:s/>3,787.88 </text:p>
          </table:table-cell>
          <table:table-cell table:style-name="ce56" office:value-type="percentage" office:value="0.0493085650186284" calcext:value-type="percentage">
            <text:p>4.93%</text:p>
          </table:table-cell>
          <table:table-cell table:style-name="ce33" office:value-type="float" office:value="3260.44416484491" calcext:value-type="float">
            <text:p><text:s/>3,260.44 </text:p>
          </table:table-cell>
          <table:table-cell table:style-name="ce43" office:value-type="percentage" office:value="0.0545374448196431" calcext:value-type="percentage">
            <text:p>5.45%</text:p>
          </table:table-cell>
          <table:table-cell table:style-name="ce52" office:value-type="float" office:value="8.8355693430657" calcext:value-type="float">
            <text:p><text:s/>8.84 </text:p>
          </table:table-cell>
          <table:table-cell table:style-name="ce56" office:value-type="percentage" office:value="0.000134448138231818"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41433098798946" calcext:value-type="float">
            <text:p><text:s/>1.41 </text:p>
          </table:table-cell>
          <table:table-cell table:style-name="ce43" office:value-type="percentage" office:value="0.0000272601525811268" calcext:value-type="percentage">
            <text:p>0.00%</text:p>
          </table:table-cell>
          <table:table-cell table:style-name="ce52" office:value-type="float" office:value="1.22958622171606" calcext:value-type="float">
            <text:p><text:s/>1.23 </text:p>
          </table:table-cell>
          <table:table-cell table:style-name="ce56" office:value-type="percentage" office:value="0.0000618031126029454" calcext:value-type="percentage">
            <text:p>0.01%</text:p>
          </table:table-cell>
          <table:table-cell table:style-name="ce33" office:value-type="float" office:value="1.12131338834501" calcext:value-type="float">
            <text:p><text:s/>1.12 </text:p>
          </table:table-cell>
          <table:table-cell table:style-name="ce43" office:value-type="percentage" office:value="0.000178819412420595" calcext:value-type="percentage">
            <text:p>0.02%</text:p>
          </table:table-cell>
          <table:table-cell table:style-name="ce52" office:value-type="float" office:value="9.661" calcext:value-type="float">
            <text:p><text:s/>9.66 </text:p>
          </table:table-cell>
          <table:table-cell table:style-name="ce56" office:value-type="percentage" office:value="0.00133824992254416" calcext:value-type="percentage">
            <text:p>0.13%</text:p>
          </table:table-cell>
          <table:table-cell table:style-name="ce33" office:value-type="float" office:value="24.95" calcext:value-type="float">
            <text:p><text:s/>24.95 </text:p>
          </table:table-cell>
          <table:table-cell table:style-name="ce43" office:value-type="percentage" office:value="0.000553022943405005" calcext:value-type="percentage">
            <text:p>0.06%</text:p>
          </table:table-cell>
          <table:table-cell table:style-name="ce52" office:value-type="float" office:value="4.99050772653943" calcext:value-type="float">
            <text:p><text:s/>4.99 </text:p>
          </table:table-cell>
          <table:table-cell table:style-name="ce56" office:value-type="percentage" office:value="0.0000649636664324329" calcext:value-type="percentage">
            <text:p>0.01%</text:p>
          </table:table-cell>
          <table:table-cell table:style-name="ce33" office:value-type="float" office:value="4.20490522553611" calcext:value-type="float">
            <text:p><text:s/>4.20 </text:p>
          </table:table-cell>
          <table:table-cell table:style-name="ce43" office:value-type="percentage" office:value="0.0000703354436129143" calcext:value-type="percentage">
            <text:p>0.01%</text:p>
          </table:table-cell>
          <table:table-cell table:style-name="ce52" office:value-type="float" office:value="6.52923333333333" calcext:value-type="float">
            <text:p><text:s/>6.53 </text:p>
          </table:table-cell>
          <table:table-cell table:style-name="ce56" office:value-type="percentage" office:value="0.000099353333289919"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47366901201054" calcext:value-type="float">
            <text:p><text:s/>3.47 </text:p>
          </table:table-cell>
          <table:table-cell table:style-name="ce43" office:value-type="percentage" office:value="0.0000669523245180036" calcext:value-type="percentage">
            <text:p>0.01%</text:p>
          </table:table-cell>
          <table:table-cell table:style-name="ce52" office:value-type="float" office:value="2.37361749196291" calcext:value-type="float">
            <text:p><text:s/>2.37 </text:p>
          </table:table-cell>
          <table:table-cell table:style-name="ce56" office:value-type="percentage" office:value="0.000119305947432762" calcext:value-type="percentage">
            <text:p>0.01%</text:p>
          </table:table-cell>
          <table:table-cell table:style-name="ce33" office:value-type="float" office:value="1.70579860631281" calcext:value-type="float">
            <text:p><text:s/>1.71 </text:p>
          </table:table-cell>
          <table:table-cell table:style-name="ce43" office:value-type="percentage" office:value="0.000272029129108083"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5.841405365777" calcext:value-type="float">
            <text:p><text:s/>175.84 </text:p>
          </table:table-cell>
          <table:table-cell table:style-name="ce56" office:value-type="percentage" office:value="0.00228900605492376" calcext:value-type="percentage">
            <text:p>0.23%</text:p>
          </table:table-cell>
          <table:table-cell table:style-name="ce33" office:value-type="float" office:value="158.149094774464" calcext:value-type="float">
            <text:p><text:s/>158.15 </text:p>
          </table:table-cell>
          <table:table-cell table:style-name="ce43" office:value-type="percentage" office:value="0.00264535967906971" calcext:value-type="percentage">
            <text:p>0.26%</text:p>
          </table:table-cell>
          <table:table-cell table:style-name="ce52" office:value-type="float" office:value="0.0317666666666667" calcext:value-type="float">
            <text:p><text:s/>0.03 </text:p>
          </table:table-cell>
          <table:table-cell table:style-name="ce56" office:value-type="percentage" office:value="0.0000004833835857466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9638371884466" calcext:value-type="float">
            <text:p><text:s/>16.96 </text:p>
          </table:table-cell>
          <table:table-cell table:style-name="ce43" office:value-type="percentage" office:value="0.000326965041454563" calcext:value-type="percentage">
            <text:p>0.03%</text:p>
          </table:table-cell>
          <table:table-cell table:style-name="ce52" office:value-type="float" office:value="14.3508811630631" calcext:value-type="float">
            <text:p><text:s/>14.35 </text:p>
          </table:table-cell>
          <table:table-cell table:style-name="ce56" office:value-type="percentage" office:value="0.000721323245826911" calcext:value-type="percentage">
            <text:p>0.07%</text:p>
          </table:table-cell>
          <table:table-cell table:style-name="ce33" office:value-type="float" office:value="12.6251166962858" calcext:value-type="float">
            <text:p><text:s/>12.63 </text:p>
          </table:table-cell>
          <table:table-cell table:style-name="ce43" office:value-type="percentage" office:value="0.00201336751423559" calcext:value-type="percentage">
            <text:p>0.20%</text:p>
          </table:table-cell>
          <table:table-cell table:style-name="ce52" office:value-type="float" office:value="99.902" calcext:value-type="float">
            <text:p><text:s/>99.90 </text:p>
          </table:table-cell>
          <table:table-cell table:style-name="ce56" office:value-type="percentage" office:value="0.0138385098604707" calcext:value-type="percentage">
            <text:p>1.38%</text:p>
          </table:table-cell>
          <table:table-cell table:style-name="ce33" office:value-type="float" office:value="205.169" calcext:value-type="float">
            <text:p><text:s/>205.17 </text:p>
          </table:table-cell>
          <table:table-cell table:style-name="ce43" office:value-type="percentage" office:value="0.00454762181464775" calcext:value-type="percentage">
            <text:p>0.45%</text:p>
          </table:table-cell>
          <table:table-cell table:style-name="ce52" office:value-type="float" office:value="194.699709797145" calcext:value-type="float">
            <text:p><text:s/>194.70 </text:p>
          </table:table-cell>
          <table:table-cell table:style-name="ce56" office:value-type="percentage" office:value="0.00253449302051757" calcext:value-type="percentage">
            <text:p>0.25%</text:p>
          </table:table-cell>
          <table:table-cell table:style-name="ce33" office:value-type="float" office:value="160.300929017082" calcext:value-type="float">
            <text:p><text:s/>160.30 </text:p>
          </table:table-cell>
          <table:table-cell table:style-name="ce43" office:value-type="percentage" office:value="0.00268135340732709" calcext:value-type="percentage">
            <text:p>0.27%</text:p>
          </table:table-cell>
          <table:table-cell table:style-name="ce52" office:value-type="float" office:value="28.054" calcext:value-type="float">
            <text:p><text:s/>28.05 </text:p>
          </table:table-cell>
          <table:table-cell table:style-name="ce56" office:value-type="percentage" office:value="0.00042688908020575" calcext:value-type="percentage">
            <text:p>0.04%</text:p>
          </table:table-cell>
          <table:table-cell table:style-name="ce33" office:value-type="float" office:value="0.048773248757073" calcext:value-type="float">
            <text:p><text:s/>0.05 </text:p>
          </table:table-cell>
          <table:table-cell table:style-name="ce43" office:value-type="percentage" office:value="0.00777659379771027" calcext:value-type="percentage">
            <text:p>0.7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5.88116281155338" calcext:value-type="float">
            <text:p><text:s/>5.88 </text:p>
          </table:table-cell>
          <table:table-cell table:style-name="ce43" office:value-type="percentage" office:value="0.000113354933858374" calcext:value-type="percentage">
            <text:p>0.01%</text:p>
          </table:table-cell>
          <table:table-cell table:style-name="ce52" office:value-type="float" office:value="3.99516864945571" calcext:value-type="float">
            <text:p><text:s/>4.00 </text:p>
          </table:table-cell>
          <table:table-cell table:style-name="ce56" office:value-type="percentage" office:value="0.000200810527598028" calcext:value-type="percentage">
            <text:p>0.02%</text:p>
          </table:table-cell>
          <table:table-cell table:style-name="ce33" office:value-type="float" office:value="3.0577542193604" calcext:value-type="float">
            <text:p><text:s/>3.06 </text:p>
          </table:table-cell>
          <table:table-cell table:style-name="ce43" office:value-type="percentage" office:value="0.000487629790668641"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50.85175705002" calcext:value-type="float">
            <text:p><text:s/>1,850.85 </text:p>
          </table:table-cell>
          <table:table-cell table:style-name="ce56" office:value-type="percentage" office:value="0.0240933633909543" calcext:value-type="percentage">
            <text:p>2.41%</text:p>
          </table:table-cell>
          <table:table-cell table:style-name="ce33" office:value-type="float" office:value="1286.39507098292" calcext:value-type="float">
            <text:p><text:s/>1,286.40 </text:p>
          </table:table-cell>
          <table:table-cell table:style-name="ce43" office:value-type="percentage" office:value="0.0215175284878184" calcext:value-type="percentage">
            <text:p>2.15%</text:p>
          </table:table-cell>
          <table:table-cell table:style-name="ce52" office:value-type="float" office:value="0.705" calcext:value-type="float">
            <text:p><text:s/>0.70 </text:p>
          </table:table-cell>
          <table:table-cell table:style-name="ce56" office:value-type="percentage" office:value="0.000010727767931313" calcext:value-type="percentage">
            <text:p>0.00%</text:p>
          </table:table-cell>
          <table:table-cell table:style-name="ce33" office:value-type="float" office:value="0.021226751242927" calcext:value-type="float">
            <text:p><text:s/>0.02 </text:p>
          </table:table-cell>
          <table:table-cell table:style-name="ce43" office:value-type="percentage" office:value="0.00338447460991301" calcext:value-type="percentage">
            <text:p>0.34%</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12602654715244" calcext:value-type="float">
            <text:p><text:s/>2.13 </text:p>
          </table:table-cell>
          <table:table-cell table:style-name="ce43" office:value-type="percentage" office:value="0.0000409775424275252" calcext:value-type="percentage">
            <text:p>0.00%</text:p>
          </table:table-cell>
          <table:table-cell table:style-name="ce52" office:value-type="float" office:value="1.5027219784774" calcext:value-type="float">
            <text:p><text:s/>1.50 </text:p>
          </table:table-cell>
          <table:table-cell table:style-name="ce56" office:value-type="percentage" office:value="0.0000755318285180056" calcext:value-type="percentage">
            <text:p>0.01%</text:p>
          </table:table-cell>
          <table:table-cell table:style-name="ce33" office:value-type="float" office:value="1.21801191544097" calcext:value-type="float">
            <text:p><text:s/>1.22 </text:p>
          </table:table-cell>
          <table:table-cell table:style-name="ce43" office:value-type="percentage" office:value="0.000194240234090046" calcext:value-type="percentage">
            <text:p>0.02%</text:p>
          </table:table-cell>
          <table:table-cell table:style-name="ce52" office:value-type="float" office:value="3.296" calcext:value-type="float">
            <text:p><text:s/>3.30 </text:p>
          </table:table-cell>
          <table:table-cell table:style-name="ce56" office:value-type="percentage" office:value="0.00045656471842517" calcext:value-type="percentage">
            <text:p>0.05%</text:p>
          </table:table-cell>
          <table:table-cell table:style-name="ce33" office:value-type="float" office:value="10.187" calcext:value-type="float">
            <text:p><text:s/>10.19 </text:p>
          </table:table-cell>
          <table:table-cell table:style-name="ce43" office:value-type="percentage" office:value="0.000225797383746163" calcext:value-type="percentage">
            <text:p>0.02%</text:p>
          </table:table-cell>
          <table:table-cell table:style-name="ce52" office:value-type="float" office:value="158.285969386496" calcext:value-type="float">
            <text:p><text:s/>158.29 </text:p>
          </table:table-cell>
          <table:table-cell table:style-name="ce56" office:value-type="percentage" office:value="0.00206047910946508" calcext:value-type="percentage">
            <text:p>0.21%</text:p>
          </table:table-cell>
          <table:table-cell table:style-name="ce33" office:value-type="float" office:value="129.123323505447" calcext:value-type="float">
            <text:p><text:s/>129.12 </text:p>
          </table:table-cell>
          <table:table-cell table:style-name="ce43" office:value-type="percentage" office:value="0.00215984564512308" calcext:value-type="percentage">
            <text:p>0.22%</text:p>
          </table:table-cell>
          <table:table-cell table:style-name="ce52" office:value-type="float" office:value="60.331" calcext:value-type="float">
            <text:p><text:s/>60.33 </text:p>
          </table:table-cell>
          <table:table-cell table:style-name="ce56" office:value-type="percentage" office:value="0.000918038251154669" calcext:value-type="percentage">
            <text:p>0.09%</text:p>
          </table:table-cell>
          <table:table-cell table:style-name="ce33" office:value-type="float" office:value="0.008" calcext:value-type="float">
            <text:p><text:s/>0.01 </text:p>
          </table:table-cell>
          <table:table-cell table:style-name="ce43" office:value-type="percentage" office:value="0.00127555067515695" calcext:value-type="percentage">
            <text:p>0.1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39997345284756" calcext:value-type="float">
            <text:p><text:s/>1.40 </text:p>
          </table:table-cell>
          <table:table-cell table:style-name="ce43" office:value-type="percentage" office:value="0.000026983422026553" calcext:value-type="percentage">
            <text:p>0.00%</text:p>
          </table:table-cell>
          <table:table-cell table:style-name="ce52" office:value-type="float" office:value="0.87080652443914" calcext:value-type="float">
            <text:p><text:s/>0.87 </text:p>
          </table:table-cell>
          <table:table-cell table:style-name="ce56" office:value-type="percentage" office:value="0.0000437696460278974" calcext:value-type="percentage">
            <text:p>0.00%</text:p>
          </table:table-cell>
          <table:table-cell table:style-name="ce33" office:value-type="float" office:value="0.615559276563777" calcext:value-type="float">
            <text:p><text:s/>0.62 </text:p>
          </table:table-cell>
          <table:table-cell table:style-name="ce43" office:value-type="percentage" office:value="0.000098165195644050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7.384320050418" calcext:value-type="float">
            <text:p><text:s/>287.38 </text:p>
          </table:table-cell>
          <table:table-cell table:style-name="ce56" office:value-type="percentage" office:value="0.00374100995904337" calcext:value-type="percentage">
            <text:p>0.37%</text:p>
          </table:table-cell>
          <table:table-cell table:style-name="ce33" office:value-type="float" office:value="252.360676494553" calcext:value-type="float">
            <text:p><text:s/>252.36 </text:p>
          </table:table-cell>
          <table:table-cell table:style-name="ce43" office:value-type="percentage" office:value="0.00422123666995051" calcext:value-type="percentage">
            <text:p>0.42%</text:p>
          </table:table-cell>
          <table:table-cell table:style-name="ce52" office:value-type="float" office:value="1.204" calcext:value-type="float">
            <text:p><text:s/>1.20 </text:p>
          </table:table-cell>
          <table:table-cell table:style-name="ce56" office:value-type="percentage" office:value="0.000018320897289788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627964143426295" calcext:value-type="float">
            <text:p><text:s/>0.63 </text:p>
          </table:table-cell>
          <table:table-cell table:style-name="ce43" office:value-type="percentage" office:value="0.0000121035305813471" calcext:value-type="percentage">
            <text:p>0.00%</text:p>
          </table:table-cell>
          <table:table-cell table:style-name="ce52" office:value-type="float" office:value="0.579804408265074" calcext:value-type="float">
            <text:p><text:s/>0.58 </text:p>
          </table:table-cell>
          <table:table-cell table:style-name="ce56" office:value-type="percentage" office:value="0.000029142907181962" calcext:value-type="percentage">
            <text:p>0.00%</text:p>
          </table:table-cell>
          <table:table-cell table:style-name="ce33" office:value-type="float" office:value="0.536170745349177" calcext:value-type="float">
            <text:p><text:s/>0.54 </text:p>
          </table:table-cell>
          <table:table-cell table:style-name="ce43" office:value-type="percentage" office:value="0.0000855048540729208" calcext:value-type="percentage">
            <text:p>0.01%</text:p>
          </table:table-cell>
          <table:table-cell table:style-name="ce52" office:value-type="float" office:value="6.969" calcext:value-type="float">
            <text:p><text:s/>6.97 </text:p>
          </table:table-cell>
          <table:table-cell table:style-name="ce56" office:value-type="percentage" office:value="0.0009653517969372" calcext:value-type="percentage">
            <text:p>0.10%</text:p>
          </table:table-cell>
          <table:table-cell table:style-name="ce33" office:value-type="float" office:value="2.883" calcext:value-type="float">
            <text:p><text:s/>2.88 </text:p>
          </table:table-cell>
          <table:table-cell table:style-name="ce43" office:value-type="percentage" office:value="0.0000639024106547747" calcext:value-type="percentage">
            <text:p>0.01%</text:p>
          </table:table-cell>
          <table:table-cell table:style-name="ce52" office:value-type="float" office:value="1.34923744441302" calcext:value-type="float">
            <text:p><text:s/>1.35 </text:p>
          </table:table-cell>
          <table:table-cell table:style-name="ce56" office:value-type="percentage" office:value="0.0000175636260035961" calcext:value-type="percentage">
            <text:p>0.00%</text:p>
          </table:table-cell>
          <table:table-cell table:style-name="ce33" office:value-type="float" office:value="1.13684135791037" calcext:value-type="float">
            <text:p><text:s/>1.14 </text:p>
          </table:table-cell>
          <table:table-cell table:style-name="ce43" office:value-type="percentage" office:value="0.0000190159437460184" calcext:value-type="percentage">
            <text:p>0.00%</text:p>
          </table:table-cell>
          <table:table-cell table:style-name="ce52" office:value-type="float" office:value="0.07" calcext:value-type="float">
            <text:p><text:s/>0.07 </text:p>
          </table:table-cell>
          <table:table-cell table:style-name="ce56" office:value-type="percentage" office:value="0.0000010651684470807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0603585657370518" calcext:value-type="float">
            <text:p><text:s/>0.01 </text:p>
          </table:table-cell>
          <table:table-cell table:style-name="ce43" office:value-type="percentage" office:value="0.00000011633653830275" calcext:value-type="percentage">
            <text:p>0.00%</text:p>
          </table:table-cell>
          <table:table-cell table:style-name="ce52" office:value-type="float" office:value="0.00385049289215625" calcext:value-type="float">
            <text:p><text:s/>0.00 </text:p>
          </table:table-cell>
          <table:table-cell table:style-name="ce56" office:value-type="percentage" office:value="0.00000019353864055068" calcext:value-type="percentage">
            <text:p>0.00%</text:p>
          </table:table-cell>
          <table:table-cell table:style-name="ce33" office:value-type="float" office:value="0.00272024631005896" calcext:value-type="float">
            <text:p><text:s/>0.00 </text:p>
          </table:table-cell>
          <table:table-cell table:style-name="ce43" office:value-type="percentage" office:value="0.000000433806330915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8.8996964067" calcext:value-type="float">
            <text:p><text:s/>108.90 </text:p>
          </table:table-cell>
          <table:table-cell table:style-name="ce56" office:value-type="percentage" office:value="0.00141759595207836" calcext:value-type="percentage">
            <text:p>0.14%</text:p>
          </table:table-cell>
          <table:table-cell table:style-name="ce33" office:value-type="float" office:value="103.391598683672" calcext:value-type="float">
            <text:p><text:s/>103.39 </text:p>
          </table:table-cell>
          <table:table-cell table:style-name="ce43" office:value-type="percentage" office:value="0.00172943112132505" calcext:value-type="percentage">
            <text:p>0.17%</text:p>
          </table:table-cell>
          <table:table-cell table:style-name="ce52" office:value-type="float" office:value="0.367" calcext:value-type="float">
            <text:p><text:s/>0.37 </text:p>
          </table:table-cell>
          <table:table-cell table:style-name="ce56" office:value-type="percentage" office:value="0.000005584526001123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7.921501212495" calcext:value-type="float">
            <text:p><text:s/>127.92 </text:p>
          </table:table-cell>
          <table:table-cell table:style-name="ce56" office:value-type="percentage" office:value="0.00166521127501934" calcext:value-type="percentage">
            <text:p>0.17%</text:p>
          </table:table-cell>
          <table:table-cell table:style-name="ce33" office:value-type="float" office:value="127.921501212495" calcext:value-type="float">
            <text:p><text:s/>127.92 </text:p>
          </table:table-cell>
          <table:table-cell table:style-name="ce43" office:value-type="percentage" office:value="0.0021397427653708" calcext:value-type="percentage">
            <text:p>0.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9.26734780688" calcext:value-type="float">
            <text:p><text:s/>149.27 </text:p>
          </table:table-cell>
          <table:table-cell table:style-name="ce56" office:value-type="percentage" office:value="0.00194307968718531" calcext:value-type="percentage">
            <text:p>0.19%</text:p>
          </table:table-cell>
          <table:table-cell table:style-name="ce33" office:value-type="float" office:value="149.26734780688" calcext:value-type="float">
            <text:p><text:s/>149.27 </text:p>
          </table:table-cell>
          <table:table-cell table:style-name="ce43" office:value-type="percentage" office:value="0.00249679471041622" calcext:value-type="percentage">
            <text:p>0.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02883553176659" calcext:value-type="float">
            <text:p><text:s/>7.03 </text:p>
          </table:table-cell>
          <table:table-cell table:style-name="ce56" office:value-type="percentage" office:value="0.0000914974892165432" calcext:value-type="percentage">
            <text:p>0.01%</text:p>
          </table:table-cell>
          <table:table-cell table:style-name="ce33" office:value-type="float" office:value="7.02883553176659" calcext:value-type="float">
            <text:p><text:s/>7.03 </text:p>
          </table:table-cell>
          <table:table-cell table:style-name="ce43" office:value-type="percentage" office:value="0.00011757132175220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11" calcext:value-type="float">
            <text:p><text:s/>0.01 </text:p>
          </table:table-cell>
          <table:table-cell table:style-name="ce43" office:value-type="percentage" office:value="0.00000021201662194976" calcext:value-type="percentage">
            <text:p>0.00%</text:p>
          </table:table-cell>
          <table:table-cell table:style-name="ce52" office:value-type="float" office:value="0.0103690171193912" calcext:value-type="float">
            <text:p><text:s/>0.01 </text:p>
          </table:table-cell>
          <table:table-cell table:style-name="ce56" office:value-type="percentage" office:value="0.00000052118145217765" calcext:value-type="percentage">
            <text:p>0.00%</text:p>
          </table:table-cell>
          <table:table-cell table:style-name="ce33" office:value-type="float" office:value="0.00968088779632135" calcext:value-type="float">
            <text:p><text:s/>0.01 </text:p>
          </table:table-cell>
          <table:table-cell table:style-name="ce43" office:value-type="percentage" office:value="0.00000154384196732275" calcext:value-type="percentage">
            <text:p>0.00%</text:p>
          </table:table-cell>
          <table:table-cell table:style-name="ce52" office:value-type="float" office:value="0.029" calcext:value-type="float">
            <text:p><text:s/>0.03 </text:p>
          </table:table-cell>
          <table:table-cell table:style-name="ce56" office:value-type="percentage" office:value="0.00000401710462206612" calcext:value-type="percentage">
            <text:p>0.00%</text:p>
          </table:table-cell>
          <table:table-cell table:style-name="ce33" office:value-type="float" office:value="0.51" calcext:value-type="float">
            <text:p><text:s/>0.51 </text:p>
          </table:table-cell>
          <table:table-cell table:style-name="ce43" office:value-type="percentage" office:value="0.000011304276598659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4681027492804" calcext:value-type="float">
            <text:p><text:s/>15.47 </text:p>
          </table:table-cell>
          <table:table-cell table:style-name="ce56" office:value-type="percentage" office:value="0.000201355197188254" calcext:value-type="percentage">
            <text:p>0.02%</text:p>
          </table:table-cell>
          <table:table-cell table:style-name="ce33" office:value-type="float" office:value="11.847" calcext:value-type="float">
            <text:p><text:s/>11.85 </text:p>
          </table:table-cell>
          <table:table-cell table:style-name="ce43" office:value-type="percentage" office:value="0.000198164751828849"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152.13356291015" calcext:value-type="float">
            <text:p><text:s/>7,152.13 </text:p>
          </table:table-cell>
          <table:table-cell table:style-name="ce56" office:value-type="percentage" office:value="0.0931025147181349" calcext:value-type="percentage">
            <text:p>9.31%</text:p>
          </table:table-cell>
          <table:table-cell table:style-name="ce33" office:value-type="float" office:value="7152.13356291015" calcext:value-type="float">
            <text:p><text:s/>7,152.13 </text:p>
          </table:table-cell>
          <table:table-cell table:style-name="ce43" office:value-type="percentage" office:value="0.11963372774043" calcext:value-type="percentage">
            <text:p>11.9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4.89079730425" calcext:value-type="float">
            <text:p><text:s/>204.89 </text:p>
          </table:table-cell>
          <table:table-cell table:style-name="ce56" office:value-type="percentage" office:value="0.00266715495506875" calcext:value-type="percentage">
            <text:p>0.27%</text:p>
          </table:table-cell>
          <table:table-cell table:style-name="ce33" office:value-type="float" office:value="204.89079730425" calcext:value-type="float">
            <text:p><text:s/>204.89 </text:p>
          </table:table-cell>
          <table:table-cell table:style-name="ce43" office:value-type="percentage" office:value="0.00342720806953759" calcext:value-type="percentage">
            <text:p>0.3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68.797" calcext:value-type="float">
            <text:p><text:s/>268.80 </text:p>
          </table:table-cell>
          <table:table-cell table:style-name="ce43" office:value-type="percentage" office:value="0.00518085744820274" calcext:value-type="percentage">
            <text:p>0.52%</text:p>
          </table:table-cell>
          <table:table-cell table:style-name="ce52" office:value-type="float" office:value="153.672390593469" calcext:value-type="float">
            <text:p><text:s/>153.67 </text:p>
          </table:table-cell>
          <table:table-cell table:style-name="ce56" office:value-type="percentage" office:value="0.00772408790215375" calcext:value-type="percentage">
            <text:p>0.77%</text:p>
          </table:table-cell>
          <table:table-cell table:style-name="ce33" office:value-type="float" office:value="106.124613094958" calcext:value-type="float">
            <text:p><text:s/>106.12 </text:p>
          </table:table-cell>
          <table:table-cell table:style-name="ce43" office:value-type="percentage" office:value="0.0169240295837478" calcext:value-type="percentage">
            <text:p>1.69%</text:p>
          </table:table-cell>
          <table:table-cell table:style-name="ce52" office:value-type="float" office:value="379.136" calcext:value-type="float">
            <text:p><text:s/>379.14 </text:p>
          </table:table-cell>
          <table:table-cell table:style-name="ce56" office:value-type="percentage" office:value="0.0525182406204021" calcext:value-type="percentage">
            <text:p>5.25%</text:p>
          </table:table-cell>
          <table:table-cell table:style-name="ce33" office:value-type="float" office:value="441.174" calcext:value-type="float">
            <text:p><text:s/>441.17 </text:p>
          </table:table-cell>
          <table:table-cell table:style-name="ce43" office:value-type="percentage" office:value="0.00977873122379797" calcext:value-type="percentage">
            <text:p>0.98%</text:p>
          </table:table-cell>
          <table:table-cell table:style-name="ce52" office:value-type="float" office:value="502.673113407857" calcext:value-type="float">
            <text:p><text:s/>502.67 </text:p>
          </table:table-cell>
          <table:table-cell table:style-name="ce56" office:value-type="percentage" office:value="0.00654352026955479" calcext:value-type="percentage">
            <text:p>0.65%</text:p>
          </table:table-cell>
          <table:table-cell table:style-name="ce33" office:value-type="float" office:value="405.21" calcext:value-type="float">
            <text:p><text:s/>405.21 </text:p>
          </table:table-cell>
          <table:table-cell table:style-name="ce43" office:value-type="percentage" office:value="0.0067779470826849" calcext:value-type="percentage">
            <text:p>0.68%</text:p>
          </table:table-cell>
          <table:table-cell table:style-name="ce52" office:value-type="float" office:value="235.638" calcext:value-type="float">
            <text:p><text:s/>235.64 </text:p>
          </table:table-cell>
          <table:table-cell table:style-name="ce56" office:value-type="percentage" office:value="0.00358563089333152" calcext:value-type="percentage">
            <text:p>0.36%</text:p>
          </table:table-cell>
          <table:table-cell table:style-name="ce33" office:value-type="float" office:value="0.366" calcext:value-type="float">
            <text:p><text:s/>0.37 </text:p>
          </table:table-cell>
          <table:table-cell table:style-name="ce43" office:value-type="percentage" office:value="0.0583564433884303" calcext:value-type="percentage">
            <text:p>5.84%</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089.5954937845" calcext:value-type="float">
            <text:p><text:s/>12,089.60 </text:p>
          </table:table-cell>
          <table:table-cell table:style-name="ce56" office:value-type="percentage" office:value="0.157375660353074" calcext:value-type="percentage">
            <text:p>15.74%</text:p>
          </table:table-cell>
          <table:table-cell table:style-name="ce33" office:value-type="float" office:value="12089.5954937845" calcext:value-type="float">
            <text:p><text:s/>12,089.60 </text:p>
          </table:table-cell>
          <table:table-cell table:style-name="ce43" office:value-type="percentage" office:value="0.202222646301763" calcext:value-type="percentage">
            <text:p>2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001" calcext:value-type="float">
            <text:p><text:s/>0.00 </text:p>
          </table:table-cell>
          <table:table-cell table:style-name="ce43" office:value-type="percentage" office:value="0.00000001927423835907" calcext:value-type="percentage">
            <text:p>0.00%</text:p>
          </table:table-cell>
          <table:table-cell table:style-name="ce52" office:value-type="float" office:value="0.000635371370491655" calcext:value-type="float">
            <text:p><text:s/>0.00 </text:p>
          </table:table-cell>
          <table:table-cell table:style-name="ce56" office:value-type="percentage" office:value="0.00000003193588840023" calcext:value-type="percentage">
            <text:p>0.00%</text:p>
          </table:table-cell>
          <table:table-cell table:style-name="ce33" office:value-type="float" office:value="0.000502601755901513" calcext:value-type="float">
            <text:p><text:s/>0.00 </text:p>
          </table:table-cell>
          <table:table-cell table:style-name="ce43" office:value-type="percentage" office:value="0.00000008015150055821" calcext:value-type="percentage">
            <text:p>0.00%</text:p>
          </table:table-cell>
          <table:table-cell table:style-name="ce52" office:value-type="float" office:value="0.017" calcext:value-type="float">
            <text:p><text:s/>0.02 </text:p>
          </table:table-cell>
          <table:table-cell table:style-name="ce56" office:value-type="percentage" office:value="0.00000235485443362497" calcext:value-type="percentage">
            <text:p>0.00%</text:p>
          </table:table-cell>
          <table:table-cell table:style-name="ce33" office:value-type="float" office:value="0.038" calcext:value-type="float">
            <text:p><text:s/>0.04 </text:p>
          </table:table-cell>
          <table:table-cell table:style-name="ce43" office:value-type="percentage" office:value="0.00000084227943284129" calcext:value-type="percentage">
            <text:p>0.00%</text:p>
          </table:table-cell>
          <table:table-cell table:style-name="ce52" office:value-type="float" office:value="972.16673334734" calcext:value-type="float">
            <text:p><text:s/>972.17 </text:p>
          </table:table-cell>
          <table:table-cell table:style-name="ce56" office:value-type="percentage" office:value="0.012655128264009" calcext:value-type="percentage">
            <text:p>1.27%</text:p>
          </table:table-cell>
          <table:table-cell table:style-name="ce33" office:value-type="float" office:value="970.576582970947" calcext:value-type="float">
            <text:p><text:s/>970.58 </text:p>
          </table:table-cell>
          <table:table-cell table:style-name="ce43" office:value-type="percentage" office:value="0.0162348330965924" calcext:value-type="percentage">
            <text:p>1.62%</text:p>
          </table:table-cell>
          <table:table-cell table:style-name="ce52" office:value-type="float" office:value="0.007" calcext:value-type="float">
            <text:p><text:s/>0.01 </text:p>
          </table:table-cell>
          <table:table-cell table:style-name="ce56" office:value-type="percentage" office:value="0.0000001065168447080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86.082040873127" calcext:value-type="float">
            <text:p><text:s/>686.08 </text:p>
          </table:table-cell>
          <table:table-cell table:style-name="ce56" office:value-type="percentage" office:value="0.00893103613717299" calcext:value-type="percentage">
            <text:p>0.89%</text:p>
          </table:table-cell>
          <table:table-cell table:style-name="ce33" office:value-type="float" office:value="686.080422660734" calcext:value-type="float">
            <text:p><text:s/>686.08 </text:p>
          </table:table-cell>
          <table:table-cell table:style-name="ce43" office:value-type="percentage" office:value="0.0114760662354348" calcext:value-type="percentage">
            <text:p>1.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8820389819636" calcext:value-type="float">
            <text:p><text:s/>5.88 </text:p>
          </table:table-cell>
          <table:table-cell table:style-name="ce56" office:value-type="percentage" office:value="0.0000765691266912081" calcext:value-type="percentage">
            <text:p>0.01%</text:p>
          </table:table-cell>
          <table:table-cell table:style-name="ce33" office:value-type="float" office:value="5.8820389819636" calcext:value-type="float">
            <text:p><text:s/>5.88 </text:p>
          </table:table-cell>
          <table:table-cell table:style-name="ce43" office:value-type="percentage" office:value="0.0000983888575258238"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369.507914818993" calcext:value-type="float">
            <text:p><text:s/>369.51 </text:p>
          </table:table-cell>
          <table:table-cell table:style-name="ce43" office:value-type="percentage" office:value="0.00712198362578392" calcext:value-type="percentage">
            <text:p>0.71%</text:p>
          </table:table-cell>
          <table:table-cell table:style-name="ce52" office:value-type="float" office:value="354.783653849654" calcext:value-type="float">
            <text:p><text:s/>354.78 </text:p>
          </table:table-cell>
          <table:table-cell table:style-name="ce56" office:value-type="percentage" office:value="0.0178326120781939" calcext:value-type="percentage">
            <text:p>1.78%</text:p>
          </table:table-cell>
          <table:table-cell table:style-name="ce33" office:value-type="float" office:value="243.927412022858" calcext:value-type="float">
            <text:p><text:s/>243.93 </text:p>
          </table:table-cell>
          <table:table-cell table:style-name="ce43" office:value-type="percentage" office:value="0.0388998802159875" calcext:value-type="percentage">
            <text:p>3.8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700598093333334" calcext:value-type="float">
            <text:p><text:s/>0.70 </text:p>
          </table:table-cell>
          <table:table-cell table:style-name="ce43" office:value-type="percentage" office:value="0.0000155289306500655" calcext:value-type="percentage">
            <text:p>0.00%</text:p>
          </table:table-cell>
          <table:table-cell table:style-name="ce52" office:value-type="float" office:value="2006.28864738924" calcext:value-type="float">
            <text:p><text:s/>2,006.29 </text:p>
          </table:table-cell>
          <table:table-cell table:style-name="ce56" office:value-type="percentage" office:value="0.0261167547668642" calcext:value-type="percentage">
            <text:p>2.61%</text:p>
          </table:table-cell>
          <table:table-cell table:style-name="ce33" office:value-type="float" office:value="883.219130576558" calcext:value-type="float">
            <text:p><text:s/>883.22 </text:p>
          </table:table-cell>
          <table:table-cell table:style-name="ce43" office:value-type="percentage" office:value="0.0147736051170082" calcext:value-type="percentage">
            <text:p>1.48%</text:p>
          </table:table-cell>
          <table:table-cell table:style-name="ce52" office:value-type="float" office:value="34.7787987166666" calcext:value-type="float">
            <text:p><text:s/>34.78 </text:p>
          </table:table-cell>
          <table:table-cell table:style-name="ce56" office:value-type="percentage" office:value="0.000529218271719496"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384" calcext:value-type="float">
            <text:p><text:s/>0.38 </text:p>
          </table:table-cell>
          <table:table-cell table:style-name="ce43" office:value-type="percentage" office:value="0.00000740130752988259" calcext:value-type="percentage">
            <text:p>0.00%</text:p>
          </table:table-cell>
          <table:table-cell table:style-name="ce52" office:value-type="float" office:value="0.299450663444067" calcext:value-type="float">
            <text:p><text:s/>0.30 </text:p>
          </table:table-cell>
          <table:table-cell table:style-name="ce56" office:value-type="percentage" office:value="0.0000150513910655499" calcext:value-type="percentage">
            <text:p>0.00%</text:p>
          </table:table-cell>
          <table:table-cell table:style-name="ce33" office:value-type="float" office:value="0.251430595906436" calcext:value-type="float">
            <text:p><text:s/>0.25 </text:p>
          </table:table-cell>
          <table:table-cell table:style-name="ce43" office:value-type="percentage" office:value="0.0000400964368140724" calcext:value-type="percentage">
            <text:p>0.00%</text:p>
          </table:table-cell>
          <table:table-cell table:style-name="ce52" office:value-type="float" office:value="1.892" calcext:value-type="float">
            <text:p><text:s/>1.89 </text:p>
          </table:table-cell>
          <table:table-cell table:style-name="ce56" office:value-type="percentage" office:value="0.000262081446377555" calcext:value-type="percentage">
            <text:p>0.03%</text:p>
          </table:table-cell>
          <table:table-cell table:style-name="ce33" office:value-type="float" office:value="4.79" calcext:value-type="float">
            <text:p><text:s/>4.79 </text:p>
          </table:table-cell>
          <table:table-cell table:style-name="ce43" office:value-type="percentage" office:value="0.000106171539034468" calcext:value-type="percentage">
            <text:p>0.01%</text:p>
          </table:table-cell>
          <table:table-cell table:style-name="ce52" office:value-type="float" office:value="18.7308702890344" calcext:value-type="float">
            <text:p><text:s/>18.73 </text:p>
          </table:table-cell>
          <table:table-cell table:style-name="ce56" office:value-type="percentage" office:value="0.000243828098486842" calcext:value-type="percentage">
            <text:p>0.02%</text:p>
          </table:table-cell>
          <table:table-cell table:style-name="ce33" office:value-type="float" office:value="13.068" calcext:value-type="float">
            <text:p><text:s/>13.07 </text:p>
          </table:table-cell>
          <table:table-cell table:style-name="ce43" office:value-type="percentage" office:value="0.000218588417059121" calcext:value-type="percentage">
            <text:p>0.02%</text:p>
          </table:table-cell>
          <table:table-cell table:style-name="ce52" office:value-type="float" office:value="1.792" calcext:value-type="float">
            <text:p><text:s/>1.79 </text:p>
          </table:table-cell>
          <table:table-cell table:style-name="ce56" office:value-type="percentage" office:value="0.0000272683122452664" calcext:value-type="percentage">
            <text:p>0.00%</text:p>
          </table:table-cell>
          <table:table-cell table:style-name="ce33" office:value-type="float" office:value="0.028" calcext:value-type="float">
            <text:p><text:s/>0.03 </text:p>
          </table:table-cell>
          <table:table-cell table:style-name="ce43" office:value-type="percentage" office:value="0.00446442736304931" calcext:value-type="percentage">
            <text:p>0.45%</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5.0206043735292" calcext:value-type="float">
            <text:p><text:s/>25.02 </text:p>
          </table:table-cell>
          <table:table-cell table:style-name="ce43" office:value-type="percentage" office:value="0.000482253092583373" calcext:value-type="percentage">
            <text:p>0.05%</text:p>
          </table:table-cell>
          <table:table-cell table:style-name="ce52" office:value-type="float" office:value="16.4814515242805" calcext:value-type="float">
            <text:p><text:s/>16.48 </text:p>
          </table:table-cell>
          <table:table-cell table:style-name="ce56" office:value-type="percentage" office:value="0.000828412832240011" calcext:value-type="percentage">
            <text:p>0.08%</text:p>
          </table:table-cell>
          <table:table-cell table:style-name="ce33" office:value-type="float" office:value="8.23051455987452" calcext:value-type="float">
            <text:p><text:s/>8.23 </text:p>
          </table:table-cell>
          <table:table-cell table:style-name="ce43" office:value-type="percentage" office:value="0.0013125463343376" calcext:value-type="percentage">
            <text:p>0.13%</text:p>
          </table:table-cell>
          <table:table-cell table:style-name="ce52" office:value-type="float" office:value="175.392507760463" calcext:value-type="float">
            <text:p><text:s/>175.39 </text:p>
          </table:table-cell>
          <table:table-cell table:style-name="ce56" office:value-type="percentage" office:value="0.0242955190896663" calcext:value-type="percentage">
            <text:p>2.43%</text:p>
          </table:table-cell>
          <table:table-cell table:style-name="ce33" office:value-type="float" office:value="219.002882061609" calcext:value-type="float">
            <text:p><text:s/>219.00 </text:p>
          </table:table-cell>
          <table:table-cell table:style-name="ce43" office:value-type="percentage" office:value="0.00485425324456474" calcext:value-type="percentage">
            <text:p>0.49%</text:p>
          </table:table-cell>
          <table:table-cell table:style-name="ce52" office:value-type="float" office:value="21.2038644886593" calcext:value-type="float">
            <text:p><text:s/>21.20 </text:p>
          </table:table-cell>
          <table:table-cell table:style-name="ce56" office:value-type="percentage" office:value="0.000276020167726493" calcext:value-type="percentage">
            <text:p>0.03%</text:p>
          </table:table-cell>
          <table:table-cell table:style-name="ce33" office:value-type="float" office:value="18.5224413424616" calcext:value-type="float">
            <text:p><text:s/>18.52 </text:p>
          </table:table-cell>
          <table:table-cell table:style-name="ce43" office:value-type="percentage" office:value="0.000309824849488759" calcext:value-type="percentage">
            <text:p>0.03%</text:p>
          </table:table-cell>
          <table:table-cell table:style-name="ce52" office:value-type="float" office:value="57.3296644420654" calcext:value-type="float">
            <text:p><text:s/>57.33 </text:p>
          </table:table-cell>
          <table:table-cell table:style-name="ce56" office:value-type="percentage" office:value="0.000872367852077335"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0784.5219917712" calcext:value-type="float">
            <text:p><text:s/>10,784.52 </text:p>
          </table:table-cell>
          <table:table-cell table:style-name="ce43" office:value-type="percentage" office:value="0.207863447458023" calcext:value-type="percentage">
            <text:p>20.79%</text:p>
          </table:table-cell>
          <table:table-cell table:style-name="ce52" office:value-type="float" office:value="5991.40110653958" calcext:value-type="float">
            <text:p><text:s/>5,991.40 </text:p>
          </table:table-cell>
          <table:table-cell table:style-name="ce56" office:value-type="percentage" office:value="0.30114784201151" calcext:value-type="percentage">
            <text:p>30.11%</text:p>
          </table:table-cell>
          <table:table-cell table:style-name="ce33" office:value-type="float" office:value="599.140110653958" calcext:value-type="float">
            <text:p><text:s/>599.14 </text:p>
          </table:table-cell>
          <table:table-cell table:style-name="ce43" office:value-type="percentage" office:value="0.0955467790346106" calcext:value-type="percentage">
            <text:p>9.5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0.544683805073" calcext:value-type="float">
            <text:p><text:s/>250.54 </text:p>
          </table:table-cell>
          <table:table-cell table:style-name="ce56" office:value-type="percentage" office:value="0.00326145197182545" calcext:value-type="percentage">
            <text:p>0.33%</text:p>
          </table:table-cell>
          <table:table-cell table:style-name="ce33" office:value-type="float" office:value="211.209168447677" calcext:value-type="float">
            <text:p><text:s/>211.21 </text:p>
          </table:table-cell>
          <table:table-cell table:style-name="ce43" office:value-type="percentage" office:value="0.00353289545449578" calcext:value-type="percentage">
            <text:p>0.3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809.66000326401" calcext:value-type="float">
            <text:p><text:s/>4,809.66 </text:p>
          </table:table-cell>
          <table:table-cell table:style-name="ce56" office:value-type="percentage" office:value="0.0626094909028669" calcext:value-type="percentage">
            <text:p>6.26%</text:p>
          </table:table-cell>
          <table:table-cell table:style-name="ce33" office:value-type="float" office:value="4809.66000326401" calcext:value-type="float">
            <text:p><text:s/>4,809.66 </text:p>
          </table:table-cell>
          <table:table-cell table:style-name="ce43" office:value-type="percentage" office:value="0.0804511759034318" calcext:value-type="percentage">
            <text:p>8.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83.144575038959" calcext:value-type="float">
            <text:p><text:s/>883.14 </text:p>
          </table:table-cell>
          <table:table-cell table:style-name="ce56" office:value-type="percentage" office:value="0.01149628709707" calcext:value-type="percentage">
            <text:p>1.15%</text:p>
          </table:table-cell>
          <table:table-cell table:style-name="ce33" office:value-type="float" office:value="883.144575038959" calcext:value-type="float">
            <text:p><text:s/>883.14 </text:p>
          </table:table-cell>
          <table:table-cell table:style-name="ce43" office:value-type="percentage" office:value="0.0147723580266388" calcext:value-type="percentage">
            <text:p>1.4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27295.1983893525" calcext:value-type="float">
            <text:p><text:s/>27,295.20 </text:p>
          </table:table-cell>
          <table:table-cell table:style-name="ce43" office:value-type="percentage" office:value="0.526094159814463" calcext:value-type="percentage">
            <text:p>52.61%</text:p>
          </table:table-cell>
          <table:table-cell table:style-name="ce52" office:value-type="float" office:value="5239.3260159843" calcext:value-type="float">
            <text:p><text:s/>5,239.33 </text:p>
          </table:table-cell>
          <table:table-cell table:style-name="ce56" office:value-type="percentage" office:value="0.263346034633912" calcext:value-type="percentage">
            <text:p>26.33%</text:p>
          </table:table-cell>
          <table:table-cell table:style-name="ce33" office:value-type="float" office:value="1267.5789154453" calcext:value-type="float">
            <text:p><text:s/>1,267.58 </text:p>
          </table:table-cell>
          <table:table-cell table:style-name="ce43" office:value-type="percentage" office:value="0.202144841230525" calcext:value-type="percentage">
            <text:p>20.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20.6034038141" calcext:value-type="float">
            <text:p><text:s/>20.60 </text:p>
          </table:table-cell>
          <table:table-cell table:style-name="ce43" office:value-type="percentage" office:value="0.00039711491612112" calcext:value-type="percentage">
            <text:p>0.04%</text:p>
          </table:table-cell>
          <table:table-cell table:style-name="ce52" office:value-type="float" office:value="9.2715319469" calcext:value-type="float">
            <text:p><text:s/>9.27 </text:p>
          </table:table-cell>
          <table:table-cell table:style-name="ce56" office:value-type="percentage" office:value="0.000466018179771363" calcext:value-type="percentage">
            <text:p>0.05%</text:p>
          </table:table-cell>
          <table:table-cell table:style-name="ce33" office:value-type="float" office:value="1.0301701522" calcext:value-type="float">
            <text:p><text:s/>1.03 </text:p>
          </table:table-cell>
          <table:table-cell table:style-name="ce43" office:value-type="percentage" office:value="0.00016428451066791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1.5958715247375" calcext:value-type="float">
            <text:p><text:s/>1.60 </text:p>
          </table:table-cell>
          <table:table-cell table:style-name="ce43" office:value-type="percentage" office:value="0.0000307592081582418" calcext:value-type="percentage">
            <text:p>0.00%</text:p>
          </table:table-cell>
          <table:table-cell table:style-name="ce52" office:value-type="float" office:value="0.86779495291875" calcext:value-type="float">
            <text:p><text:s/>0.87 </text:p>
          </table:table-cell>
          <table:table-cell table:style-name="ce56" office:value-type="percentage" office:value="0.0000436182743790457" calcext:value-type="percentage">
            <text:p>0.00%</text:p>
          </table:table-cell>
          <table:table-cell table:style-name="ce33" office:value-type="float" office:value="0.401759528024288" calcext:value-type="float">
            <text:p><text:s/>0.40 </text:p>
          </table:table-cell>
          <table:table-cell table:style-name="ce43" office:value-type="percentage" office:value="0.000064069869745971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5429.6780585106" calcext:value-type="float">
            <text:p><text:s/>5,429.68 </text:p>
          </table:table-cell>
          <table:table-cell table:style-name="ce43" office:value-type="percentage" office:value="0.104652909112742" calcext:value-type="percentage">
            <text:p>10.47%</text:p>
          </table:table-cell>
          <table:table-cell table:style-name="ce52" office:value-type="float" office:value="2988.0254483669" calcext:value-type="float">
            <text:p><text:s/>2,988.03 </text:p>
          </table:table-cell>
          <table:table-cell table:style-name="ce56" office:value-type="percentage" office:value="0.150188144584244" calcext:value-type="percentage">
            <text:p>15.02%</text:p>
          </table:table-cell>
          <table:table-cell table:style-name="ce33" office:value-type="float" office:value="872.50188082" calcext:value-type="float">
            <text:p><text:s/>872.50 </text:p>
          </table:table-cell>
          <table:table-cell table:style-name="ce43" office:value-type="percentage" office:value="0.139140649960822" calcext:value-type="percentage">
            <text:p>13.9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41.16396946934" calcext:value-type="float">
            <text:p><text:s/>1,141.16 </text:p>
          </table:table-cell>
          <table:table-cell table:style-name="ce56" office:value-type="percentage" office:value="0.014855040713207" calcext:value-type="percentage">
            <text:p>1.49%</text:p>
          </table:table-cell>
          <table:table-cell table:style-name="ce33" office:value-type="float" office:value="1141.16396946934" calcext:value-type="float">
            <text:p><text:s/>1,141.16 </text:p>
          </table:table-cell>
          <table:table-cell table:style-name="ce43" office:value-type="percentage" office:value="0.0190882480633002" calcext:value-type="percentage">
            <text:p>1.9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3592.97546944977" calcext:value-type="float">
            <text:p><text:s/>3,592.98 </text:p>
          </table:table-cell>
          <table:table-cell table:style-name="ce43" office:value-type="percentage" office:value="0.0692518656164635" calcext:value-type="percentage">
            <text:p>6.93%</text:p>
          </table:table-cell>
          <table:table-cell table:style-name="ce52" office:value-type="float" office:value="1796.49753268059" calcext:value-type="float">
            <text:p><text:s/>1,796.50 </text:p>
          </table:table-cell>
          <table:table-cell table:style-name="ce56" office:value-type="percentage" office:value="0.0902979696277137" calcext:value-type="percentage">
            <text:p>9.03%</text:p>
          </table:table-cell>
          <table:table-cell table:style-name="ce33" office:value-type="float" office:value="523.982889221292" calcext:value-type="float">
            <text:p><text:s/>523.98 </text:p>
          </table:table-cell>
          <table:table-cell table:style-name="ce43" office:value-type="percentage" office:value="0.0835612178922524" calcext:value-type="percentage">
            <text:p>8.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25.6494403926638" calcext:value-type="float">
            <text:p><text:s/>25.65 </text:p>
          </table:table-cell>
          <table:table-cell table:style-name="ce43" office:value-type="percentage" office:value="0.000494373427904941" calcext:value-type="percentage">
            <text:p>0.05%</text:p>
          </table:table-cell>
          <table:table-cell table:style-name="ce52" office:value-type="float" office:value="24.6234627769573" calcext:value-type="float">
            <text:p><text:s/>24.62 </text:p>
          </table:table-cell>
          <table:table-cell table:style-name="ce56" office:value-type="percentage" office:value="0.00123765752722475" calcext:value-type="percentage">
            <text:p>0.12%</text:p>
          </table:table-cell>
          <table:table-cell table:style-name="ce33" office:value-type="float" office:value="23.0844963533974" calcext:value-type="float">
            <text:p><text:s/>23.08 </text:p>
          </table:table-cell>
          <table:table-cell table:style-name="ce43" office:value-type="percentage" office:value="0.00368135805462246" calcext:value-type="percentage">
            <text:p>0.37%</text:p>
          </table:table-cell>
          <table:table-cell table:style-name="ce52" office:value-type="float" office:value="97.3581840185162" calcext:value-type="float">
            <text:p><text:s/>97.36 </text:p>
          </table:table-cell>
          <table:table-cell table:style-name="ce56" office:value-type="percentage" office:value="0.0134861383109222" calcext:value-type="percentage">
            <text:p>1.35%</text:p>
          </table:table-cell>
          <table:table-cell table:style-name="ce33" office:value-type="float" office:value="446.477497157934" calcext:value-type="float">
            <text:p><text:s/>446.48 </text:p>
          </table:table-cell>
          <table:table-cell table:style-name="ce43" office:value-type="percentage" office:value="0.00989628455480482" calcext:value-type="percentage">
            <text:p>0.99%</text:p>
          </table:table-cell>
          <table:table-cell table:style-name="ce52" office:value-type="float" office:value="36.7325705916586" calcext:value-type="float">
            <text:p><text:s/>36.73 </text:p>
          </table:table-cell>
          <table:table-cell table:style-name="ce56" office:value-type="percentage" office:value="0.000478164265818505" calcext:value-type="percentage">
            <text:p>0.05%</text:p>
          </table:table-cell>
          <table:table-cell table:style-name="ce33" office:value-type="float" office:value="29.3226974518297" calcext:value-type="float">
            <text:p><text:s/>29.32 </text:p>
          </table:table-cell>
          <table:table-cell table:style-name="ce43" office:value-type="percentage" office:value="0.000490480717776168" calcext:value-type="percentage">
            <text:p>0.05%</text:p>
          </table:table-cell>
          <table:table-cell table:style-name="ce52" office:value-type="float" office:value="248.56669530113" calcext:value-type="float">
            <text:p><text:s/>248.57 </text:p>
          </table:table-cell>
          <table:table-cell table:style-name="ce56" office:value-type="percentage" office:value="0.00378236286899844" calcext:value-type="percentage">
            <text:p>0.3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9.642" calcext:value-type="float">
            <text:p><text:s/>9.64 </text:p>
          </table:table-cell>
          <table:table-cell table:style-name="ce43" office:value-type="percentage" office:value="0.000185842206258146" calcext:value-type="percentage">
            <text:p>0.02%</text:p>
          </table:table-cell>
          <table:table-cell table:style-name="ce52" office:value-type="float" office:value="3.77246217587829" calcext:value-type="float">
            <text:p><text:s/>3.77 </text:p>
          </table:table-cell>
          <table:table-cell table:style-name="ce56" office:value-type="percentage" office:value="0.00018961655598317" calcext:value-type="percentage">
            <text:p>0.02%</text:p>
          </table:table-cell>
          <table:table-cell table:style-name="ce33" office:value-type="float" office:value="3.33933804122413" calcext:value-type="float">
            <text:p><text:s/>3.34 </text:p>
          </table:table-cell>
          <table:table-cell table:style-name="ce43" office:value-type="percentage" office:value="0.000532534858329641" calcext:value-type="percentage">
            <text:p>0.05%</text:p>
          </table:table-cell>
          <table:table-cell table:style-name="ce52" office:value-type="float" office:value="85.218" calcext:value-type="float">
            <text:p><text:s/>85.22 </text:p>
          </table:table-cell>
          <table:table-cell table:style-name="ce56" office:value-type="percentage" office:value="0.0118044697132148" calcext:value-type="percentage">
            <text:p>1.18%</text:p>
          </table:table-cell>
          <table:table-cell table:style-name="ce33" office:value-type="float" office:value="815.685" calcext:value-type="float">
            <text:p><text:s/>815.69 </text:p>
          </table:table-cell>
          <table:table-cell table:style-name="ce43" office:value-type="percentage" office:value="0.0180798605046618" calcext:value-type="percentage">
            <text:p>1.81%</text:p>
          </table:table-cell>
          <table:table-cell table:style-name="ce52" office:value-type="float" office:value="88.2393171792789" calcext:value-type="float">
            <text:p><text:s/>88.24 </text:p>
          </table:table-cell>
          <table:table-cell table:style-name="ce56" office:value-type="percentage" office:value="0.00114865057456495" calcext:value-type="percentage">
            <text:p>0.11%</text:p>
          </table:table-cell>
          <table:table-cell table:style-name="ce33" office:value-type="float" office:value="61.766" calcext:value-type="float">
            <text:p><text:s/>61.77 </text:p>
          </table:table-cell>
          <table:table-cell table:style-name="ce43" office:value-type="percentage" office:value="0.00103315979247579" calcext:value-type="percentage">
            <text:p>0.10%</text:p>
          </table:table-cell>
          <table:table-cell table:style-name="ce52" office:value-type="float" office:value="83.777" calcext:value-type="float">
            <text:p><text:s/>83.78 </text:p>
          </table:table-cell>
          <table:table-cell table:style-name="ce56" office:value-type="percentage" office:value="0.00127480881415831" calcext:value-type="percentage">
            <text:p>0.13%</text:p>
          </table:table-cell>
          <table:table-cell table:style-name="ce33" office:value-type="float" office:value="0.02" calcext:value-type="float">
            <text:p><text:s/>0.02 </text:p>
          </table:table-cell>
          <table:table-cell table:style-name="ce43" office:value-type="percentage" office:value="0.00318887668789236" calcext:value-type="percentage">
            <text:p>0.32%</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36.1202656526854" calcext:value-type="float">
            <text:p><text:s/>36.12 </text:p>
          </table:table-cell>
          <table:table-cell table:style-name="ce43" office:value-type="percentage" office:value="0.000696190609782761" calcext:value-type="percentage">
            <text:p>0.07%</text:p>
          </table:table-cell>
          <table:table-cell table:style-name="ce52" office:value-type="float" office:value="34.1453211682865" calcext:value-type="float">
            <text:p><text:s/>34.15 </text:p>
          </table:table-cell>
          <table:table-cell table:style-name="ce56" office:value-type="percentage" office:value="0.00171625795064793" calcext:value-type="percentage">
            <text:p>0.17%</text:p>
          </table:table-cell>
          <table:table-cell table:style-name="ce33" office:value-type="float" office:value="16.1259929800512" calcext:value-type="float">
            <text:p><text:s/>16.13 </text:p>
          </table:table-cell>
          <table:table-cell table:style-name="ce43" office:value-type="percentage" office:value="0.00257166338988199" calcext:value-type="percentage">
            <text:p>0.26%</text:p>
          </table:table-cell>
          <table:table-cell table:style-name="ce52" office:value-type="float" office:value="3.98253267928389" calcext:value-type="float">
            <text:p><text:s/>3.98 </text:p>
          </table:table-cell>
          <table:table-cell table:style-name="ce56" office:value-type="percentage" office:value="0.000551663808051058" calcext:value-type="percentage">
            <text:p>0.06%</text:p>
          </table:table-cell>
          <table:table-cell table:style-name="ce33" office:value-type="float" office:value="8.53633029207161" calcext:value-type="float">
            <text:p><text:s/>8.54 </text:p>
          </table:table-cell>
          <table:table-cell table:style-name="ce43" office:value-type="percentage" office:value="0.000189209879919789" calcext:value-type="percentage">
            <text:p>0.02%</text:p>
          </table:table-cell>
          <table:table-cell table:style-name="ce52" office:value-type="float" office:value="14.8858418727176" calcext:value-type="float">
            <text:p><text:s/>14.89 </text:p>
          </table:table-cell>
          <table:table-cell table:style-name="ce56" office:value-type="percentage" office:value="0.000193775647484218" calcext:value-type="percentage">
            <text:p>0.02%</text:p>
          </table:table-cell>
          <table:table-cell table:style-name="ce33" office:value-type="float" office:value="8.78115812071611" calcext:value-type="float">
            <text:p><text:s/>8.78 </text:p>
          </table:table-cell>
          <table:table-cell table:style-name="ce43" office:value-type="percentage" office:value="0.000146882419157727" calcext:value-type="percentage">
            <text:p>0.01%</text:p>
          </table:table-cell>
          <table:table-cell table:style-name="ce52" office:value-type="float" office:value="98.1433155759591" calcext:value-type="float">
            <text:p><text:s/>98.14 </text:p>
          </table:table-cell>
          <table:table-cell table:style-name="ce56" office:value-type="percentage" office:value="0.00149341661490568" calcext:value-type="percentage">
            <text:p>0.1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1.219531635" calcext:value-type="float">
            <text:p><text:s/>1.22 </text:p>
          </table:table-cell>
          <table:table-cell table:style-name="ce43" office:value-type="percentage" office:value="0.0000235055434194154" calcext:value-type="percentage">
            <text:p>0.00%</text:p>
          </table:table-cell>
          <table:table-cell table:style-name="ce52" office:value-type="float" office:value="1.196848346589" calcext:value-type="float">
            <text:p><text:s/>1.20 </text:p>
          </table:table-cell>
          <table:table-cell table:style-name="ce56" office:value-type="percentage" office:value="0.0000601575975938108" calcext:value-type="percentage">
            <text:p>0.01%</text:p>
          </table:table-cell>
          <table:table-cell table:style-name="ce33" office:value-type="float" office:value="1.1616038823375" calcext:value-type="float">
            <text:p><text:s/>1.16 </text:p>
          </table:table-cell>
          <table:table-cell table:style-name="ce43" office:value-type="percentage" office:value="0.000185244665643074"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228799195" calcext:value-type="float">
            <text:p><text:s/>2.23 </text:p>
          </table:table-cell>
          <table:table-cell table:style-name="ce56" office:value-type="percentage" office:value="0.0000290132738756939" calcext:value-type="percentage">
            <text:p>0.00%</text:p>
          </table:table-cell>
          <table:table-cell table:style-name="ce33" office:value-type="float" office:value="1.6821126" calcext:value-type="float">
            <text:p><text:s/>1.68 </text:p>
          </table:table-cell>
          <table:table-cell table:style-name="ce43" office:value-type="percentage" office:value="0.0000281366950221306" calcext:value-type="percentage">
            <text:p>0.00%</text:p>
          </table:table-cell>
          <table:table-cell table:style-name="ce52" office:value-type="float" office:value="14.928749325" calcext:value-type="float">
            <text:p><text:s/>14.93 </text:p>
          </table:table-cell>
          <table:table-cell table:style-name="ce56" office:value-type="percentage" office:value="0.000227166181933823"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23.9119516683288" calcext:value-type="float">
            <text:p><text:s/>23.91 </text:p>
          </table:table-cell>
          <table:table-cell table:style-name="ce43" office:value-type="percentage" office:value="0.000460884656085912" calcext:value-type="percentage">
            <text:p>0.05%</text:p>
          </table:table-cell>
          <table:table-cell table:style-name="ce52" office:value-type="float" office:value="23.4671893672979" calcext:value-type="float">
            <text:p><text:s/>23.47 </text:p>
          </table:table-cell>
          <table:table-cell table:style-name="ce56" office:value-type="percentage" office:value="0.0011795393615566" calcext:value-type="percentage">
            <text:p>0.12%</text:p>
          </table:table-cell>
          <table:table-cell table:style-name="ce33" office:value-type="float" office:value="22.1257267978877" calcext:value-type="float">
            <text:p><text:s/>22.13 </text:p>
          </table:table-cell>
          <table:table-cell table:style-name="ce43" office:value-type="percentage" office:value="0.00352846002420115" calcext:value-type="percentage">
            <text:p>0.35%</text:p>
          </table:table-cell>
          <table:table-cell table:style-name="ce52" office:value-type="float" office:value="0.345222742882024" calcext:value-type="float">
            <text:p><text:s/>0.35 </text:p>
          </table:table-cell>
          <table:table-cell table:style-name="ce56" office:value-type="percentage" office:value="0.000047820547450818" calcext:value-type="percentage">
            <text:p>0.00%</text:p>
          </table:table-cell>
          <table:table-cell table:style-name="ce33" office:value-type="float" office:value="17.9515826298652" calcext:value-type="float">
            <text:p><text:s/>17.95 </text:p>
          </table:table-cell>
          <table:table-cell table:style-name="ce43" office:value-type="percentage" office:value="0.000397901285160169" calcext:value-type="percentage">
            <text:p>0.04%</text:p>
          </table:table-cell>
          <table:table-cell table:style-name="ce52" office:value-type="float" office:value="22.4681590390675" calcext:value-type="float">
            <text:p><text:s/>22.47 </text:p>
          </table:table-cell>
          <table:table-cell table:style-name="ce56" office:value-type="percentage" office:value="0.000292478054167241" calcext:value-type="percentage">
            <text:p>0.03%</text:p>
          </table:table-cell>
          <table:table-cell table:style-name="ce33" office:value-type="float" office:value="16.9571011615604" calcext:value-type="float">
            <text:p><text:s/>16.96 </text:p>
          </table:table-cell>
          <table:table-cell table:style-name="ce43" office:value-type="percentage" office:value="0.000283641406551642" calcext:value-type="percentage">
            <text:p>0.03%</text:p>
          </table:table-cell>
          <table:table-cell table:style-name="ce52" office:value-type="float" office:value="255.725839677136" calcext:value-type="float">
            <text:p><text:s/>255.73 </text:p>
          </table:table-cell>
          <table:table-cell table:style-name="ce56" office:value-type="percentage" office:value="0.00389130136467582" calcext:value-type="percentage">
            <text:p>0.3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067.3287311656" calcext:value-type="float">
            <text:p><text:s/>12,067.33 </text:p>
          </table:table-cell>
          <table:table-cell table:style-name="ce56" office:value-type="percentage" office:value="0.157085803965995" calcext:value-type="percentage">
            <text:p>15.71%</text:p>
          </table:table-cell>
          <table:table-cell table:style-name="ce33" office:value-type="float" office:value="76.6641529480944" calcext:value-type="float">
            <text:p><text:s/>76.66 </text:p>
          </table:table-cell>
          <table:table-cell table:style-name="ce43" office:value-type="percentage" office:value="0.00128236117524505"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155.577195664213" calcext:value-type="float">
            <text:p><text:s/>155.58 </text:p>
          </table:table-cell>
          <table:table-cell table:style-name="ce43" office:value-type="percentage" office:value="0.0029986319524676" calcext:value-type="percentage">
            <text:p>0.30%</text:p>
          </table:table-cell>
          <table:table-cell table:style-name="ce52" office:value-type="float" office:value="139.142725991039" calcext:value-type="float">
            <text:p><text:s/>139.14 </text:p>
          </table:table-cell>
          <table:table-cell table:style-name="ce56" office:value-type="percentage" office:value="0.00699377840319586" calcext:value-type="percentage">
            <text:p>0.70%</text:p>
          </table:table-cell>
          <table:table-cell table:style-name="ce33" office:value-type="float" office:value="123.351997600772" calcext:value-type="float">
            <text:p><text:s/>123.35 </text:p>
          </table:table-cell>
          <table:table-cell table:style-name="ce43" office:value-type="percentage" office:value="0.0196713353832621" calcext:value-type="percentage">
            <text:p>1.97%</text:p>
          </table:table-cell>
          <table:table-cell table:style-name="ce52" office:value-type="float" office:value="1.15766763076387" calcext:value-type="float">
            <text:p><text:s/>1.16 </text:p>
          </table:table-cell>
          <table:table-cell table:style-name="ce56" office:value-type="percentage" office:value="0.000160361103115789" calcext:value-type="percentage">
            <text:p>0.02%</text:p>
          </table:table-cell>
          <table:table-cell table:style-name="ce33" office:value-type="float" office:value="29.9902994319748" calcext:value-type="float">
            <text:p><text:s/>29.99 </text:p>
          </table:table-cell>
          <table:table-cell table:style-name="ce43" office:value-type="percentage" office:value="0.000664742431481689" calcext:value-type="percentage">
            <text:p>0.07%</text:p>
          </table:table-cell>
          <table:table-cell table:style-name="ce52" office:value-type="float" office:value="27.4070403605375" calcext:value-type="float">
            <text:p><text:s/>27.41 </text:p>
          </table:table-cell>
          <table:table-cell table:style-name="ce56" office:value-type="percentage" office:value="0.000356769676643063" calcext:value-type="percentage">
            <text:p>0.04%</text:p>
          </table:table-cell>
          <table:table-cell table:style-name="ce33" office:value-type="float" office:value="26.6414487921157" calcext:value-type="float">
            <text:p><text:s/>26.64 </text:p>
          </table:table-cell>
          <table:table-cell table:style-name="ce43" office:value-type="percentage" office:value="0.000445631475331359" calcext:value-type="percentage">
            <text:p>0.04%</text:p>
          </table:table-cell>
          <table:table-cell table:style-name="ce52" office:value-type="float" office:value="1333.37186922463" calcext:value-type="float">
            <text:p><text:s/>1,333.37 </text:p>
          </table:table-cell>
          <table:table-cell table:style-name="ce56" office:value-type="percentage" office:value="0.0202895091903303" calcext:value-type="percentage">
            <text:p>2.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257.3598" calcext:value-type="float">
            <text:p><text:s/>257.36 </text:p>
          </table:table-cell>
          <table:table-cell table:style-name="ce43" office:value-type="percentage" office:value="0.00496041412924239" calcext:value-type="percentage">
            <text:p>0.50%</text:p>
          </table:table-cell>
          <table:table-cell table:style-name="ce52" office:value-type="float" office:value="206.897623" calcext:value-type="float">
            <text:p><text:s/>206.90 </text:p>
          </table:table-cell>
          <table:table-cell table:style-name="ce56" office:value-type="percentage" office:value="0.0103993659539425" calcext:value-type="percentage">
            <text:p>1.04%</text:p>
          </table:table-cell>
          <table:table-cell table:style-name="ce33" office:value-type="float" office:value="113.254224" calcext:value-type="float">
            <text:p><text:s/>113.25 </text:p>
          </table:table-cell>
          <table:table-cell table:style-name="ce43" office:value-type="percentage" office:value="0.018061011310782" calcext:value-type="percentage">
            <text:p>1.81%</text:p>
          </table:table-cell>
          <table:table-cell table:style-name="ce52" office:value-type="float" office:value="6.14281" calcext:value-type="float">
            <text:p><text:s/>6.14 </text:p>
          </table:table-cell>
          <table:table-cell table:style-name="ce56" office:value-type="percentage" office:value="0.000850907256671517" calcext:value-type="percentage">
            <text:p>0.09%</text:p>
          </table:table-cell>
          <table:table-cell table:style-name="ce33" office:value-type="float" office:value="2722.0025" calcext:value-type="float">
            <text:p><text:s/>2,722.00 </text:p>
          </table:table-cell>
          <table:table-cell table:style-name="ce43" office:value-type="percentage" office:value="0.0603338611024361" calcext:value-type="percentage">
            <text:p>6.03%</text:p>
          </table:table-cell>
          <table:table-cell table:style-name="ce52" office:value-type="float" office:value="6829.356274" calcext:value-type="float">
            <text:p><text:s/>6,829.36 </text:p>
          </table:table-cell>
          <table:table-cell table:style-name="ce56" office:value-type="percentage" office:value="0.0889007786869065" calcext:value-type="percentage">
            <text:p>8.89%</text:p>
          </table:table-cell>
          <table:table-cell table:style-name="ce33" office:value-type="float" office:value="6141.640268" calcext:value-type="float">
            <text:p><text:s/>6,141.64 </text:p>
          </table:table-cell>
          <table:table-cell table:style-name="ce43" office:value-type="percentage" office:value="0.102731207861086" calcext:value-type="percentage">
            <text:p>10.27%</text:p>
          </table:table-cell>
          <table:table-cell table:style-name="ce52" office:value-type="float" office:value="13105.492004" calcext:value-type="float">
            <text:p><text:s/>13,105.49 </text:p>
          </table:table-cell>
          <table:table-cell table:style-name="ce56" office:value-type="percentage" office:value="0.199422236658992" calcext:value-type="percentage">
            <text:p>19.94%</text:p>
          </table:table-cell>
          <table:table-cell table:style-name="ce33" office:value-type="float" office:value="1.808658" calcext:value-type="float">
            <text:p><text:s/>1.81 </text:p>
          </table:table-cell>
          <table:table-cell table:style-name="ce43" office:value-type="percentage" office:value="0.288379366628501" calcext:value-type="percentage">
            <text:p>28.8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9.516694" calcext:value-type="float">
            <text:p><text:s/>9.52 </text:p>
          </table:table-cell>
          <table:table-cell table:style-name="ce43" office:value-type="percentage" office:value="0.000183427028546324" calcext:value-type="percentage">
            <text:p>0.02%</text:p>
          </table:table-cell>
          <table:table-cell table:style-name="ce52" office:value-type="float" office:value="7.663209" calcext:value-type="float">
            <text:p><text:s/>7.66 </text:p>
          </table:table-cell>
          <table:table-cell table:style-name="ce56" office:value-type="percentage" office:value="0.000385178493677259" calcext:value-type="percentage">
            <text:p>0.04%</text:p>
          </table:table-cell>
          <table:table-cell table:style-name="ce33" office:value-type="float" office:value="4.22367" calcext:value-type="float">
            <text:p><text:s/>4.22 </text:p>
          </table:table-cell>
          <table:table-cell table:style-name="ce43" office:value-type="percentage" office:value="0.000673562088448114" calcext:value-type="percentage">
            <text:p>0.07%</text:p>
          </table:table-cell>
          <table:table-cell table:style-name="ce52" office:value-type="float" office:value="0.259624" calcext:value-type="float">
            <text:p><text:s/>0.26 </text:p>
          </table:table-cell>
          <table:table-cell table:style-name="ce56" office:value-type="percentage" office:value="0.0000359633369103205" calcext:value-type="percentage">
            <text:p>0.00%</text:p>
          </table:table-cell>
          <table:table-cell table:style-name="ce33" office:value-type="float" office:value="21.44498" calcext:value-type="float">
            <text:p><text:s/>21.44 </text:p>
          </table:table-cell>
          <table:table-cell table:style-name="ce43" office:value-type="percentage" office:value="0.000475333305044547" calcext:value-type="percentage">
            <text:p>0.05%</text:p>
          </table:table-cell>
          <table:table-cell table:style-name="ce52" office:value-type="float" office:value="167.484466" calcext:value-type="float">
            <text:p><text:s/>167.48 </text:p>
          </table:table-cell>
          <table:table-cell table:style-name="ce56" office:value-type="percentage" office:value="0.00218022004534255" calcext:value-type="percentage">
            <text:p>0.22%</text:p>
          </table:table-cell>
          <table:table-cell table:style-name="ce33" office:value-type="float" office:value="150.618771" calcext:value-type="float">
            <text:p><text:s/>150.62 </text:p>
          </table:table-cell>
          <table:table-cell table:style-name="ce43" office:value-type="percentage" office:value="0.00251939996420877" calcext:value-type="percentage">
            <text:p>0.25%</text:p>
          </table:table-cell>
          <table:table-cell table:style-name="ce52" office:value-type="float" office:value="249.441417" calcext:value-type="float">
            <text:p><text:s/>249.44 </text:p>
          </table:table-cell>
          <table:table-cell table:style-name="ce56" office:value-type="percentage" office:value="0.00379567323976434" calcext:value-type="percentage">
            <text:p>0.38%</text:p>
          </table:table-cell>
          <table:table-cell table:style-name="ce33" office:value-type="float" office:value="0.076481" calcext:value-type="float">
            <text:p><text:s/>0.08 </text:p>
          </table:table-cell>
          <table:table-cell table:style-name="ce43" office:value-type="percentage" office:value="0.0121944238983348" calcext:value-type="percentage">
            <text:p>1.2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9.728205" calcext:value-type="float">
            <text:p><text:s/>9.73 </text:p>
          </table:table-cell>
          <table:table-cell table:style-name="ce43" office:value-type="percentage" office:value="0.000187503741975889" calcext:value-type="percentage">
            <text:p>0.02%</text:p>
          </table:table-cell>
          <table:table-cell table:style-name="ce52" office:value-type="float" office:value="7.835367" calcext:value-type="float">
            <text:p><text:s/>7.84 </text:p>
          </table:table-cell>
          <table:table-cell table:style-name="ce56" office:value-type="percentage" office:value="0.000393831730084421" calcext:value-type="percentage">
            <text:p>0.04%</text:p>
          </table:table-cell>
          <table:table-cell table:style-name="ce33" office:value-type="float" office:value="4.322801" calcext:value-type="float">
            <text:p><text:s/>4.32 </text:p>
          </table:table-cell>
          <table:table-cell table:style-name="ce43" office:value-type="percentage" office:value="0.000689370824308148" calcext:value-type="percentage">
            <text:p>0.07%</text:p>
          </table:table-cell>
          <table:table-cell table:style-name="ce52" office:value-type="float" office:value="0.173737" calcext:value-type="float">
            <text:p><text:s/>0.17 </text:p>
          </table:table-cell>
          <table:table-cell table:style-name="ce56" office:value-type="percentage" office:value="0.0000240661967491001" calcext:value-type="percentage">
            <text:p>0.00%</text:p>
          </table:table-cell>
          <table:table-cell table:style-name="ce33" office:value-type="float" office:value="4.235448" calcext:value-type="float">
            <text:p><text:s/>4.24 </text:p>
          </table:table-cell>
          <table:table-cell table:style-name="ce43" office:value-type="percentage" office:value="0.0000938797562965467" calcext:value-type="percentage">
            <text:p>0.01%</text:p>
          </table:table-cell>
          <table:table-cell table:style-name="ce52" office:value-type="float" office:value="149.793523" calcext:value-type="float">
            <text:p><text:s/>149.79 </text:p>
          </table:table-cell>
          <table:table-cell table:style-name="ce56" office:value-type="percentage" office:value="0.00194992914451589" calcext:value-type="percentage">
            <text:p>0.19%</text:p>
          </table:table-cell>
          <table:table-cell table:style-name="ce33" office:value-type="float" office:value="134.709351" calcext:value-type="float">
            <text:p><text:s/>134.71 </text:p>
          </table:table-cell>
          <table:table-cell table:style-name="ce43" office:value-type="percentage" office:value="0.00225328311892803" calcext:value-type="percentage">
            <text:p>0.23%</text:p>
          </table:table-cell>
          <table:table-cell table:style-name="ce52" office:value-type="float" office:value="122.436701" calcext:value-type="float">
            <text:p><text:s/>122.44 </text:p>
          </table:table-cell>
          <table:table-cell table:style-name="ce56" office:value-type="percentage" office:value="0.00186308158099795" calcext:value-type="percentage">
            <text:p>0.19%</text:p>
          </table:table-cell>
          <table:table-cell table:style-name="ce33" office:value-type="float" office:value="0.051036" calcext:value-type="float">
            <text:p><text:s/>0.05 </text:p>
          </table:table-cell>
          <table:table-cell table:style-name="ce43" office:value-type="percentage" office:value="0.00813737553216373" calcext:value-type="percentage">
            <text:p>0.8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34.611813" calcext:value-type="float">
            <text:p><text:s/>34.61 </text:p>
          </table:table-cell>
          <table:table-cell table:style-name="ce43" office:value-type="percentage" office:value="0.000667116333801532" calcext:value-type="percentage">
            <text:p>0.07%</text:p>
          </table:table-cell>
          <table:table-cell table:style-name="ce52" office:value-type="float" office:value="27.377274" calcext:value-type="float">
            <text:p><text:s/>27.38 </text:p>
          </table:table-cell>
          <table:table-cell table:style-name="ce56" office:value-type="percentage" office:value="0.0013760732821341" calcext:value-type="percentage">
            <text:p>0.14%</text:p>
          </table:table-cell>
          <table:table-cell table:style-name="ce33" office:value-type="float" office:value="15.035435" calcext:value-type="float">
            <text:p><text:s/>15.04 </text:p>
          </table:table-cell>
          <table:table-cell table:style-name="ce43" office:value-type="percentage" office:value="0.0023977486402408" calcext:value-type="percentage">
            <text:p>0.24%</text:p>
          </table:table-cell>
          <table:table-cell table:style-name="ce52" office:value-type="float" office:value="0.836982" calcext:value-type="float">
            <text:p><text:s/>0.84 </text:p>
          </table:table-cell>
          <table:table-cell table:style-name="ce56" office:value-type="percentage" office:value="0.000115939457268488" calcext:value-type="percentage">
            <text:p>0.01%</text:p>
          </table:table-cell>
          <table:table-cell table:style-name="ce33" office:value-type="float" office:value="994.338395" calcext:value-type="float">
            <text:p><text:s/>994.34 </text:p>
          </table:table-cell>
          <table:table-cell table:style-name="ce43" office:value-type="percentage" office:value="0.0220397573524452" calcext:value-type="percentage">
            <text:p>2.20%</text:p>
          </table:table-cell>
          <table:table-cell table:style-name="ce52" office:value-type="float" office:value="1995.024159" calcext:value-type="float">
            <text:p><text:s/>1,995.02 </text:p>
          </table:table-cell>
          <table:table-cell table:style-name="ce56" office:value-type="percentage" office:value="0.0259701198939516" calcext:value-type="percentage">
            <text:p>2.60%</text:p>
          </table:table-cell>
          <table:table-cell table:style-name="ce33" office:value-type="float" office:value="1794.125158" calcext:value-type="float">
            <text:p><text:s/>1,794.13 </text:p>
          </table:table-cell>
          <table:table-cell table:style-name="ce43" office:value-type="percentage" office:value="0.0300103289174445" calcext:value-type="percentage">
            <text:p>3.00%</text:p>
          </table:table-cell>
          <table:table-cell table:style-name="ce52" office:value-type="float" office:value="7832.401945" calcext:value-type="float">
            <text:p><text:s/>7,832.40 </text:p>
          </table:table-cell>
          <table:table-cell table:style-name="ce56" office:value-type="percentage" office:value="0.119183248809538" calcext:value-type="percentage">
            <text:p>11.92%</text:p>
          </table:table-cell>
          <table:table-cell table:style-name="ce33" office:value-type="float" office:value="0.245897" calcext:value-type="float">
            <text:p><text:s/>0.25 </text:p>
          </table:table-cell>
          <table:table-cell table:style-name="ce43" office:value-type="percentage" office:value="0.0392067605461334" calcext:value-type="percentage">
            <text:p>3.9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1.013366" calcext:value-type="float">
            <text:p><text:s/>1.01 </text:p>
          </table:table-cell>
          <table:table-cell table:style-name="ce43" office:value-type="percentage" office:value="0.0000195318578289766" calcext:value-type="percentage">
            <text:p>0.00%</text:p>
          </table:table-cell>
          <table:table-cell table:style-name="ce52" office:value-type="float" office:value="0.815593" calcext:value-type="float">
            <text:p><text:s/>0.82 </text:p>
          </table:table-cell>
          <table:table-cell table:style-name="ce56" office:value-type="percentage" office:value="0.000040994429773965" calcext:value-type="percentage">
            <text:p>0.00%</text:p>
          </table:table-cell>
          <table:table-cell table:style-name="ce33" office:value-type="float" office:value="0.448581" calcext:value-type="float">
            <text:p><text:s/>0.45 </text:p>
          </table:table-cell>
          <table:table-cell table:style-name="ce43" office:value-type="percentage" office:value="0.0000715366387994667" calcext:value-type="percentage">
            <text:p>0.01%</text:p>
          </table:table-cell>
          <table:table-cell table:style-name="ce52" office:value-type="float" office:value="0.025175" calcext:value-type="float">
            <text:p><text:s/>0.03 </text:p>
          </table:table-cell>
          <table:table-cell table:style-name="ce56" office:value-type="percentage" office:value="0.0000034872623745005" calcext:value-type="percentage">
            <text:p>0.00%</text:p>
          </table:table-cell>
          <table:table-cell table:style-name="ce33" office:value-type="float" office:value="5.585199" calcext:value-type="float">
            <text:p><text:s/>5.59 </text:p>
          </table:table-cell>
          <table:table-cell table:style-name="ce43" office:value-type="percentage" office:value="0.000123797322263835" calcext:value-type="percentage">
            <text:p>0.01%</text:p>
          </table:table-cell>
          <table:table-cell table:style-name="ce52" office:value-type="float" office:value="27.409933" calcext:value-type="float">
            <text:p><text:s/>27.41 </text:p>
          </table:table-cell>
          <table:table-cell table:style-name="ce56" office:value-type="percentage" office:value="0.000356807331421986" calcext:value-type="percentage">
            <text:p>0.04%</text:p>
          </table:table-cell>
          <table:table-cell table:style-name="ce33" office:value-type="float" office:value="24.649753" calcext:value-type="float">
            <text:p><text:s/>24.65 </text:p>
          </table:table-cell>
          <table:table-cell table:style-name="ce43" office:value-type="percentage" office:value="0.000412316382703422" calcext:value-type="percentage">
            <text:p>0.04%</text:p>
          </table:table-cell>
          <table:table-cell table:style-name="ce52" office:value-type="float" office:value="45.792826" calcext:value-type="float">
            <text:p><text:s/>45.79 </text:p>
          </table:table-cell>
          <table:table-cell table:style-name="ce56" office:value-type="percentage" office:value="0.00069681533368368" calcext:value-type="percentage">
            <text:p>0.07%</text:p>
          </table:table-cell>
          <table:table-cell table:style-name="ce33" office:value-type="float" office:value="0.007413" calcext:value-type="float">
            <text:p><text:s/>0.01 </text:p>
          </table:table-cell>
          <table:table-cell table:style-name="ce43" office:value-type="percentage" office:value="0.0011819571443673" calcext:value-type="percentage">
            <text:p>0.1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27.254464" calcext:value-type="float">
            <text:p><text:s/>27.25 </text:p>
          </table:table-cell>
          <table:table-cell table:style-name="ce43" office:value-type="percentage" office:value="0.000525309035484672" calcext:value-type="percentage">
            <text:p>0.05%</text:p>
          </table:table-cell>
          <table:table-cell table:style-name="ce52" office:value-type="float" office:value="22.789026" calcext:value-type="float">
            <text:p><text:s/>22.79 </text:p>
          </table:table-cell>
          <table:table-cell table:style-name="ce56" office:value-type="percentage" office:value="0.00114545260439222" calcext:value-type="percentage">
            <text:p>0.11%</text:p>
          </table:table-cell>
          <table:table-cell table:style-name="ce33" office:value-type="float" office:value="14.036067" calcext:value-type="float">
            <text:p><text:s/>14.04 </text:p>
          </table:table-cell>
          <table:table-cell table:style-name="ce43" office:value-type="percentage" office:value="0.00223837624675168" calcext:value-type="percentage">
            <text:p>0.22%</text:p>
          </table:table-cell>
          <table:table-cell table:style-name="ce52" office:value-type="float" office:value="0.688636" calcext:value-type="float">
            <text:p><text:s/>0.69 </text:p>
          </table:table-cell>
          <table:table-cell table:style-name="ce56" office:value-type="percentage" office:value="0.0000953904433972802" calcext:value-type="percentage">
            <text:p>0.01%</text:p>
          </table:table-cell>
          <table:table-cell table:style-name="ce33" office:value-type="float" office:value="187.13372" calcext:value-type="float">
            <text:p><text:s/>187.13 </text:p>
          </table:table-cell>
          <table:table-cell table:style-name="ce43" office:value-type="percentage" office:value="0.00414786535650212" calcext:value-type="percentage">
            <text:p>0.41%</text:p>
          </table:table-cell>
          <table:table-cell table:style-name="ce52" office:value-type="float" office:value="20.159852" calcext:value-type="float">
            <text:p><text:s/>20.16 </text:p>
          </table:table-cell>
          <table:table-cell table:style-name="ce56" office:value-type="percentage" office:value="0.000262429791199496" calcext:value-type="percentage">
            <text:p>0.03%</text:p>
          </table:table-cell>
          <table:table-cell table:style-name="ce33" office:value-type="float" office:value="20.159852" calcext:value-type="float">
            <text:p><text:s/>20.16 </text:p>
          </table:table-cell>
          <table:table-cell table:style-name="ce43" office:value-type="percentage" office:value="0.000337213815184125" calcext:value-type="percentage">
            <text:p>0.03%</text:p>
          </table:table-cell>
          <table:table-cell table:style-name="ce52" office:value-type="float" office:value="129.832967" calcext:value-type="float">
            <text:p><text:s/>129.83 </text:p>
          </table:table-cell>
          <table:table-cell table:style-name="ce56" office:value-type="percentage" office:value="0.00197562828341817" calcext:value-type="percentage">
            <text:p>0.2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379.82771" calcext:value-type="float">
            <text:p><text:s/>379.83 </text:p>
          </table:table-cell>
          <table:table-cell table:style-name="ce43" office:value-type="percentage" office:value="0.00732088981791943" calcext:value-type="percentage">
            <text:p>0.73%</text:p>
          </table:table-cell>
          <table:table-cell table:style-name="ce52" office:value-type="float" office:value="369.564746" calcext:value-type="float">
            <text:p><text:s/>369.56 </text:p>
          </table:table-cell>
          <table:table-cell table:style-name="ce56" office:value-type="percentage" office:value="0.0185755591659446" calcext:value-type="percentage">
            <text:p>1.86%</text:p>
          </table:table-cell>
          <table:table-cell table:style-name="ce33" office:value-type="float" office:value="325.408853" calcext:value-type="float">
            <text:p><text:s/>325.41 </text:p>
          </table:table-cell>
          <table:table-cell table:style-name="ce43" office:value-type="percentage" office:value="0.0518939847635315" calcext:value-type="percentage">
            <text:p>5.19%</text:p>
          </table:table-cell>
          <table:table-cell table:style-name="ce52" office:value-type="float" office:value="1.295957" calcext:value-type="float">
            <text:p><text:s/>1.30 </text:p>
          </table:table-cell>
          <table:table-cell table:style-name="ce56" office:value-type="percentage" office:value="0.000179517063955136" calcext:value-type="percentage">
            <text:p>0.02%</text:p>
          </table:table-cell>
          <table:table-cell table:style-name="ce33" office:value-type="float" office:value="1523.780934" calcext:value-type="float">
            <text:p><text:s/>1,523.78 </text:p>
          </table:table-cell>
          <table:table-cell table:style-name="ce43" office:value-type="percentage" office:value="0.0337749826543129" calcext:value-type="percentage">
            <text:p>3.38%</text:p>
          </table:table-cell>
          <table:table-cell table:style-name="ce52" office:value-type="float" office:value="101.24516" calcext:value-type="float">
            <text:p><text:s/>101.25 </text:p>
          </table:table-cell>
          <table:table-cell table:style-name="ce56" office:value-type="percentage" office:value="0.00131795343531091" calcext:value-type="percentage">
            <text:p>0.13%</text:p>
          </table:table-cell>
          <table:table-cell table:style-name="ce33" office:value-type="float" office:value="101.24516" calcext:value-type="float">
            <text:p><text:s/>101.25 </text:p>
          </table:table-cell>
          <table:table-cell table:style-name="ce43" office:value-type="percentage" office:value="0.00169352764457434" calcext:value-type="percentage">
            <text:p>0.17%</text:p>
          </table:table-cell>
          <table:table-cell table:style-name="ce52" office:value-type="float" office:value="1043.557712" calcext:value-type="float">
            <text:p><text:s/>1,043.56 </text:p>
          </table:table-cell>
          <table:table-cell table:style-name="ce56" office:value-type="percentage" office:value="0.0158794963932878" calcext:value-type="percentage">
            <text:p>1.5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3.167607" calcext:value-type="float">
            <text:p><text:s/>3.17 </text:p>
          </table:table-cell>
          <table:table-cell table:style-name="ce43" office:value-type="percentage" office:value="0.0000610532123458563" calcext:value-type="percentage">
            <text:p>0.01%</text:p>
          </table:table-cell>
          <table:table-cell table:style-name="ce52" office:value-type="float" office:value="2.984966" calcext:value-type="float">
            <text:p><text:s/>2.98 </text:p>
          </table:table-cell>
          <table:table-cell table:style-name="ce56" office:value-type="percentage" office:value="0.000150034366485089" calcext:value-type="percentage">
            <text:p>0.02%</text:p>
          </table:table-cell>
          <table:table-cell table:style-name="ce33" office:value-type="float" office:value="2.082327" calcext:value-type="float">
            <text:p><text:s/>2.08 </text:p>
          </table:table-cell>
          <table:table-cell table:style-name="ce43" office:value-type="percentage" office:value="0.000332075309612705" calcext:value-type="percentage">
            <text:p>0.03%</text:p>
          </table:table-cell>
          <table:table-cell table:style-name="ce52" office:value-type="float" office:value="0.065886" calcext:value-type="float">
            <text:p><text:s/>0.07 </text:p>
          </table:table-cell>
          <table:table-cell table:style-name="ce56" office:value-type="percentage" office:value="0.00000912658465963615" calcext:value-type="percentage">
            <text:p>0.00%</text:p>
          </table:table-cell>
          <table:table-cell table:style-name="ce33" office:value-type="float" office:value="70.131325" calcext:value-type="float">
            <text:p><text:s/>70.13 </text:p>
          </table:table-cell>
          <table:table-cell table:style-name="ce43" office:value-type="percentage" office:value="0.00155447822751074" calcext:value-type="percentage">
            <text:p>0.16%</text:p>
          </table:table-cell>
          <table:table-cell table:style-name="ce52" office:value-type="float" office:value="2.721775" calcext:value-type="float">
            <text:p><text:s/>2.72 </text:p>
          </table:table-cell>
          <table:table-cell table:style-name="ce56" office:value-type="percentage" office:value="0.0000354305599536152" calcext:value-type="percentage">
            <text:p>0.00%</text:p>
          </table:table-cell>
          <table:table-cell table:style-name="ce33" office:value-type="float" office:value="2.721775" calcext:value-type="float">
            <text:p><text:s/>2.72 </text:p>
          </table:table-cell>
          <table:table-cell table:style-name="ce43" office:value-type="percentage" office:value="0.0000455271264800343" calcext:value-type="percentage">
            <text:p>0.00%</text:p>
          </table:table-cell>
          <table:table-cell table:style-name="ce52" office:value-type="float" office:value="21.074623" calcext:value-type="float">
            <text:p><text:s/>21.07 </text:p>
          </table:table-cell>
          <table:table-cell table:style-name="ce56" office:value-type="percentage" office:value="0.00032068604933888"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7.231773" calcext:value-type="float">
            <text:p><text:s/>7.23 </text:p>
          </table:table-cell>
          <table:table-cell table:style-name="ce43" office:value-type="percentage" office:value="0.000139386916560681" calcext:value-type="percentage">
            <text:p>0.01%</text:p>
          </table:table-cell>
          <table:table-cell table:style-name="ce52" office:value-type="float" office:value="6.762753" calcext:value-type="float">
            <text:p><text:s/>6.76 </text:p>
          </table:table-cell>
          <table:table-cell table:style-name="ce56" office:value-type="percentage" office:value="0.00033991856592341" calcext:value-type="percentage">
            <text:p>0.03%</text:p>
          </table:table-cell>
          <table:table-cell table:style-name="ce33" office:value-type="float" office:value="4.517009" calcext:value-type="float">
            <text:p><text:s/>4.52 </text:p>
          </table:table-cell>
          <table:table-cell table:style-name="ce43" office:value-type="percentage" office:value="0.00072034179175431" calcext:value-type="percentage">
            <text:p>0.07%</text:p>
          </table:table-cell>
          <table:table-cell table:style-name="ce52" office:value-type="float" office:value="0.11948" calcext:value-type="float">
            <text:p><text:s/>0.12 </text:p>
          </table:table-cell>
          <table:table-cell table:style-name="ce56" office:value-type="percentage" office:value="0.0000165504710429124" calcext:value-type="percentage">
            <text:p>0.00%</text:p>
          </table:table-cell>
          <table:table-cell table:style-name="ce33" office:value-type="float" office:value="148.236273" calcext:value-type="float">
            <text:p><text:s/>148.24 </text:p>
          </table:table-cell>
          <table:table-cell table:style-name="ce43" office:value-type="percentage" office:value="0.00328569378813017" calcext:value-type="percentage">
            <text:p>0.33%</text:p>
          </table:table-cell>
          <table:table-cell table:style-name="ce52" office:value-type="float" office:value="3.413893" calcext:value-type="float">
            <text:p><text:s/>3.41 </text:p>
          </table:table-cell>
          <table:table-cell table:style-name="ce56" office:value-type="percentage" office:value="0.0000444401688647031" calcext:value-type="percentage">
            <text:p>0.00%</text:p>
          </table:table-cell>
          <table:table-cell table:style-name="ce33" office:value-type="float" office:value="3.413893" calcext:value-type="float">
            <text:p><text:s/>3.41 </text:p>
          </table:table-cell>
          <table:table-cell table:style-name="ce43" office:value-type="percentage" office:value="0.0000571041832628721" calcext:value-type="percentage">
            <text:p>0.01%</text:p>
          </table:table-cell>
          <table:table-cell table:style-name="ce52" office:value-type="float" office:value="27.2114" calcext:value-type="float">
            <text:p><text:s/>27.21 </text:p>
          </table:table-cell>
          <table:table-cell table:style-name="ce56" office:value-type="percentage" office:value="0.000414067495441318"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32.187629" calcext:value-type="float">
            <text:p><text:s/>32.19 </text:p>
          </table:table-cell>
          <table:table-cell table:style-name="ce43" office:value-type="percentage" office:value="0.00062039203355929" calcext:value-type="percentage">
            <text:p>0.06%</text:p>
          </table:table-cell>
          <table:table-cell table:style-name="ce52" office:value-type="float" office:value="30.351066" calcext:value-type="float">
            <text:p><text:s/>30.35 </text:p>
          </table:table-cell>
          <table:table-cell table:style-name="ce56" office:value-type="percentage" office:value="0.0015255460060373" calcext:value-type="percentage">
            <text:p>0.15%</text:p>
          </table:table-cell>
          <table:table-cell table:style-name="ce33" office:value-type="float" office:value="21.247651" calcext:value-type="float">
            <text:p><text:s/>21.25 </text:p>
          </table:table-cell>
          <table:table-cell table:style-name="ce43" office:value-type="percentage" office:value="0.00338843048395747" calcext:value-type="percentage">
            <text:p>0.34%</text:p>
          </table:table-cell>
          <table:table-cell table:style-name="ce52" office:value-type="float" office:value="0.472108" calcext:value-type="float">
            <text:p><text:s/>0.47 </text:p>
          </table:table-cell>
          <table:table-cell table:style-name="ce56" office:value-type="percentage" office:value="0.000065396800997048" calcext:value-type="percentage">
            <text:p>0.01%</text:p>
          </table:table-cell>
          <table:table-cell table:style-name="ce33" office:value-type="float" office:value="706.594746" calcext:value-type="float">
            <text:p><text:s/>706.59 </text:p>
          </table:table-cell>
          <table:table-cell table:style-name="ce43" office:value-type="percentage" office:value="0.0156618479449872" calcext:value-type="percentage">
            <text:p>1.57%</text:p>
          </table:table-cell>
          <table:table-cell table:style-name="ce52" office:value-type="float" office:value="26.819217" calcext:value-type="float">
            <text:p><text:s/>26.82 </text:p>
          </table:table-cell>
          <table:table-cell table:style-name="ce56" office:value-type="percentage" office:value="0.000349117717602489" calcext:value-type="percentage">
            <text:p>0.03%</text:p>
          </table:table-cell>
          <table:table-cell table:style-name="ce33" office:value-type="float" office:value="26.819217" calcext:value-type="float">
            <text:p><text:s/>26.82 </text:p>
          </table:table-cell>
          <table:table-cell table:style-name="ce43" office:value-type="percentage" office:value="0.000448605003886981" calcext:value-type="percentage">
            <text:p>0.04%</text:p>
          </table:table-cell>
          <table:table-cell table:style-name="ce52" office:value-type="float" office:value="190.572974" calcext:value-type="float">
            <text:p><text:s/>190.57 </text:p>
          </table:table-cell>
          <table:table-cell table:style-name="ce56" office:value-type="percentage" office:value="0.00289989026815906" calcext:value-type="percentage">
            <text:p>0.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805.587882" calcext:value-type="float">
            <text:p><text:s/>805.59 </text:p>
          </table:table-cell>
          <table:table-cell table:style-name="ce43" office:value-type="percentage" office:value="0.0155270928568457" calcext:value-type="percentage">
            <text:p>1.55%</text:p>
          </table:table-cell>
          <table:table-cell table:style-name="ce52" office:value-type="float" office:value="785.348198" calcext:value-type="float">
            <text:p><text:s/>785.35 </text:p>
          </table:table-cell>
          <table:table-cell table:style-name="ce56" office:value-type="percentage" office:value="0.0394742249516867" calcext:value-type="percentage">
            <text:p>3.95%</text:p>
          </table:table-cell>
          <table:table-cell table:style-name="ce33" office:value-type="float" office:value="672.556824" calcext:value-type="float">
            <text:p><text:s/>672.56 </text:p>
          </table:table-cell>
          <table:table-cell table:style-name="ce43" office:value-type="percentage" office:value="0.107254775816641" calcext:value-type="percentage">
            <text:p>10.73%</text:p>
          </table:table-cell>
          <table:table-cell table:style-name="ce52" office:value-type="float" office:value="4.352598" calcext:value-type="float">
            <text:p><text:s/>4.35 </text:p>
          </table:table-cell>
          <table:table-cell table:style-name="ce56" office:value-type="percentage" office:value="0.000602925570475715" calcext:value-type="percentage">
            <text:p>0.06%</text:p>
          </table:table-cell>
          <table:table-cell table:style-name="ce33" office:value-type="float" office:value="14442.015624" calcext:value-type="float">
            <text:p><text:s/>14,442.02 </text:p>
          </table:table-cell>
          <table:table-cell table:style-name="ce43" office:value-type="percentage" office:value="0.320110861285994" calcext:value-type="percentage">
            <text:p>32.01%</text:p>
          </table:table-cell>
          <table:table-cell table:style-name="ce52" office:value-type="float" office:value="1075.751384" calcext:value-type="float">
            <text:p><text:s/>1,075.75 </text:p>
          </table:table-cell>
          <table:table-cell table:style-name="ce56" office:value-type="percentage" office:value="0.0140035358933036" calcext:value-type="percentage">
            <text:p>1.40%</text:p>
          </table:table-cell>
          <table:table-cell table:style-name="ce33" office:value-type="float" office:value="1075.751384" calcext:value-type="float">
            <text:p><text:s/>1,075.75 </text:p>
          </table:table-cell>
          <table:table-cell table:style-name="ce43" office:value-type="percentage" office:value="0.0179940918409641" calcext:value-type="percentage">
            <text:p>1.80%</text:p>
          </table:table-cell>
          <table:table-cell table:style-name="ce52" office:value-type="float" office:value="4710.366561" calcext:value-type="float">
            <text:p><text:s/>4,710.37 </text:p>
          </table:table-cell>
          <table:table-cell table:style-name="ce56" office:value-type="percentage" office:value="0.0716761976423045" calcext:value-type="percentage">
            <text:p>7.1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35.221735" calcext:value-type="float">
            <text:p><text:s/>35.22 </text:p>
          </table:table-cell>
          <table:table-cell table:style-name="ce43" office:value-type="percentage" office:value="0.000678872115809972" calcext:value-type="percentage">
            <text:p>0.07%</text:p>
          </table:table-cell>
          <table:table-cell table:style-name="ce52" office:value-type="float" office:value="34.008069" calcext:value-type="float">
            <text:p><text:s/>34.01 </text:p>
          </table:table-cell>
          <table:table-cell table:style-name="ce56" office:value-type="percentage" office:value="0.00170935919799294" calcext:value-type="percentage">
            <text:p>0.17%</text:p>
          </table:table-cell>
          <table:table-cell table:style-name="ce33" office:value-type="float" office:value="28.291365" calcext:value-type="float">
            <text:p><text:s/>28.29 </text:p>
          </table:table-cell>
          <table:table-cell table:style-name="ce43" office:value-type="percentage" office:value="0.00451171395834615" calcext:value-type="percentage">
            <text:p>0.45%</text:p>
          </table:table-cell>
          <table:table-cell table:style-name="ce52" office:value-type="float" office:value="0.273946" calcext:value-type="float">
            <text:p><text:s/>0.27 </text:p>
          </table:table-cell>
          <table:table-cell table:style-name="ce56" office:value-type="percentage" office:value="0.000037947232510225" calcext:value-type="percentage">
            <text:p>0.00%</text:p>
          </table:table-cell>
          <table:table-cell table:style-name="ce33" office:value-type="float" office:value="685.254005" calcext:value-type="float">
            <text:p><text:s/>685.25 </text:p>
          </table:table-cell>
          <table:table-cell table:style-name="ce43" office:value-type="percentage" office:value="0.0151888251232532" calcext:value-type="percentage">
            <text:p>1.52%</text:p>
          </table:table-cell>
          <table:table-cell table:style-name="ce52" office:value-type="float" office:value="57.28265" calcext:value-type="float">
            <text:p><text:s/>57.28 </text:p>
          </table:table-cell>
          <table:table-cell table:style-name="ce56" office:value-type="percentage" office:value="0.000745673821358105" calcext:value-type="percentage">
            <text:p>0.07%</text:p>
          </table:table-cell>
          <table:table-cell table:style-name="ce33" office:value-type="float" office:value="57.28265" calcext:value-type="float">
            <text:p><text:s/>57.28 </text:p>
          </table:table-cell>
          <table:table-cell table:style-name="ce43" office:value-type="percentage" office:value="0.000958166803524001" calcext:value-type="percentage">
            <text:p>0.10%</text:p>
          </table:table-cell>
          <table:table-cell table:style-name="ce52" office:value-type="float" office:value="238.941332" calcext:value-type="float">
            <text:p><text:s/>238.94 </text:p>
          </table:table-cell>
          <table:table-cell table:style-name="ce56" office:value-type="percentage" office:value="0.00363589667928341" calcext:value-type="percentage">
            <text:p>0.3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27.63806" calcext:value-type="float">
            <text:p><text:s/>27.64 </text:p>
          </table:table-cell>
          <table:table-cell table:style-name="ce43" office:value-type="percentage" office:value="0.000532702556222257" calcext:value-type="percentage">
            <text:p>0.05%</text:p>
          </table:table-cell>
          <table:table-cell table:style-name="ce52" office:value-type="float" office:value="27.227683" calcext:value-type="float">
            <text:p><text:s/>27.23 </text:p>
          </table:table-cell>
          <table:table-cell table:style-name="ce56" office:value-type="percentage" office:value="0.00136855433856259" calcext:value-type="percentage">
            <text:p>0.14%</text:p>
          </table:table-cell>
          <table:table-cell table:style-name="ce33" office:value-type="float" office:value="26.315426" calcext:value-type="float">
            <text:p><text:s/>26.32 </text:p>
          </table:table-cell>
          <table:table-cell table:style-name="ce43" office:value-type="percentage" office:value="0.00419660468146465" calcext:value-type="percentage">
            <text:p>0.42%</text:p>
          </table:table-cell>
          <table:table-cell table:style-name="ce52" office:value-type="float" office:value="0.055357" calcext:value-type="float">
            <text:p><text:s/>0.06 </text:p>
          </table:table-cell>
          <table:table-cell table:style-name="ce56" office:value-type="percentage" office:value="0.00000766809864012808" calcext:value-type="percentage">
            <text:p>0.00%</text:p>
          </table:table-cell>
          <table:table-cell table:style-name="ce33" office:value-type="float" office:value="12.405699" calcext:value-type="float">
            <text:p><text:s/>12.41 </text:p>
          </table:table-cell>
          <table:table-cell table:style-name="ce43" office:value-type="percentage" office:value="0.00027497539783473" calcext:value-type="percentage">
            <text:p>0.03%</text:p>
          </table:table-cell>
          <table:table-cell table:style-name="ce52" office:value-type="float" office:value="613.726756" calcext:value-type="float">
            <text:p><text:s/>613.73 </text:p>
          </table:table-cell>
          <table:table-cell table:style-name="ce56" office:value-type="percentage" office:value="0.00798915510047515" calcext:value-type="percentage">
            <text:p>0.80%</text:p>
          </table:table-cell>
          <table:table-cell table:style-name="ce33" office:value-type="float" office:value="568.625984" calcext:value-type="float">
            <text:p><text:s/>568.63 </text:p>
          </table:table-cell>
          <table:table-cell table:style-name="ce43" office:value-type="percentage" office:value="0.00951140601019628" calcext:value-type="percentage">
            <text:p>0.95%</text:p>
          </table:table-cell>
          <table:table-cell table:style-name="ce52" office:value-type="float" office:value="662.90445" calcext:value-type="float">
            <text:p><text:s/>662.90 </text:p>
          </table:table-cell>
          <table:table-cell table:style-name="ce56" office:value-type="percentage" office:value="0.0100872129081343" calcext:value-type="percentage">
            <text:p>1.01%</text:p>
          </table:table-cell>
          <table:table-cell table:style-name="ce33" office:value-type="float" office:value="0.016211" calcext:value-type="float">
            <text:p><text:s/>0.02 </text:p>
          </table:table-cell>
          <table:table-cell table:style-name="ce43" office:value-type="percentage" office:value="0.00258474399937116" calcext:value-type="percentage">
            <text:p>0.2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30.091424" calcext:value-type="float">
            <text:p><text:s/>130.09 </text:p>
          </table:table-cell>
          <table:table-cell table:style-name="ce43" office:value-type="percentage" office:value="0.00250741311464674" calcext:value-type="percentage">
            <text:p>0.25%</text:p>
          </table:table-cell>
          <table:table-cell table:style-name="ce52" office:value-type="float" office:value="113.12559" calcext:value-type="float">
            <text:p><text:s/>113.13 </text:p>
          </table:table-cell>
          <table:table-cell table:style-name="ce56" office:value-type="percentage" office:value="0.00568607020277683" calcext:value-type="percentage">
            <text:p>0.57%</text:p>
          </table:table-cell>
          <table:table-cell table:style-name="ce33" office:value-type="float" office:value="75.411" calcext:value-type="float">
            <text:p><text:s/>75.41 </text:p>
          </table:table-cell>
          <table:table-cell table:style-name="ce43" office:value-type="percentage" office:value="0.0120260320176436" calcext:value-type="percentage">
            <text:p>1.20%</text:p>
          </table:table-cell>
          <table:table-cell table:style-name="ce52" office:value-type="float" office:value="2.288185" calcext:value-type="float">
            <text:p><text:s/>2.29 </text:p>
          </table:table-cell>
          <table:table-cell table:style-name="ce56" office:value-type="percentage" office:value="0.000316961328953185" calcext:value-type="percentage">
            <text:p>0.03%</text:p>
          </table:table-cell>
          <table:table-cell table:style-name="ce33" office:value-type="float" office:value="874.360057" calcext:value-type="float">
            <text:p><text:s/>874.36 </text:p>
          </table:table-cell>
          <table:table-cell table:style-name="ce43" office:value-type="percentage" office:value="0.0193804077081326" calcext:value-type="percentage">
            <text:p>1.94%</text:p>
          </table:table-cell>
          <table:table-cell table:style-name="ce52" office:value-type="float" office:value="5368.244104" calcext:value-type="float">
            <text:p><text:s/>5,368.24 </text:p>
          </table:table-cell>
          <table:table-cell table:style-name="ce56" office:value-type="percentage" office:value="0.0698808294485816" calcext:value-type="percentage">
            <text:p>6.99%</text:p>
          </table:table-cell>
          <table:table-cell table:style-name="ce33" office:value-type="float" office:value="5139.297414" calcext:value-type="float">
            <text:p><text:s/>5,139.30 </text:p>
          </table:table-cell>
          <table:table-cell table:style-name="ce43" office:value-type="percentage" office:value="0.0859650203950331" calcext:value-type="percentage">
            <text:p>8.60%</text:p>
          </table:table-cell>
          <table:table-cell table:style-name="ce52" office:value-type="float" office:value="10156.717518" calcext:value-type="float">
            <text:p><text:s/>10,156.72 </text:p>
          </table:table-cell>
          <table:table-cell table:style-name="ce56" office:value-type="percentage" office:value="0.154551643229794" calcext:value-type="percentage">
            <text:p>15.46%</text:p>
          </table:table-cell>
          <table:table-cell table:style-name="ce33" office:value-type="float" office:value="0.670105" calcext:value-type="float">
            <text:p><text:s/>0.67 </text:p>
          </table:table-cell>
          <table:table-cell table:style-name="ce43" office:value-type="percentage" office:value="0.106844110647006" calcext:value-type="percentage">
            <text:p>10.6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427089" calcext:value-type="float">
            <text:p><text:s/>0.43 </text:p>
          </table:table-cell>
          <table:table-cell table:style-name="ce43" office:value-type="percentage" office:value="0.00000823181518653652" calcext:value-type="percentage">
            <text:p>0.00%</text:p>
          </table:table-cell>
          <table:table-cell table:style-name="ce52" office:value-type="float" office:value="0.338078" calcext:value-type="float">
            <text:p><text:s/>0.34 </text:p>
          </table:table-cell>
          <table:table-cell table:style-name="ce56" office:value-type="percentage" office:value="0.0000169929300878288" calcext:value-type="percentage">
            <text:p>0.00%</text:p>
          </table:table-cell>
          <table:table-cell table:style-name="ce33" office:value-type="float" office:value="0.172903" calcext:value-type="float">
            <text:p><text:s/>0.17 </text:p>
          </table:table-cell>
          <table:table-cell table:style-name="ce43" office:value-type="percentage" office:value="0.000027573391334773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5.818272" calcext:value-type="float">
            <text:p><text:s/>5.82 </text:p>
          </table:table-cell>
          <table:table-cell table:style-name="ce43" office:value-type="percentage" office:value="0.000128963443165167" calcext:value-type="percentage">
            <text:p>0.01%</text:p>
          </table:table-cell>
          <table:table-cell table:style-name="ce52" office:value-type="float" office:value="2.196523" calcext:value-type="float">
            <text:p><text:s/>2.20 </text:p>
          </table:table-cell>
          <table:table-cell table:style-name="ce56" office:value-type="percentage" office:value="0.000028593120239915" calcext:value-type="percentage">
            <text:p>0.00%</text:p>
          </table:table-cell>
          <table:table-cell table:style-name="ce33" office:value-type="float" office:value="1.975322" calcext:value-type="float">
            <text:p><text:s/>1.98 </text:p>
          </table:table-cell>
          <table:table-cell table:style-name="ce43" office:value-type="percentage" office:value="0.0000330412082309502" calcext:value-type="percentage">
            <text:p>0.00%</text:p>
          </table:table-cell>
          <table:table-cell table:style-name="ce52" office:value-type="float" office:value="45.206894" calcext:value-type="float">
            <text:p><text:s/>45.21 </text:p>
          </table:table-cell>
          <table:table-cell table:style-name="ce56" office:value-type="percentage" office:value="0.000687899386847467" calcext:value-type="percentage">
            <text:p>0.0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394041" calcext:value-type="float">
            <text:p><text:s/>0.39 </text:p>
          </table:table-cell>
          <table:table-cell table:style-name="ce43" office:value-type="percentage" office:value="0.000007594840157246" calcext:value-type="percentage">
            <text:p>0.00%</text:p>
          </table:table-cell>
          <table:table-cell table:style-name="ce52" office:value-type="float" office:value="0.259326" calcext:value-type="float">
            <text:p><text:s/>0.26 </text:p>
          </table:table-cell>
          <table:table-cell table:style-name="ce56" office:value-type="percentage" office:value="0.0000130345913900233" calcext:value-type="percentage">
            <text:p>0.00%</text:p>
          </table:table-cell>
          <table:table-cell table:style-name="ce33" office:value-type="float" office:value="0.163696" calcext:value-type="float">
            <text:p><text:s/>0.16 </text:p>
          </table:table-cell>
          <table:table-cell table:style-name="ce43" office:value-type="percentage" office:value="0.000026105121761549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3.244691" calcext:value-type="float">
            <text:p><text:s/>3.24 </text:p>
          </table:table-cell>
          <table:table-cell table:style-name="ce43" office:value-type="percentage" office:value="0.0000625389477355267" calcext:value-type="percentage">
            <text:p>0.01%</text:p>
          </table:table-cell>
          <table:table-cell table:style-name="ce52" office:value-type="float" office:value="2.643672" calcext:value-type="float">
            <text:p><text:s/>2.64 </text:p>
          </table:table-cell>
          <table:table-cell table:style-name="ce56" office:value-type="percentage" office:value="0.000132879789489853" calcext:value-type="percentage">
            <text:p>0.01%</text:p>
          </table:table-cell>
          <table:table-cell table:style-name="ce33" office:value-type="float" office:value="1.307623" calcext:value-type="float">
            <text:p><text:s/>1.31 </text:p>
          </table:table-cell>
          <table:table-cell table:style-name="ce43" office:value-type="percentage" office:value="0.000208530798756245"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367719" calcext:value-type="float">
            <text:p><text:s/>0.37 </text:p>
          </table:table-cell>
          <table:table-cell table:style-name="ce43" office:value-type="percentage" office:value="0.00000708750365515858" calcext:value-type="percentage">
            <text:p>0.00%</text:p>
          </table:table-cell>
          <table:table-cell table:style-name="ce52" office:value-type="float" office:value="0.325534" calcext:value-type="float">
            <text:p><text:s/>0.33 </text:p>
          </table:table-cell>
          <table:table-cell table:style-name="ce56" office:value-type="percentage" office:value="0.0000163624267275932" calcext:value-type="percentage">
            <text:p>0.00%</text:p>
          </table:table-cell>
          <table:table-cell table:style-name="ce33" office:value-type="float" office:value="0.146159" calcext:value-type="float">
            <text:p><text:s/>0.15 </text:p>
          </table:table-cell>
          <table:table-cell table:style-name="ce43" office:value-type="percentage" office:value="0.000023308440594432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144.149975543172" calcext:value-type="float">
            <text:p><text:s/>144.15 </text:p>
          </table:table-cell>
          <table:table-cell table:style-name="ce43" office:value-type="percentage" office:value="0.0027783809880731" calcext:value-type="percentage">
            <text:p>0.28%</text:p>
          </table:table-cell>
          <table:table-cell table:style-name="ce52" office:value-type="float" office:value="143.559948563436" calcext:value-type="float">
            <text:p><text:s/>143.56 </text:p>
          </table:table-cell>
          <table:table-cell table:style-name="ce56" office:value-type="percentage" office:value="0.00721580277140412" calcext:value-type="percentage">
            <text:p>0.72%</text:p>
          </table:table-cell>
          <table:table-cell table:style-name="ce33" office:value-type="float" office:value="142.552239939574" calcext:value-type="float">
            <text:p><text:s/>142.55 </text:p>
          </table:table-cell>
          <table:table-cell table:style-name="ce43" office:value-type="percentage" office:value="0.0227332590961548" calcext:value-type="percentage">
            <text:p>2.27%</text:p>
          </table:table-cell>
          <table:table-cell table:style-name="ce52" office:value-type="float" office:value="1.8505089007205" calcext:value-type="float">
            <text:p><text:s/>1.85 </text:p>
          </table:table-cell>
          <table:table-cell table:style-name="ce56" office:value-type="percentage" office:value="0.000256334064077891" calcext:value-type="percentage">
            <text:p>0.03%</text:p>
          </table:table-cell>
          <table:table-cell table:style-name="ce33" office:value-type="float" office:value="957.311618837348" calcext:value-type="float">
            <text:p><text:s/>957.31 </text:p>
          </table:table-cell>
          <table:table-cell table:style-name="ce43" office:value-type="percentage" office:value="0.0212190496675447" calcext:value-type="percentage">
            <text:p>2.12%</text:p>
          </table:table-cell>
          <table:table-cell table:style-name="ce52" office:value-type="float" office:value="215.858161246211" calcext:value-type="float">
            <text:p><text:s/>215.86 </text:p>
          </table:table-cell>
          <table:table-cell table:style-name="ce56" office:value-type="percentage" office:value="0.002809922026439" calcext:value-type="percentage">
            <text:p>0.28%</text:p>
          </table:table-cell>
          <table:table-cell table:style-name="ce33" office:value-type="float" office:value="211.781729876381" calcext:value-type="float">
            <text:p><text:s/>211.78 </text:p>
          </table:table-cell>
          <table:table-cell table:style-name="ce43" office:value-type="percentage" office:value="0.00354247268868385" calcext:value-type="percentage">
            <text:p>0.35%</text:p>
          </table:table-cell>
          <table:table-cell table:style-name="ce52" office:value-type="float" office:value="2171.82978775825" calcext:value-type="float">
            <text:p><text:s/>2,171.83 </text:p>
          </table:table-cell>
          <table:table-cell table:style-name="ce56" office:value-type="percentage" office:value="0.0330480651764301" calcext:value-type="percentage">
            <text:p>3.3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187950995541734" calcext:value-type="float">
            <text:p><text:s/>0.02 </text:p>
          </table:table-cell>
          <table:table-cell table:style-name="ce43" office:value-type="percentage" office:value="0.00000036226122878957" calcext:value-type="percentage">
            <text:p>0.00%</text:p>
          </table:table-cell>
          <table:table-cell table:style-name="ce52" office:value-type="float" office:value="0.0187950995541734" calcext:value-type="float">
            <text:p><text:s/>0.02 </text:p>
          </table:table-cell>
          <table:table-cell table:style-name="ce56" office:value-type="percentage" office:value="0.00000094470451409986" calcext:value-type="percentage">
            <text:p>0.00%</text:p>
          </table:table-cell>
          <table:table-cell table:style-name="ce33" office:value-type="float" office:value="0.0172914915898396" calcext:value-type="float">
            <text:p><text:s/>0.02 </text:p>
          </table:table-cell>
          <table:table-cell table:style-name="ce43" office:value-type="percentage" office:value="0.000002757529160099" calcext:value-type="percentage">
            <text:p>0.00%</text:p>
          </table:table-cell>
          <table:table-cell table:style-name="ce52" office:value-type="float" office:value="0.0001011802859333" calcext:value-type="float">
            <text:p><text:s/>0.00 </text:p>
          </table:table-cell>
          <table:table-cell table:style-name="ce56" office:value-type="percentage" office:value="0.00000001401557911326" calcext:value-type="percentage">
            <text:p>0.00%</text:p>
          </table:table-cell>
          <table:table-cell table:style-name="ce33" office:value-type="float" office:value="0.275661460127877" calcext:value-type="float">
            <text:p><text:s/>0.28 </text:p>
          </table:table-cell>
          <table:table-cell table:style-name="ce43" office:value-type="percentage" office:value="0.00000611010469191342" calcext:value-type="percentage">
            <text:p>0.00%</text:p>
          </table:table-cell>
          <table:table-cell table:style-name="ce52" office:value-type="float" office:value="0.0689153650319693" calcext:value-type="float">
            <text:p><text:s/>0.07 </text:p>
          </table:table-cell>
          <table:table-cell table:style-name="ce56" office:value-type="percentage" office:value="0.00000089710206482551" calcext:value-type="percentage">
            <text:p>0.00%</text:p>
          </table:table-cell>
          <table:table-cell table:style-name="ce33" office:value-type="float" office:value="0.0689153650319693" calcext:value-type="float">
            <text:p><text:s/>0.07 </text:p>
          </table:table-cell>
          <table:table-cell table:style-name="ce43" office:value-type="percentage" office:value="0.00000115274721100319" calcext:value-type="percentage">
            <text:p>0.00%</text:p>
          </table:table-cell>
          <table:table-cell table:style-name="ce52" office:value-type="float" office:value="0.100240530955592" calcext:value-type="float">
            <text:p><text:s/>0.10 </text:p>
          </table:table-cell>
          <table:table-cell table:style-name="ce56" office:value-type="percentage" office:value="0.0000015253292956073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119425519871866" calcext:value-type="float">
            <text:p><text:s/>0.12 </text:p>
          </table:table-cell>
          <table:table-cell table:style-name="ce43" office:value-type="percentage" office:value="0.00000230183593616611" calcext:value-type="percentage">
            <text:p>0.00%</text:p>
          </table:table-cell>
          <table:table-cell table:style-name="ce52" office:value-type="float" office:value="0.119425519871866" calcext:value-type="float">
            <text:p><text:s/>0.12 </text:p>
          </table:table-cell>
          <table:table-cell table:style-name="ce56" office:value-type="percentage" office:value="0.00000600272573159221" calcext:value-type="percentage">
            <text:p>0.00%</text:p>
          </table:table-cell>
          <table:table-cell table:style-name="ce33" office:value-type="float" office:value="0.119425519871866" calcext:value-type="float">
            <text:p><text:s/>0.12 </text:p>
          </table:table-cell>
          <table:table-cell table:style-name="ce43" office:value-type="percentage" office:value="0.0000190451674915171" calcext:value-type="percentage">
            <text:p>0.00%</text:p>
          </table:table-cell>
          <table:table-cell table:style-name="ce52" office:value-type="float" office:value="0.149888194008678" calcext:value-type="float">
            <text:p><text:s/>0.15 </text:p>
          </table:table-cell>
          <table:table-cell table:style-name="ce56" office:value-type="percentage" office:value="0.000020762639894669" calcext:value-type="percentage">
            <text:p>0.00%</text:p>
          </table:table-cell>
          <table:table-cell table:style-name="ce33" office:value-type="float" office:value="6.90485599039494" calcext:value-type="float">
            <text:p><text:s/>6.90 </text:p>
          </table:table-cell>
          <table:table-cell table:style-name="ce43" office:value-type="percentage" office:value="0.000153047847037911" calcext:value-type="percentage">
            <text:p>0.02%</text:p>
          </table:table-cell>
          <table:table-cell table:style-name="ce52" office:value-type="float" office:value="1.08648948445998" calcext:value-type="float">
            <text:p><text:s/>1.09 </text:p>
          </table:table-cell>
          <table:table-cell table:style-name="ce56" office:value-type="percentage" office:value="0.0000141433185396044" calcext:value-type="percentage">
            <text:p>0.00%</text:p>
          </table:table-cell>
          <table:table-cell table:style-name="ce33" office:value-type="float" office:value="1.08648948445998" calcext:value-type="float">
            <text:p><text:s/>1.09 </text:p>
          </table:table-cell>
          <table:table-cell table:style-name="ce43" office:value-type="percentage" office:value="0.0000181737080317943" calcext:value-type="percentage">
            <text:p>0.00%</text:p>
          </table:table-cell>
          <table:table-cell table:style-name="ce52" office:value-type="float" office:value="8.95827034639462" calcext:value-type="float">
            <text:p><text:s/>8.96 </text:p>
          </table:table-cell>
          <table:table-cell table:style-name="ce56" office:value-type="percentage" office:value="0.000136315241619977"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153.538579052283" calcext:value-type="float">
            <text:p><text:s/>153.54 </text:p>
          </table:table-cell>
          <table:table-cell table:style-name="ce43" office:value-type="percentage" office:value="0.00295933916996649" calcext:value-type="percentage">
            <text:p>0.30%</text:p>
          </table:table-cell>
          <table:table-cell table:style-name="ce52" office:value-type="float" office:value="153.538579052283" calcext:value-type="float">
            <text:p><text:s/>153.54 </text:p>
          </table:table-cell>
          <table:table-cell table:style-name="ce56" office:value-type="percentage" office:value="0.0077173620869149" calcext:value-type="percentage">
            <text:p>0.77%</text:p>
          </table:table-cell>
          <table:table-cell table:style-name="ce33" office:value-type="float" office:value="81.7391107488482" calcext:value-type="float">
            <text:p><text:s/>81.74 </text:p>
          </table:table-cell>
          <table:table-cell table:style-name="ce43" office:value-type="percentage" office:value="0.0130351959655669" calcext:value-type="percentage">
            <text:p>1.30%</text:p>
          </table:table-cell>
          <table:table-cell table:style-name="ce52" office:value-type="float" office:value="354.453783840941" calcext:value-type="float">
            <text:p><text:s/>354.45 </text:p>
          </table:table-cell>
          <table:table-cell table:style-name="ce56" office:value-type="percentage" office:value="0.0490992390819404" calcext:value-type="percentage">
            <text:p>4.91%</text:p>
          </table:table-cell>
          <table:table-cell table:style-name="ce33" office:value-type="float" office:value="2181.67038119858" calcext:value-type="float">
            <text:p><text:s/>2,181.67 </text:p>
          </table:table-cell>
          <table:table-cell table:style-name="ce43" office:value-type="percentage" office:value="0.0483572655611205" calcext:value-type="percentage">
            <text:p>4.84%</text:p>
          </table:table-cell>
          <table:table-cell table:style-name="ce52" office:value-type="float" office:value="119.058378273301" calcext:value-type="float">
            <text:p><text:s/>119.06 </text:p>
          </table:table-cell>
          <table:table-cell table:style-name="ce56" office:value-type="percentage" office:value="0.00154983604794385" calcext:value-type="percentage">
            <text:p>0.15%</text:p>
          </table:table-cell>
          <table:table-cell table:style-name="ce33" office:value-type="float" office:value="119.058378273301" calcext:value-type="float">
            <text:p><text:s/>119.06 </text:p>
          </table:table-cell>
          <table:table-cell table:style-name="ce43" office:value-type="percentage" office:value="0.00199148932081319" calcext:value-type="percentage">
            <text:p>0.20%</text:p>
          </table:table-cell>
          <table:table-cell table:style-name="ce52" office:value-type="float" office:value="473.030714373825" calcext:value-type="float">
            <text:p><text:s/>473.03 </text:p>
          </table:table-cell>
          <table:table-cell table:style-name="ce56" office:value-type="percentage" office:value="0.007197962735015" calcext:value-type="percentage">
            <text:p>0.7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51882.7245658432" calcext:value-type="float">
            <text:p><text:s/>51,882.72 </text:p>
          </table:table-cell>
          <table:table-cell table:style-name="ce43" office:value-type="percentage" office:value="1" calcext:value-type="percentage">
            <text:p>100.00%</text:p>
          </table:table-cell>
          <table:table-cell table:style-name="ce52" office:value-type="float" office:value="19895.2151425697" calcext:value-type="float">
            <text:p><text:s/>19,895.22 </text:p>
          </table:table-cell>
          <table:table-cell table:style-name="ce56" office:value-type="percentage" office:value="1" calcext:value-type="percentage">
            <text:p>100.00%</text:p>
          </table:table-cell>
          <table:table-cell table:style-name="ce33" office:value-type="float" office:value="6270.64686750902" calcext:value-type="float">
            <text:p><text:s/>6,270.65 </text:p>
          </table:table-cell>
          <table:table-cell table:style-name="ce43" office:value-type="percentage" office:value="1" calcext:value-type="percentage">
            <text:p>100.00%</text:p>
          </table:table-cell>
          <table:table-cell table:style-name="ce52" office:value-type="float" office:value="7219.12987794787" calcext:value-type="float">
            <text:p><text:s/>7,219.13 </text:p>
          </table:table-cell>
          <table:table-cell table:style-name="ce56" office:value-type="percentage" office:value="1" calcext:value-type="percentage">
            <text:p>100.00%</text:p>
          </table:table-cell>
          <table:table-cell table:style-name="ce33" office:value-type="float" office:value="45115.6688841532" calcext:value-type="float">
            <text:p><text:s/>45,115.67 </text:p>
          </table:table-cell>
          <table:table-cell table:style-name="ce43" office:value-type="percentage" office:value="1" calcext:value-type="percentage">
            <text:p>100.00%</text:p>
          </table:table-cell>
          <table:table-cell table:style-name="ce52" office:value-type="float" office:value="76819.9826241324" calcext:value-type="float">
            <text:p><text:s/>76,819.98 </text:p>
          </table:table-cell>
          <table:table-cell table:style-name="ce56" office:value-type="percentage" office:value="1" calcext:value-type="percentage">
            <text:p>100.00%</text:p>
          </table:table-cell>
          <table:table-cell table:style-name="ce33" office:value-type="float" office:value="59783.5886082909" calcext:value-type="float">
            <text:p><text:s/>59,783.59 </text:p>
          </table:table-cell>
          <table:table-cell table:style-name="ce43" office:value-type="percentage" office:value="1" calcext:value-type="percentage">
            <text:p>100.00%</text:p>
          </table:table-cell>
          <table:table-cell table:style-name="ce52" office:value-type="float" office:value="65717.305269272" calcext:value-type="float">
            <text:p><text:s/>65,717.31 </text:p>
          </table:table-cell>
          <table:table-cell table:style-name="ce56" office:value-type="percentage" office:value="1" calcext:value-type="percentage">
            <text:p>100.00%</text:p>
          </table:table-cell>
          <table:table-cell table:style-name="ce33" office:value-type="float" office:value="6.271801" calcext:value-type="float">
            <text:p><text:s/>6.27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284.024579976207" calcext:value-type="float">
            <text:p><text:s/>284.02 </text:p>
          </table:table-cell>
          <table:table-cell table:style-name="ce46"/>
          <table:table-cell table:style-name="ce55" office:value-type="float" office:value="284.024579976207" calcext:value-type="float">
            <text:p><text:s/>284.02 </text:p>
          </table:table-cell>
          <table:table-cell table:style-name="ce59"/>
          <table:table-cell table:style-name="ce36" office:value-type="float" office:value="259.562189231207" calcext:value-type="float">
            <text:p><text:s/>259.56 </text:p>
          </table:table-cell>
          <table:table-cell table:style-name="ce46"/>
          <table:table-cell table:style-name="ce55" office:value-type="float" office:value="1182.66869265343" calcext:value-type="float">
            <text:p><text:s/>1,182.67 </text:p>
          </table:table-cell>
          <table:table-cell table:style-name="ce59"/>
          <table:table-cell table:style-name="ce36" office:value-type="float" office:value="10930.0719359918" calcext:value-type="float">
            <text:p><text:s/>10,930.07 </text:p>
          </table:table-cell>
          <table:table-cell table:style-name="ce46"/>
          <table:table-cell table:style-name="ce55" office:value-type="float" office:value="502.110603039942" calcext:value-type="float">
            <text:p><text:s/>502.11 </text:p>
          </table:table-cell>
          <table:table-cell table:style-name="ce59"/>
          <table:table-cell table:style-name="ce36" office:value-type="float" office:value="502.110603039942" calcext:value-type="float">
            <text:p><text:s/>502.11 </text:p>
          </table:table-cell>
          <table:table-cell table:style-name="ce46"/>
          <table:table-cell table:style-name="ce55" office:value-type="float" office:value="1182.66869265343" calcext:value-type="float">
            <text:p><text:s/>1,182.67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2048.419" calcext:value-type="float">
            <text:p>2,048.42 </text:p>
          </table:table-cell>
          <table:table-cell table:style-name="ce47" table:formula="of:=SUM([.I6:.I61])" office:value-type="float" office:value="1328.35798962859" calcext:value-type="float">
            <text:p>1,328.36 </text:p>
          </table:table-cell>
          <table:table-cell table:style-name="ce47" table:formula="of:=SUM([.K6:.K61])" office:value-type="float" office:value="1031.0424445523" calcext:value-type="float">
            <text:p>1,031.04 </text:p>
          </table:table-cell>
          <table:table-cell table:style-name="ce47" table:formula="of:=SUM([.M6:.M61])" office:value-type="float" office:value="6480.262" calcext:value-type="float">
            <text:p>6,480.26 </text:p>
          </table:table-cell>
          <table:table-cell table:style-name="ce47" table:formula="of:=SUM([.O6:.O61])" office:value-type="float" office:value="18022.997" calcext:value-type="float">
            <text:p>18,023.00 </text:p>
          </table:table-cell>
          <table:table-cell table:style-name="ce47" table:formula="of:=SUM([.Q6:.Q61])" office:value-type="float" office:value="24899.5276306282" calcext:value-type="float">
            <text:p>24,899.53 </text:p>
          </table:table-cell>
          <table:table-cell table:style-name="ce47" table:formula="of:=SUM([.S6:.S61])" office:value-type="float" office:value="22274.6206456803" calcext:value-type="float">
            <text:p>22,274.62 </text:p>
          </table:table-cell>
          <table:table-cell table:style-name="ce47" table:formula="of:=SUM([.U6:.U61])" office:value-type="float" office:value="22353.014" calcext:value-type="float">
            <text:p>22,353.01 </text:p>
          </table:table-cell>
          <table:table-cell table:style-name="ce47" table:formula="of:=SUM([.W6:.W61])" office:value-type="float" office:value="3.348" calcext:value-type="float">
            <text:p>3.35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1764.871702" calcext:value-type="float">
            <text:p>1,764.87 </text:p>
          </table:table-cell>
          <table:table-cell table:style-name="ce47" table:formula="of:=SUM([.I91:.I112])" office:value-type="float" office:value="1646.317773" calcext:value-type="float">
            <text:p>1,646.32 </text:p>
          </table:table-cell>
          <table:table-cell table:style-name="ce47" table:formula="of:=SUM([.K91:.K112])" office:value-type="float" office:value="1308.941614" calcext:value-type="float">
            <text:p>1,308.94 </text:p>
          </table:table-cell>
          <table:table-cell table:style-name="ce47" table:formula="of:=SUM([.M91:.M112])" office:value-type="float" office:value="17.050481" calcext:value-type="float">
            <text:p>17.05 </text:p>
          </table:table-cell>
          <table:table-cell table:style-name="ce47" table:formula="of:=SUM([.O91:.O112])" office:value-type="float" office:value="22403.337177" calcext:value-type="float">
            <text:p>22,403.34 </text:p>
          </table:table-cell>
          <table:table-cell table:style-name="ce47" table:formula="of:=SUM([.Q91:.Q112])" office:value-type="float" office:value="16440.629669" calcext:value-type="float">
            <text:p>16,440.63 </text:p>
          </table:table-cell>
          <table:table-cell table:style-name="ce47" table:formula="of:=SUM([.S91:.S112])" office:value-type="float" office:value="15243.035952" calcext:value-type="float">
            <text:p>15,243.04 </text:p>
          </table:table-cell>
          <table:table-cell table:style-name="ce47" table:formula="of:=SUM([.U91:.U112])" office:value-type="float" office:value="38581.951324" calcext:value-type="float">
            <text:p>38,581.95 </text:p>
          </table:table-cell>
          <table:table-cell table:style-name="ce47" table:formula="of:=SUM([.W91:.W112])" office:value-type="float" office:value="2.875801" calcext:value-type="float">
            <text:p>2.88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297.826775214881" calcext:value-type="float">
            <text:p>297.83 </text:p>
          </table:table-cell>
          <table:table-cell table:style-name="ce47" table:formula="of:=SUM([.I114:.I117])" office:value-type="float" office:value="297.236748235145" calcext:value-type="float">
            <text:p>297.24 </text:p>
          </table:table-cell>
          <table:table-cell table:style-name="ce47" table:formula="of:=SUM([.K114:.K117])" office:value-type="float" office:value="224.428067699884" calcext:value-type="float">
            <text:p>224.43 </text:p>
          </table:table-cell>
          <table:table-cell table:style-name="ce47" table:formula="of:=SUM([.M114:.M117])" office:value-type="float" office:value="356.454282115956" calcext:value-type="float">
            <text:p>356.45 </text:p>
          </table:table-cell>
          <table:table-cell table:style-name="ce47" table:formula="of:=SUM([.O114:.O117])" office:value-type="float" office:value="3146.16251748645" calcext:value-type="float">
            <text:p>3,146.16 </text:p>
          </table:table-cell>
          <table:table-cell table:style-name="ce47" table:formula="of:=SUM([.Q114:.Q117])" office:value-type="float" office:value="336.071944369003" calcext:value-type="float">
            <text:p>336.07 </text:p>
          </table:table-cell>
          <table:table-cell table:style-name="ce47" table:formula="of:=SUM([.S114:.S117])" office:value-type="float" office:value="331.995512999174" calcext:value-type="float">
            <text:p>332.00 </text:p>
          </table:table-cell>
          <table:table-cell table:style-name="ce47" table:formula="of:=SUM([.U114:.U117])" office:value-type="float" office:value="2653.91901300943" calcext:value-type="float">
            <text:p>2,653.92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394.913519192522" calcext:value-type="float">
            <text:p>394.91 </text:p>
          </table:table-cell>
          <table:table-cell table:style-name="ce47" table:formula="of:=SUM([.I63:.I70])" office:value-type="float" office:value="371.565191408749" calcext:value-type="float">
            <text:p>371.57 </text:p>
          </table:table-cell>
          <table:table-cell table:style-name="ce47" table:formula="of:=SUM([.K63:.K70])" office:value-type="float" office:value="252.409859780395" calcext:value-type="float">
            <text:p>252.41 </text:p>
          </table:table-cell>
          <table:table-cell table:style-name="ce47" table:formula="of:=SUM([.M63:.M70])" office:value-type="float" office:value="177.301507760463" calcext:value-type="float">
            <text:p>177.30 </text:p>
          </table:table-cell>
          <table:table-cell table:style-name="ce47" table:formula="of:=SUM([.O63:.O70])" office:value-type="float" office:value="224.531480154943" calcext:value-type="float">
            <text:p>224.53 </text:p>
          </table:table-cell>
          <table:table-cell table:style-name="ce47" table:formula="of:=SUM([.Q63:.Q70])" office:value-type="float" office:value="15799.9496891539" calcext:value-type="float">
            <text:p>15,799.95 </text:p>
          </table:table-cell>
          <table:table-cell table:style-name="ce47" table:formula="of:=SUM([.S63:.S70])" office:value-type="float" office:value="14666.9441103172" calcext:value-type="float">
            <text:p>14,666.94 </text:p>
          </table:table-cell>
          <table:table-cell table:style-name="ce47" table:formula="of:=SUM([.U63:.U70])" office:value-type="float" office:value="93.907463158732" calcext:value-type="float">
            <text:p>93.91 </text:p>
          </table:table-cell>
          <table:table-cell table:style-name="ce47" table:formula="of:=SUM([.W63:.W70])" office:value-type="float" office:value="0.028" calcext:value-type="float">
            <text:p>0.03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47124.573184423" calcext:value-type="float">
            <text:p>47,124.57 </text:p>
          </table:table-cell>
          <table:table-cell table:style-name="ce47" table:formula="of:=SUM([.I72:.I80])" office:value-type="float" office:value="16025.3894304712" calcext:value-type="float">
            <text:p>16,025.39 </text:p>
          </table:table-cell>
          <table:table-cell table:style-name="ce47" table:formula="of:=SUM([.K72:.K80])" office:value-type="float" office:value="3264.63572582077" calcext:value-type="float">
            <text:p>3,264.64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7084.51323157739" calcext:value-type="float">
            <text:p>7,084.51 </text:p>
          </table:table-cell>
          <table:table-cell table:style-name="ce47" table:formula="of:=SUM([.S72:.S80])" office:value-type="float" office:value="7045.17771621999" calcext:value-type="float">
            <text:p>7,045.18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61.2517489560142" calcext:value-type="float">
            <text:p>61.25 </text:p>
          </table:table-cell>
          <table:table-cell table:style-name="ce47" table:formula="of:=SUM([.I84:.I86])" office:value-type="float" office:value="58.8093588821733" calcext:value-type="float">
            <text:p>58.81 </text:p>
          </table:table-cell>
          <table:table-cell table:style-name="ce47" table:formula="of:=SUM([.K84:.K86])" office:value-type="float" office:value="39.4133236602764" calcext:value-type="float">
            <text:p>39.41 </text:p>
          </table:table-cell>
          <table:table-cell table:style-name="ce47" table:formula="of:=SUM([.M84:.M86])" office:value-type="float" office:value="4.32775542216591" calcext:value-type="float">
            <text:p>4.33 </text:p>
          </table:table-cell>
          <table:table-cell table:style-name="ce47" table:formula="of:=SUM([.O84:.O86])" office:value-type="float" office:value="26.4879129219369" calcext:value-type="float">
            <text:p>26.49 </text:p>
          </table:table-cell>
          <table:table-cell table:style-name="ce47" table:formula="of:=SUM([.Q84:.Q86])" office:value-type="float" office:value="39.5828001067851" calcext:value-type="float">
            <text:p>39.58 </text:p>
          </table:table-cell>
          <table:table-cell table:style-name="ce47" table:formula="of:=SUM([.S84:.S86])" office:value-type="float" office:value="27.4203718822765" calcext:value-type="float">
            <text:p>27.42 </text:p>
          </table:table-cell>
          <table:table-cell table:style-name="ce47" table:formula="of:=SUM([.U84:.U86])" office:value-type="float" office:value="368.797904578095" calcext:value-type="float">
            <text:p>368.80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190.868636056877" calcext:value-type="float">
            <text:p>190.87 </text:p>
          </table:table-cell>
          <table:table-cell table:style-name="ce47" table:formula="of:=SUM([.I81:.I82]; [.I87:.I88])" office:value-type="float" office:value="167.538650943875" calcext:value-type="float">
            <text:p>167.54 </text:p>
          </table:table-cell>
          <table:table-cell table:style-name="ce47" table:formula="of:=SUM([.K81:.K82]; [.K87:.K88])" office:value-type="float" office:value="149.775831995394" calcext:value-type="float">
            <text:p>149.78 </text:p>
          </table:table-cell>
          <table:table-cell table:style-name="ce47" table:formula="of:=SUM([.M81:.M82]; [.M87:.M88])" office:value-type="float" office:value="183.73385164928" calcext:value-type="float">
            <text:p>183.73 </text:p>
          </table:table-cell>
          <table:table-cell table:style-name="ce47" table:formula="of:=SUM([.O81:.O82]; [.O87:.O88])" office:value-type="float" office:value="1292.15279658991" calcext:value-type="float">
            <text:p>1,292.15 </text:p>
          </table:table-cell>
          <table:table-cell table:style-name="ce47" table:formula="of:=SUM([.Q81:.Q82]; [.Q87:.Q88])" office:value-type="float" office:value="12219.7076592971" calcext:value-type="float">
            <text:p>12,219.71 </text:p>
          </table:table-cell>
          <table:table-cell table:style-name="ce47" table:formula="of:=SUM([.S81:.S82]; [.S87:.S88])" office:value-type="float" office:value="194.39429919204" calcext:value-type="float">
            <text:p>194.39 </text:p>
          </table:table-cell>
          <table:table-cell table:style-name="ce47" table:formula="of:=SUM([.U81:.U82]; [.U87:.U88])" office:value-type="float" office:value="1665.71556452576" calcext:value-type="float">
            <text:p>1,665.72 </text:p>
          </table:table-cell>
          <table:table-cell table:style-name="ce47" table:formula="of:=SUM([.W81:.W82]; [.W87:.W88])" office:value-type="float" office:value="0.02" calcext:value-type="float">
            <text:p>0.02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51882.7245658433" calcext:value-type="float">
            <text:p>51,882.72 </text:p>
          </table:table-cell>
          <table:table-cell table:style-name="ce47" table:formula="of:=SUM([.I130:.I136])" office:value-type="float" office:value="19895.2151425697" calcext:value-type="float">
            <text:p>19,895.22 </text:p>
          </table:table-cell>
          <table:table-cell table:style-name="ce47" table:formula="of:=SUM([.J130:.J136])" office:value-type="float" office:value="6270.64686750903" calcext:value-type="float">
            <text:p>6,270.65 </text:p>
          </table:table-cell>
          <table:table-cell table:style-name="ce47" table:formula="of:=SUM([.K130:.K136])" office:value-type="float" office:value="7219.12987794787" calcext:value-type="float">
            <text:p>7,219.13 </text:p>
          </table:table-cell>
          <table:table-cell table:style-name="ce47" table:formula="of:=SUM([.L130:.L136])" office:value-type="float" office:value="45115.6688841533" calcext:value-type="float">
            <text:p>45,115.67 </text:p>
          </table:table-cell>
          <table:table-cell table:style-name="ce47" table:formula="of:=SUM([.M130:.M136])" office:value-type="float" office:value="76819.9826241324" calcext:value-type="float">
            <text:p>76,819.98 </text:p>
          </table:table-cell>
          <table:table-cell table:style-name="ce47" table:formula="of:=SUM([.N130:.N136])" office:value-type="float" office:value="59783.5886082909" calcext:value-type="float">
            <text:p>59,783.59 </text:p>
          </table:table-cell>
          <table:table-cell table:style-name="ce47" table:formula="of:=SUM([.O130:.O136])" office:value-type="float" office:value="65717.305269272" calcext:value-type="float">
            <text:p>65,717.31 </text:p>
          </table:table-cell>
          <table:table-cell table:style-name="ce47" table:formula="of:=SUM([.P130:.P136])" office:value-type="float" office:value="6.271801" calcext:value-type="float">
            <text:p>6.27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394817160652462" calcext:value-type="percentage">
            <text:p>3.95%</text:p>
          </table:table-cell>
          <table:table-cell table:style-name="ce48" table:formula="of:=[.I130]/[.I$137]" office:value-type="percentage" office:value="0.0667677117392064" calcext:value-type="percentage">
            <text:p>6.68%</text:p>
          </table:table-cell>
          <table:table-cell table:style-name="ce48" table:formula="of:=[.J130]/[.J$137]" office:value-type="percentage" office:value="0.164423617903694" calcext:value-type="percentage">
            <text:p>16.44%</text:p>
          </table:table-cell>
          <table:table-cell table:style-name="ce48" table:formula="of:=[.K130]/[.K$137]" office:value-type="percentage" office:value="0.897651394220671" calcext:value-type="percentage">
            <text:p>89.77%</text:p>
          </table:table-cell>
          <table:table-cell table:style-name="ce48" table:formula="of:=[.L130]/[.L$137]" office:value-type="percentage" office:value="0.399484202401586" calcext:value-type="percentage">
            <text:p>39.95%</text:p>
          </table:table-cell>
          <table:table-cell table:style-name="ce48" table:formula="of:=[.M130]/[.M$137]" office:value-type="percentage" office:value="0.324128264288441" calcext:value-type="percentage">
            <text:p>32.41%</text:p>
          </table:table-cell>
          <table:table-cell table:style-name="ce48" table:formula="of:=[.N130]/[.N$137]" office:value-type="percentage" office:value="0.372587547255254" calcext:value-type="percentage">
            <text:p>37.26%</text:p>
          </table:table-cell>
          <table:table-cell table:style-name="ce48" table:formula="of:=[.O130]/[.O$137]" office:value-type="percentage" office:value="0.340138931570765" calcext:value-type="percentage">
            <text:p>34.01%</text:p>
          </table:table-cell>
          <table:table-cell table:style-name="ce48" table:formula="of:=[.P130]/[.P$137]" office:value-type="percentage" office:value="0.533817957553181" calcext:value-type="percentage">
            <text:p>53.38%</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340165578575242" calcext:value-type="percentage">
            <text:p>3.40%</text:p>
          </table:table-cell>
          <table:table-cell table:style-name="ce48" table:formula="of:=[.I131]/[.I$137]" office:value-type="percentage" office:value="0.0827494330271091" calcext:value-type="percentage">
            <text:p>8.27%</text:p>
          </table:table-cell>
          <table:table-cell table:style-name="ce48" table:formula="of:=[.J131]/[.J$137]" office:value-type="percentage" office:value="0.208741082324728" calcext:value-type="percentage">
            <text:p>20.87%</text:p>
          </table:table-cell>
          <table:table-cell table:style-name="ce48" table:formula="of:=[.K131]/[.K$137]" office:value-type="percentage" office:value="0.00236184710460519" calcext:value-type="percentage">
            <text:p>0.24%</text:p>
          </table:table-cell>
          <table:table-cell table:style-name="ce48" table:formula="of:=[.L131]/[.L$137]" office:value-type="percentage" office:value="0.496575529768309" calcext:value-type="percentage">
            <text:p>49.66%</text:p>
          </table:table-cell>
          <table:table-cell table:style-name="ce48" table:formula="of:=[.M131]/[.M$137]" office:value-type="percentage" office:value="0.214015014159028" calcext:value-type="percentage">
            <text:p>21.40%</text:p>
          </table:table-cell>
          <table:table-cell table:style-name="ce48" table:formula="of:=[.N131]/[.N$137]" office:value-type="percentage" office:value="0.254970240275708" calcext:value-type="percentage">
            <text:p>25.50%</text:p>
          </table:table-cell>
          <table:table-cell table:style-name="ce48" table:formula="of:=[.O131]/[.O$137]" office:value-type="percentage" office:value="0.587089673958985" calcext:value-type="percentage">
            <text:p>58.71%</text:p>
          </table:table-cell>
          <table:table-cell table:style-name="ce48" table:formula="of:=[.P131]/[.P$137]" office:value-type="percentage" office:value="0.458528738395877" calcext:value-type="percentage">
            <text:p>45.8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574038425520455" calcext:value-type="percentage">
            <text:p>0.57%</text:p>
          </table:table-cell>
          <table:table-cell table:style-name="ce48" table:formula="of:=[.I132]/[.I$137]" office:value-type="percentage" office:value="0.0149401122885647" calcext:value-type="percentage">
            <text:p>1.49%</text:p>
          </table:table-cell>
          <table:table-cell table:style-name="ce48" table:formula="of:=[.J132]/[.J$137]" office:value-type="percentage" office:value="0.0357902577583733" calcext:value-type="percentage">
            <text:p>3.58%</text:p>
          </table:table-cell>
          <table:table-cell table:style-name="ce48" table:formula="of:=[.K132]/[.K$137]" office:value-type="percentage" office:value="0.049376349801492" calcext:value-type="percentage">
            <text:p>4.94%</text:p>
          </table:table-cell>
          <table:table-cell table:style-name="ce48" table:formula="of:=[.L132]/[.L$137]" office:value-type="percentage" office:value="0.069735473180395" calcext:value-type="percentage">
            <text:p>6.97%</text:p>
          </table:table-cell>
          <table:table-cell table:style-name="ce48" table:formula="of:=[.M132]/[.M$137]" office:value-type="percentage" office:value="0.00437479849498728" calcext:value-type="percentage">
            <text:p>0.44%</text:p>
          </table:table-cell>
          <table:table-cell table:style-name="ce48" table:formula="of:=[.N132]/[.N$137]" office:value-type="percentage" office:value="0.00555328846473983" calcext:value-type="percentage">
            <text:p>0.56%</text:p>
          </table:table-cell>
          <table:table-cell table:style-name="ce48" table:formula="of:=[.O132]/[.O$137]" office:value-type="percentage" office:value="0.0403838684823607" calcext:value-type="percentage">
            <text:p>4.04%</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761165730013553" calcext:value-type="percentage">
            <text:p>0.76%</text:p>
          </table:table-cell>
          <table:table-cell table:style-name="ce48" table:formula="of:=[.I133]/[.I$137]" office:value-type="percentage" office:value="0.0186761082373878" calcext:value-type="percentage">
            <text:p>1.87%</text:p>
          </table:table-cell>
          <table:table-cell table:style-name="ce48" table:formula="of:=[.J133]/[.J$137]" office:value-type="percentage" office:value="0.0402526031386397" calcext:value-type="percentage">
            <text:p>4.03%</text:p>
          </table:table-cell>
          <table:table-cell table:style-name="ce48" table:formula="of:=[.K133]/[.K$137]" office:value-type="percentage" office:value="0.0245599553904775" calcext:value-type="percentage">
            <text:p>2.46%</text:p>
          </table:table-cell>
          <table:table-cell table:style-name="ce48" table:formula="of:=[.L133]/[.L$137]" office:value-type="percentage" office:value="0.00497679599368211" calcext:value-type="percentage">
            <text:p>0.50%</text:p>
          </table:table-cell>
          <table:table-cell table:style-name="ce48" table:formula="of:=[.M133]/[.M$137]" office:value-type="percentage" office:value="0.205674996914025" calcext:value-type="percentage">
            <text:p>20.57%</text:p>
          </table:table-cell>
          <table:table-cell table:style-name="ce48" table:formula="of:=[.N133]/[.N$137]" office:value-type="percentage" office:value="0.245333952874872" calcext:value-type="percentage">
            <text:p>24.53%</text:p>
          </table:table-cell>
          <table:table-cell table:style-name="ce48" table:formula="of:=[.O133]/[.O$137]" office:value-type="percentage" office:value="0.00142896095288681" calcext:value-type="percentage">
            <text:p>0.14%</text:p>
          </table:table-cell>
          <table:table-cell table:style-name="ce48" table:formula="of:=[.P133]/[.P$137]" office:value-type="percentage" office:value="0.00446442736304931" calcext:value-type="percentage">
            <text:p>0.45%</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908290256125971" calcext:value-type="percentage">
            <text:p>90.83%</text:p>
          </table:table-cell>
          <table:table-cell table:style-name="ce48" table:formula="of:=[.I134]/[.I$137]" office:value-type="percentage" office:value="0.80548962731153" calcext:value-type="percentage">
            <text:p>80.55%</text:p>
          </table:table-cell>
          <table:table-cell table:style-name="ce48" table:formula="of:=[.J134]/[.J$137]" office:value-type="percentage" office:value="0.520621842498624" calcext:value-type="percentage">
            <text:p>52.06%</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922222706849695" calcext:value-type="percentage">
            <text:p>9.22%</text:p>
          </table:table-cell>
          <table:table-cell table:style-name="ce48" table:formula="of:=[.N134]/[.N$137]" office:value-type="percentage" office:value="0.117844677447867" calcext:value-type="percentage">
            <text:p>11.78%</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118058080928809" calcext:value-type="percentage">
            <text:p>0.12%</text:p>
          </table:table-cell>
          <table:table-cell table:style-name="ce48" table:formula="of:=[.I135]/[.I$137]" office:value-type="percentage" office:value="0.00295595490979834" calcext:value-type="percentage">
            <text:p>0.30%</text:p>
          </table:table-cell>
          <table:table-cell table:style-name="ce48" table:formula="of:=[.J135]/[.J$137]" office:value-type="percentage" office:value="0.00628536807972621" calcext:value-type="percentage">
            <text:p>0.63%</text:p>
          </table:table-cell>
          <table:table-cell table:style-name="ce48" table:formula="of:=[.K135]/[.K$137]" office:value-type="percentage" office:value="0.000599484355501876" calcext:value-type="percentage">
            <text:p>0.06%</text:p>
          </table:table-cell>
          <table:table-cell table:style-name="ce48" table:formula="of:=[.L135]/[.L$137]" office:value-type="percentage" office:value="0.000587111165079959" calcext:value-type="percentage">
            <text:p>0.06%</text:p>
          </table:table-cell>
          <table:table-cell table:style-name="ce48" table:formula="of:=[.M135]/[.M$137]" office:value-type="percentage" office:value="0.000515266975527152" calcext:value-type="percentage">
            <text:p>0.05%</text:p>
          </table:table-cell>
          <table:table-cell table:style-name="ce48" table:formula="of:=[.N135]/[.N$137]" office:value-type="percentage" office:value="0.0004586605207315" calcext:value-type="percentage">
            <text:p>0.05%</text:p>
          </table:table-cell>
          <table:table-cell table:style-name="ce48" table:formula="of:=[.O135]/[.O$137]" office:value-type="percentage" office:value="0.00561188416151532" calcext:value-type="percentage">
            <text:p>0.56%</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367884758663069" calcext:value-type="percentage">
            <text:p>0.37%</text:p>
          </table:table-cell>
          <table:table-cell table:style-name="ce48" table:formula="of:=[.I136]/[.I$137]" office:value-type="percentage" office:value="0.00842105248640378" calcext:value-type="percentage">
            <text:p>0.84%</text:p>
          </table:table-cell>
          <table:table-cell table:style-name="ce48" table:formula="of:=[.J136]/[.J$137]" office:value-type="percentage" office:value="0.0238852282962142" calcext:value-type="percentage">
            <text:p>2.39%</text:p>
          </table:table-cell>
          <table:table-cell table:style-name="ce48" table:formula="of:=[.K136]/[.K$137]" office:value-type="percentage" office:value="0.0254509691272529" calcext:value-type="percentage">
            <text:p>2.55%</text:p>
          </table:table-cell>
          <table:table-cell table:style-name="ce48" table:formula="of:=[.L136]/[.L$137]" office:value-type="percentage" office:value="0.0286408874909483" calcext:value-type="percentage">
            <text:p>2.86%</text:p>
          </table:table-cell>
          <table:table-cell table:style-name="ce48" table:formula="of:=[.M136]/[.M$137]" office:value-type="percentage" office:value="0.159069388483022" calcext:value-type="percentage">
            <text:p>15.91%</text:p>
          </table:table-cell>
          <table:table-cell table:style-name="ce48" table:formula="of:=[.N136]/[.N$137]" office:value-type="percentage" office:value="0.00325163316082837" calcext:value-type="percentage">
            <text:p>0.33%</text:p>
          </table:table-cell>
          <table:table-cell table:style-name="ce48" table:formula="of:=[.O136]/[.O$137]" office:value-type="percentage" office:value="0.025346680873487" calcext:value-type="percentage">
            <text:p>2.53%</text:p>
          </table:table-cell>
          <table:table-cell table:style-name="ce48" table:formula="of:=[.P136]/[.P$137]" office:value-type="percentage" office:value="0.00318887668789236" calcext:value-type="percentage">
            <text:p>0.32%</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雲嘉南空品區" style:display-name="PageStyle_雲嘉南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0</meta:creation-date>
    <dc:date>2023-07-31T03:51:10</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